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8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14cm"/>
    </style:style>
    <style:style style:name="co20" style:family="table-column">
      <style:table-column-properties fo:break-before="auto" style:column-width="0.898cm"/>
    </style:style>
    <style:style style:name="co21" style:family="table-column">
      <style:table-column-properties fo:break-before="auto" style:column-width="1.824cm"/>
    </style:style>
    <style:style style:name="co14" style:family="table-column">
      <style:table-column-properties fo:break-before="auto" style:column-width="1.279cm"/>
    </style:style>
    <style:style style:name="co13" style:family="table-column">
      <style:table-column-properties fo:break-before="auto" style:column-width="1.769cm"/>
    </style:style>
    <style:style style:name="co22" style:family="table-column">
      <style:table-column-properties fo:break-before="auto" style:column-width="1.252cm"/>
    </style:style>
    <style:style style:name="co23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143cm"/>
    </style:style>
    <style:style style:name="co24" style:family="table-column">
      <style:table-column-properties fo:break-before="auto" style:column-width="1.879cm"/>
    </style:style>
    <style:style style:name="co12" style:family="table-column">
      <style:table-column-properties fo:break-before="auto" style:column-width="1.224cm"/>
    </style:style>
    <style:style style:name="co15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2.15cm"/>
    </style:style>
    <style:style style:name="co26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688cm"/>
    </style:style>
    <style:style style:name="co27" style:family="table-column">
      <style:table-column-properties fo:break-before="auto" style:column-width="1.088cm"/>
    </style:style>
    <style:style style:name="co28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1.117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1.034cm"/>
    </style:style>
    <style:style style:name="co31" style:family="table-column">
      <style:table-column-properties fo:break-before="auto" style:column-width="2.069cm"/>
    </style:style>
    <style:style style:name="co17" style:family="table-column">
      <style:table-column-properties fo:break-before="auto" style:column-width="1.334cm"/>
    </style:style>
    <style:style style:name="co32" style:family="table-column">
      <style:table-column-properties fo:break-before="auto" style:column-width="1.988cm"/>
    </style:style>
    <style:style style:name="co33" style:family="table-column">
      <style:table-column-properties fo:break-before="auto" style:column-width="1.605cm"/>
    </style:style>
    <style:style style:name="co37" style:family="table-column">
      <style:table-column-properties fo:break-before="auto" style:column-width="2.559cm"/>
    </style:style>
    <style:style style:name="co38" style:family="table-column">
      <style:table-column-properties fo:break-before="auto" style:column-width="1.579cm"/>
    </style:style>
    <style:style style:name="co39" style:family="table-column">
      <style:table-column-properties fo:break-before="auto" style:column-width="1.388cm"/>
    </style:style>
    <style:style style:name="co40" style:family="table-column">
      <style:table-column-properties fo:break-before="auto" style:column-width="1.524cm"/>
    </style:style>
    <style:style style:name="co41" style:family="table-column">
      <style:table-column-properties fo:break-before="auto" style:column-width="1.85cm"/>
    </style:style>
    <style:style style:name="co42" style:family="table-column">
      <style:table-column-properties fo:break-before="auto" style:column-width="1.007cm"/>
    </style:style>
    <style:style style:name="co43" style:family="table-column">
      <style:table-column-properties fo:break-before="auto" style:column-width="1.797cm"/>
    </style:style>
    <style:style style:name="co44" style:family="table-column">
      <style:table-column-properties fo:break-before="auto" style:column-width="1.169cm"/>
    </style:style>
    <style:style style:name="ro3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 style:font-name="Liberation Sans" style:font-name-asian="Droid Sans Fallback" style:font-name-complex="FreeSans"/>
    </style:style>
    <style:style style:name="ce11" style:family="table-cell" style:parent-style-name="Default" style:data-style-name="N108">
      <style:text-properties style:text-position=""/>
    </style:style>
    <style:style style:name="ce12" style:family="table-cell" style:parent-style-name="Default" style:data-style-name="N2">
      <style:text-properties style:text-position=""/>
    </style:style>
    <style:style style:name="ce13" style:family="table-cell" style:parent-style-name="Default" style:data-style-name="N2">
      <style:table-cell-properties fo:background-color="#ffff00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5" style:family="table-cell" style:parent-style-name="Default" style:data-style-name="N108">
      <style:table-cell-properties fo:background-color="#ffff00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25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  <style:text-properties style:text-position=""/>
    </style:style>
    <style:style style:name="ce26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text-position="" style:font-name="Liberation Sans" style:font-name-asian="Droid Sans Fallback" style:font-name-complex="FreeSans"/>
    </style:style>
    <style:style style:name="ce27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text-position="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6" style:family="table-cell" style:parent-style-name="Default" style:data-style-name="N1"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">
      <style:text-properties style:text-position="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3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tyle="italic" style:font-style-asian="italic" style:font-style-complex="italic"/>
    </style:style>
    <style:style style:name="ce31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32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3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44" style:family="table-cell" style:parent-style-name="Default" style:data-style-name="N1"/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7" style:family="table-cell" style:parent-style-name="Default" style:data-style-name="N3"/>
    <style:style style:name="ce4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49" style:family="table-cell" style:parent-style-name="Default" style:data-style-name="N108"/>
    <style:style style:name="ce50" style:family="table-cell" style:parent-style-name="Default" style:data-style-name="N2"/>
    <style:style style:name="ce51" style:family="table-cell" style:parent-style-name="Default" style:data-style-name="N2">
      <style:table-cell-properties fo:background-color="#ffff00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08">
      <style:table-cell-properties fo:background-color="#ffff00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5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56" style:family="table-cell" style:parent-style-name="Default" style:data-style-name="N41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46">
      <style:table-cell-properties style:text-align-source="fix" style:repeat-content="false"/>
      <style:paragraph-properties fo:text-align="end" fo:margin-left="0cm"/>
    </style:style>
    <style:style style:name="ce60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61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</style:style>
    <style:style style:name="ce64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65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69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</style:style>
    <style:style style:name="ce70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T1" style:family="text">
      <style:text-properties style:font-name="Liberation Sans"/>
    </style:style>
    <style:style style:name="T2" style:family="text">
      <style:text-properties style:font-name="Liberation Sans" style:font-name-asian="Droid Sans Fallback"/>
    </style:style>
    <style:style style:name="T3" style:family="text">
      <style:text-properties style:font-name="Liberation Sans"/>
    </style:style>
    <style:style style:name="T4" style:family="text">
      <style:text-properties style:font-name="Liberation Sans" style:font-name-asian="Droid Sans Fallback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Linux i386" table:style-name="ta1">
        <office:forms form:automatic-focus="false" form:apply-design-mode="false"/>
        <table:table-column table:style-name="co37" table:default-cell-style-name="Default"/>
        <table:table-column table:style-name="co38" table:default-cell-style-name="ce44"/>
        <table:table-column table:style-name="co38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" table:default-cell-style-name="Default"/>
        <table:table-column table:style-name="co40" table:default-cell-style-name="Default"/>
        <table:table-column table:style-name="co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3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18" table:number-columns-repeated="971" table:default-cell-style-name="Default"/>
        <table:table-row table:style-name="ro4">
          <table:table-cell table:style-name="ce39" office:value-type="string" calcext:value-type="string">
            <text:p>all times in <text:span text:style-name="T3">µ</text:span>s</text:p>
          </table:table-cell>
          <table:table-cell table:style-name="ce41"/>
          <table:table-cell table:style-name="ce45" office:value-type="string" calcext:value-type="string">
            <text:p>C99</text:p>
            <text:p>gcc -O2</text:p>
          </table:table-cell>
          <table:table-cell table:style-name="ce45"/>
          <table:table-cell table:style-name="ce45" office:value-type="string" calcext:value-type="string">
            <text:p>C++98 </text:p>
            <text:p>gcc -O2</text:p>
          </table:table-cell>
          <table:table-cell table:style-name="ce45"/>
          <table:table-cell table:style-name="ce45" office:value-type="string" calcext:value-type="string">
            <text:p>Crystal 1.0 </text:p>
            <text:p>--release</text:p>
          </table:table-cell>
          <table:table-cell/>
          <table:table-cell table:style-name="ce45" office:value-type="string" calcext:value-type="string">
            <text:p>Node.js </text:p>
            <text:p>12.16</text:p>
          </table:table-cell>
          <table:table-cell table:style-name="ce45"/>
          <table:table-cell table:style-name="ce45" office:value-type="string" calcext:value-type="string">
            <text:p>LuaJIT 2.0</text:p>
            <text:p>Lua 5.1</text:p>
          </table:table-cell>
          <table:table-cell table:style-name="ce45"/>
          <table:table-cell/>
          <table:table-cell table:style-name="ce45" office:value-type="string" calcext:value-type="string">
            <text:p>  OBXLJ</text:p>
            <text:p>2021-07-11</text:p>
          </table:table-cell>
          <table:table-cell/>
          <table:table-cell table:style-name="ce45" office:value-type="string" calcext:value-type="string">
            <text:p>OBXMC 21-09-12</text:p>
            <text:p><text:span text:style-name="T4">Mono3</text:span></text:p>
          </table:table-cell>
          <table:table-cell/>
          <table:table-cell table:style-name="ce45" office:value-type="string" calcext:value-type="string">
            <text:p>OBXMC 21-08-28</text:p>
            <text:p><text:span text:style-name="T4">Mono5</text:span></text:p>
          </table:table-cell>
          <table:table-cell/>
          <table:table-cell table:style-name="ce45" office:value-type="string" calcext:value-type="string">
            <text:p><text:span text:style-name="T4">OBXMC 21-08-28</text:span></text:p>
            <text:p><text:span text:style-name="T4">Mono6</text:span></text:p>
          </table:table-cell>
          <table:table-cell/>
          <table:table-cell table:style-name="ce45" office:value-type="string" calcext:value-type="string">
            <text:p>ObxIDE 0.9.38</text:p>
            <text:p><text:span text:style-name="T4">C gen, with GC</text:span></text:p>
          </table:table-cell>
          <table:table-cell/>
          <table:table-cell table:style-name="ce45" office:value-type="string" calcext:value-type="string">
            <text:p>ObxIDE 0.9.38</text:p>
            <text:p><text:span text:style-name="T4">C gen, with GC</text:span></text:p>
          </table:table-cell>
          <table:table-cell/>
          <table:table-cell table:style-name="ce45" office:value-type="string" calcext:value-type="string">
            <text:p>ObxIDE 0.9.38</text:p>
            <text:p><text:span text:style-name="T4">C gen, with GC</text:span></text:p>
          </table:table-cell>
          <table:table-cell/>
          <table:table-cell table:style-name="ce45" office:value-type="string" calcext:value-type="string">
            <text:p>ObxIDE 0.9.28</text:p>
            <text:p><text:span text:style-name="T4">C gen, with GC</text:span></text:p>
          </table:table-cell>
          <table:table-cell/>
          <table:table-cell table:style-name="ce45" office:value-type="string" calcext:value-type="string">
            <text:p>ObxIDE 0.9.107</text:p>
            <text:p><text:span text:style-name="T4">C gen, with GC</text:span></text:p>
          </table:table-cell>
          <table:table-cell/>
          <table:table-cell table:style-name="ce45" office:value-type="string" calcext:value-type="string">
            <text:p>ObxIDE 0.9.107</text:p>
            <text:p><text:span text:style-name="T4">C gen, with GC</text:span></text:p>
          </table:table-cell>
          <table:table-cell/>
          <table:table-cell table:style-name="ce45" office:value-type="string" calcext:value-type="string">
            <text:p>ObxIDE 0.9.107</text:p>
            <text:p><text:span text:style-name="T4">C gen, with GC</text:span></text:p>
          </table:table-cell>
          <table:table-cell/>
          <table:table-cell table:style-name="ce45" office:value-type="string" calcext:value-type="string">
            <text:p>ObxIDE 0.9.107</text:p>
            <text:p><text:span text:style-name="T4">C gen, with GC</text:span></text:p>
          </table:table-cell>
          <table:table-cell/>
          <table:table-cell table:style-name="ce45" office:value-type="string" calcext:value-type="string">
            <text:p>ObxIDE 0.9.107</text:p>
            <text:p><text:span text:style-name="T4">C gen, with GC</text:span></text:p>
          </table:table-cell>
          <table:table-cell/>
          <table:table-cell table:style-name="ce45" office:value-type="string" calcext:value-type="string">
            <text:p>ObxIDE 0.9.107</text:p>
            <text:p><text:span text:style-name="T4">C gen, with GC</text:span></text:p>
          </table:table-cell>
          <table:table-cell table:style-name="ce45" table:number-columns-repeated="971"/>
        </table:table-row>
        <table:table-row table:style-name="ro2">
          <table:table-cell table:style-name="ce40" office:value-type="string" calcext:value-type="string">
            <text:p>Benchmark:</text:p>
          </table:table-cell>
          <table:table-cell table:style-name="ce42" office:value-type="string" calcext:value-type="string">
            <text:p>n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average</text:p>
          </table:table-cell>
          <table:table-cell table:style-name="ce46" office:value-type="string" calcext:value-type="string">
            <text:p>factor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43" office:value-type="string" calcext:value-type="string">
            <text:p>12000/1</text:p>
          </table:table-cell>
          <table:table-cell table:style-name="ce47" office:value-type="float" office:value="46" calcext:value-type="float">
            <text:p>46</text:p>
          </table:table-cell>
          <table:table-cell table:style-name="ce49" table:formula="of:=[.C3]/[.K3]" office:value-type="float" office:value="0.132183908045977" calcext:value-type="float">
            <text:p>0.1</text:p>
          </table:table-cell>
          <table:table-cell table:style-name="ce47" office:value-type="float" office:value="25" calcext:value-type="float">
            <text:p>25</text:p>
          </table:table-cell>
          <table:table-cell table:style-name="ce49" table:formula="of:=[.E3]/[.K3]" office:value-type="float" office:value="0.0718390804597701" calcext:value-type="float">
            <text:p>0.1</text:p>
          </table:table-cell>
          <table:table-cell table:style-name="ce47" office:value-type="float" office:value="18.1791666666667" calcext:value-type="float">
            <text:p>18</text:p>
          </table:table-cell>
          <table:table-cell table:style-name="ce49" table:formula="of:=[.G3]/[.K3]" office:value-type="float" office:value="0.0522389846743296" calcext:value-type="float">
            <text:p>0.1</text:p>
          </table:table-cell>
          <table:table-cell office:value-type="float" office:value="63" calcext:value-type="float">
            <text:p>63</text:p>
          </table:table-cell>
          <table:table-cell table:style-name="ce49" table:formula="of:=[.I3]/[.K3]" office:value-type="float" office:value="0.181034482758621" calcext:value-type="float">
            <text:p>0.2</text:p>
          </table:table-cell>
          <table:table-cell office:value-type="float" office:value="348" calcext:value-type="float">
            <text:p>348</text:p>
          </table:table-cell>
          <table:table-cell table:style-name="ce53" office:value-type="float" office:value="1" calcext:value-type="float">
            <text:p>1.0</text:p>
          </table:table-cell>
          <table:table-cell office:value-type="float" office:value="113" calcext:value-type="float">
            <text:p>113</text:p>
          </table:table-cell>
          <table:table-cell table:style-name="ce49" table:formula="of:=[.M3]/[.K3]" office:value-type="float" office:value="0.324712643678161" calcext:value-type="float">
            <text:p>0.3</text:p>
          </table:table-cell>
          <table:table-cell office:value-type="float" office:value="32" calcext:value-type="float">
            <text:p>32</text:p>
          </table:table-cell>
          <table:table-cell table:style-name="ce49" table:formula="of:=[.O3]/[.K3]" office:value-type="float" office:value="0.0919540229885057" calcext:value-type="float">
            <text:p>0.1</text:p>
          </table:table-cell>
          <table:table-cell table:style-name="ce47" office:value-type="float" office:value="41" calcext:value-type="float">
            <text:p>41</text:p>
          </table:table-cell>
          <table:table-cell table:style-name="ce49" table:formula="of:=[.Q3]/[.K3]" office:value-type="float" office:value="0.117816091954023" calcext:value-type="float">
            <text:p>0.1</text:p>
          </table:table-cell>
          <table:table-cell office:value-type="float" office:value="41" calcext:value-type="float">
            <text:p>41</text:p>
          </table:table-cell>
          <table:table-cell table:style-name="ce49" table:formula="of:=[.S3]/[.K3]" office:value-type="float" office:value="0.117816091954023" calcext:value-type="float">
            <text:p>0.1</text:p>
          </table:table-cell>
          <table:table-cell table:style-name="ce47" office:value-type="float" office:value="28" calcext:value-type="float">
            <text:p>28</text:p>
          </table:table-cell>
          <table:table-cell table:style-name="ce49" table:formula="of:=[.U3]/[.K3]" office:value-type="float" office:value="0.0804597701149425" calcext:value-type="float">
            <text:p>0.1</text:p>
          </table:table-cell>
          <table:table-cell table:style-name="ce47" office:value-type="float" office:value="49" calcext:value-type="float">
            <text:p>49</text:p>
          </table:table-cell>
          <table:table-cell table:style-name="ce49" table:formula="of:=[.W3]/[.K3]" office:value-type="float" office:value="0.140804597701149" calcext:value-type="float">
            <text:p>0.1</text:p>
          </table:table-cell>
          <table:table-cell table:style-name="ce47" office:value-type="float" office:value="31" calcext:value-type="float">
            <text:p>31</text:p>
          </table:table-cell>
          <table:table-cell table:style-name="ce49" table:formula="of:=[.Y3]/[.K3]" office:value-type="float" office:value="0.0890804597701149" calcext:value-type="float">
            <text:p>0.1</text:p>
          </table:table-cell>
          <table:table-cell table:style-name="ce47" office:value-type="float" office:value="37" calcext:value-type="float">
            <text:p>37</text:p>
          </table:table-cell>
          <table:table-cell table:style-name="ce49" table:formula="of:=[.AA3]/[.K3]" office:value-type="float" office:value="0.10632183908046" calcext:value-type="float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49" table:formula="of:=[.AC3]/[.K3]" office:value-type="float" office:value="0.0862068965517241" calcext:value-type="float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49" table:formula="of:=[.AE3]/[.K3]" office:value-type="float" office:value="0.0862068965517241" calcext:value-type="float">
            <text:p>0.1</text:p>
          </table:table-cell>
          <table:table-cell table:style-name="ce47" office:value-type="float" office:value="33" calcext:value-type="float">
            <text:p>33</text:p>
          </table:table-cell>
          <table:table-cell table:style-name="ce49" table:formula="of:=[.AG3]/[.K3]" office:value-type="float" office:value="0.0948275862068966" calcext:value-type="float">
            <text:p>0.1</text:p>
          </table:table-cell>
          <table:table-cell table:style-name="ce47" office:value-type="float" office:value="33" calcext:value-type="float">
            <text:p>33</text:p>
          </table:table-cell>
          <table:table-cell table:style-name="ce49" table:formula="of:=[.AI3]/[.K3]" office:value-type="float" office:value="0.0948275862068966" calcext:value-type="float">
            <text:p>0.1</text:p>
          </table:table-cell>
          <table:table-cell table:style-name="ce47" office:value-type="float" office:value="206" calcext:value-type="float">
            <text:p>206</text:p>
          </table:table-cell>
          <table:table-cell table:style-name="ce49" table:formula="of:=[.AK3]/[.K3]" office:value-type="float" office:value="0.591954022988506" calcext:value-type="float">
            <text:p>0.6</text:p>
          </table:table-cell>
          <table:table-cell table:style-name="ce47" office:value-type="float" office:value="94" calcext:value-type="float">
            <text:p>94</text:p>
          </table:table-cell>
          <table:table-cell table:style-name="ce49" table:formula="of:=[.AM3]/[.K3]" office:value-type="float" office:value="0.270114942528736" calcext:value-type="float">
            <text:p>0.3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43" office:value-type="string" calcext:value-type="string">
            <text:p>100/1</text:p>
          </table:table-cell>
          <table:table-cell table:style-name="ce47" office:value-type="float" office:value="1710" calcext:value-type="float">
            <text:p>1'710</text:p>
          </table:table-cell>
          <table:table-cell table:style-name="ce50" table:formula="of:=[.C4]/[.K4]" office:value-type="float" office:value="0.0430676237249717" calcext:value-type="float">
            <text:p>0.04</text:p>
          </table:table-cell>
          <table:table-cell table:style-name="ce47" office:value-type="float" office:value="3721" calcext:value-type="float">
            <text:p>3'721</text:p>
          </table:table-cell>
          <table:table-cell table:style-name="ce49" table:formula="of:=[.E4]/[.K4]" office:value-type="float" office:value="0.0937161566553331" calcext:value-type="float">
            <text:p>0.1</text:p>
          </table:table-cell>
          <table:table-cell table:style-name="ce47" office:value-type="float" office:value="1876.89" calcext:value-type="float">
            <text:p>1'877</text:p>
          </table:table-cell>
          <table:table-cell table:style-name="ce50" table:formula="of:=[.G4]/[.K4]" office:value-type="float" office:value="0.0472708726860597" calcext:value-type="float">
            <text:p>0.05</text:p>
          </table:table-cell>
          <table:table-cell table:style-name="ce47" office:value-type="float" office:value="5773" calcext:value-type="float">
            <text:p>5'773</text:p>
          </table:table-cell>
          <table:table-cell table:style-name="ce49" table:formula="of:=[.I4]/[.K4]" office:value-type="float" office:value="0.145397305125299" calcext:value-type="float">
            <text:p>0.1</text:p>
          </table:table-cell>
          <table:table-cell table:style-name="ce47" office:value-type="float" office:value="39705" calcext:value-type="float">
            <text:p>39'705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22785" calcext:value-type="float">
            <text:p>22'785</text:p>
          </table:table-cell>
          <table:table-cell table:style-name="ce49" table:formula="of:=[.M4]/[.K4]" office:value-type="float" office:value="0.573857196826596" calcext:value-type="float">
            <text:p>0.6</text:p>
          </table:table-cell>
          <table:table-cell table:style-name="ce47" office:value-type="float" office:value="6479" calcext:value-type="float">
            <text:p>6'479</text:p>
          </table:table-cell>
          <table:table-cell table:style-name="ce49" table:formula="of:=[.O4]/[.K4]" office:value-type="float" office:value="0.163178441002393" calcext:value-type="float">
            <text:p>0.2</text:p>
          </table:table-cell>
          <table:table-cell table:style-name="ce47" office:value-type="float" office:value="7321" calcext:value-type="float">
            <text:p>7'321</text:p>
          </table:table-cell>
          <table:table-cell table:style-name="ce49" table:formula="of:=[.Q4]/[.K4]" office:value-type="float" office:value="0.184384838181589" calcext:value-type="float">
            <text:p>0.2</text:p>
          </table:table-cell>
          <table:table-cell table:style-name="ce47" office:value-type="float" office:value="7126" calcext:value-type="float">
            <text:p>7'126</text:p>
          </table:table-cell>
          <table:table-cell table:style-name="ce49" table:formula="of:=[.S4]/[.K4]" office:value-type="float" office:value="0.17947361793225" calcext:value-type="float">
            <text:p>0.2</text:p>
          </table:table-cell>
          <table:table-cell table:style-name="ce47" office:value-type="float" office:value="2880" calcext:value-type="float">
            <text:p>2'880</text:p>
          </table:table-cell>
          <table:table-cell table:style-name="ce49" table:formula="of:=[.U4]/[.K4]" office:value-type="float" office:value="0.0725349452210049" calcext:value-type="float">
            <text:p>0.1</text:p>
          </table:table-cell>
          <table:table-cell table:style-name="ce47" office:value-type="float" office:value="7507" calcext:value-type="float">
            <text:p>7'507</text:p>
          </table:table-cell>
          <table:table-cell table:style-name="ce49" table:formula="of:=[.W4]/[.K4]" office:value-type="float" office:value="0.189069386727112" calcext:value-type="float">
            <text:p>0.2</text:p>
          </table:table-cell>
          <table:table-cell table:style-name="ce47" office:value-type="float" office:value="4244" calcext:value-type="float">
            <text:p>4'244</text:p>
          </table:table-cell>
          <table:table-cell table:style-name="ce49" table:formula="of:=[.Y4]/[.K4]" office:value-type="float" office:value="0.106888301221509" calcext:value-type="float">
            <text:p>0.1</text:p>
          </table:table-cell>
          <table:table-cell table:style-name="ce47" office:value-type="float" office:value="8235" calcext:value-type="float">
            <text:p>8'235</text:p>
          </table:table-cell>
          <table:table-cell table:style-name="ce49" table:formula="of:=[.AA4]/[.K4]" office:value-type="float" office:value="0.207404608991311" calcext:value-type="float">
            <text:p>0.2</text:p>
          </table:table-cell>
          <table:table-cell table:style-name="ce47" office:value-type="float" office:value="3990" calcext:value-type="float">
            <text:p>3'990</text:p>
          </table:table-cell>
          <table:table-cell table:style-name="ce49" table:formula="of:=[.AC4]/[.K4]" office:value-type="float" office:value="0.100491122024934" calcext:value-type="float">
            <text:p>0.1</text:p>
          </table:table-cell>
          <table:table-cell table:style-name="ce47" office:value-type="float" office:value="3726" calcext:value-type="float">
            <text:p>3'726</text:p>
          </table:table-cell>
          <table:table-cell table:style-name="ce49" table:formula="of:=[.AE4]/[.K4]" office:value-type="float" office:value="0.0938420853796751" calcext:value-type="float">
            <text:p>0.1</text:p>
          </table:table-cell>
          <table:table-cell table:style-name="ce47" office:value-type="float" office:value="4271" calcext:value-type="float">
            <text:p>4'271</text:p>
          </table:table-cell>
          <table:table-cell table:style-name="ce49" table:formula="of:=[.AG4]/[.K4]" office:value-type="float" office:value="0.107568316332956" calcext:value-type="float">
            <text:p>0.1</text:p>
          </table:table-cell>
          <table:table-cell table:style-name="ce47" office:value-type="float" office:value="4160" calcext:value-type="float">
            <text:p>4'160</text:p>
          </table:table-cell>
          <table:table-cell table:style-name="ce49" table:formula="of:=[.AI4]/[.K4]" office:value-type="float" office:value="0.104772698652563" calcext:value-type="float">
            <text:p>0.1</text:p>
          </table:table-cell>
          <table:table-cell table:style-name="ce47" office:value-type="float" office:value="27874" calcext:value-type="float">
            <text:p>27'874</text:p>
          </table:table-cell>
          <table:table-cell table:style-name="ce49" table:formula="of:=[.AK4]/[.K4]" office:value-type="float" office:value="0.702027452461907" calcext:value-type="float">
            <text:p>0.7</text:p>
          </table:table-cell>
          <table:table-cell table:style-name="ce47" office:value-type="float" office:value="9444" calcext:value-type="float">
            <text:p>9'444</text:p>
          </table:table-cell>
          <table:table-cell table:style-name="ce49" table:formula="of:=[.AM4]/[.K4]" office:value-type="float" office:value="0.237854174537212" calcext:value-type="float">
            <text:p>0.2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Json</text:p>
          </table:table-cell>
          <table:table-cell table:style-name="ce43" office:value-type="string" calcext:value-type="string">
            <text:p>100/1</text:p>
          </table:table-cell>
          <table:table-cell table:style-name="ce47" office:value-type="float" office:value="1218" calcext:value-type="float">
            <text:p>1'218</text:p>
          </table:table-cell>
          <table:table-cell table:style-name="ce49" table:formula="of:=[.C5]/[.K5]" office:value-type="float" office:value="0.154981549815498" calcext:value-type="float">
            <text:p>0.2</text:p>
          </table:table-cell>
          <table:table-cell table:style-name="ce47" office:value-type="float" office:value="3975" calcext:value-type="float">
            <text:p>3'975</text:p>
          </table:table-cell>
          <table:table-cell table:style-name="ce49" table:formula="of:=[.E5]/[.K5]" office:value-type="float" office:value="0.505789540654027" calcext:value-type="float">
            <text:p>0.5</text:p>
          </table:table-cell>
          <table:table-cell table:style-name="ce47" office:value-type="float" office:value="3195.98" calcext:value-type="float">
            <text:p>3'196</text:p>
          </table:table-cell>
          <table:table-cell table:style-name="ce49" table:formula="of:=[.G5]/[.K5]" office:value-type="float" office:value="0.406664970097977" calcext:value-type="float">
            <text:p>0.4</text:p>
          </table:table-cell>
          <table:table-cell table:style-name="ce47" office:value-type="float" office:value="4803" calcext:value-type="float">
            <text:p>4'803</text:p>
          </table:table-cell>
          <table:table-cell table:style-name="ce49" table:formula="of:=[.I5]/[.K5]" office:value-type="float" office:value="0.611146456292149" calcext:value-type="float">
            <text:p>0.6</text:p>
          </table:table-cell>
          <table:table-cell table:style-name="ce47" office:value-type="float" office:value="7859" calcext:value-type="float">
            <text:p>7'859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162598" calcext:value-type="float">
            <text:p>162'598</text:p>
          </table:table-cell>
          <table:table-cell table:style-name="ce49" table:formula="of:=[.M5]/[.K5]" office:value-type="float" office:value="20.6894006871103" calcext:value-type="float">
            <text:p>20.7</text:p>
          </table:table-cell>
          <table:table-cell table:style-name="ce47" office:value-type="float" office:value="7073" calcext:value-type="float">
            <text:p>7'073</text:p>
          </table:table-cell>
          <table:table-cell table:style-name="ce49" table:formula="of:=[.O5]/[.K5]" office:value-type="float" office:value="0.899987275734826" calcext:value-type="float">
            <text:p>0.9</text:p>
          </table:table-cell>
          <table:table-cell table:style-name="ce47" office:value-type="float" office:value="8948" calcext:value-type="float">
            <text:p>8'948</text:p>
          </table:table-cell>
          <table:table-cell table:style-name="ce49" table:formula="of:=[.Q5]/[.K5]" office:value-type="float" office:value="1.13856724774144" calcext:value-type="float">
            <text:p>1.1</text:p>
          </table:table-cell>
          <table:table-cell table:style-name="ce47" office:value-type="float" office:value="8803" calcext:value-type="float">
            <text:p>8'803</text:p>
          </table:table-cell>
          <table:table-cell table:style-name="ce49" table:formula="of:=[.S5]/[.K5]" office:value-type="float" office:value="1.1201170632396" calcext:value-type="float">
            <text:p>1.1</text:p>
          </table:table-cell>
          <table:table-cell table:style-name="ce47" office:value-type="float" office:value="3946" calcext:value-type="float">
            <text:p>3'946</text:p>
          </table:table-cell>
          <table:table-cell table:style-name="ce49" table:formula="of:=[.U5]/[.K5]" office:value-type="float" office:value="0.502099503753658" calcext:value-type="float">
            <text:p>0.5</text:p>
          </table:table-cell>
          <table:table-cell table:style-name="ce47" office:value-type="float" office:value="7161" calcext:value-type="float">
            <text:p>7'161</text:p>
          </table:table-cell>
          <table:table-cell table:style-name="ce49" table:formula="of:=[.W5]/[.K5]" office:value-type="float" office:value="0.91118462908767" calcext:value-type="float">
            <text:p>0.9</text:p>
          </table:table-cell>
          <table:table-cell table:style-name="ce47" office:value-type="float" office:value="4856" calcext:value-type="float">
            <text:p>4'856</text:p>
          </table:table-cell>
          <table:table-cell table:style-name="ce49" table:formula="of:=[.Y5]/[.K5]" office:value-type="float" office:value="0.617890316834203" calcext:value-type="float">
            <text:p>0.6</text:p>
          </table:table-cell>
          <table:table-cell table:style-name="ce47" office:value-type="float" office:value="8214" calcext:value-type="float">
            <text:p>8'214</text:p>
          </table:table-cell>
          <table:table-cell table:style-name="ce49" table:formula="of:=[.AA5]/[.K5]" office:value-type="float" office:value="1.04517114136659" calcext:value-type="float">
            <text:p>1.0</text:p>
          </table:table-cell>
          <table:table-cell table:style-name="ce47" office:value-type="float" office:value="3642" calcext:value-type="float">
            <text:p>3'642</text:p>
          </table:table-cell>
          <table:table-cell table:style-name="ce49" table:formula="of:=[.AC5]/[.K5]" office:value-type="float" office:value="0.463417737625652" calcext:value-type="float">
            <text:p>0.5</text:p>
          </table:table-cell>
          <table:table-cell table:style-name="ce47" office:value-type="float" office:value="3627" calcext:value-type="float">
            <text:p>3'627</text:p>
          </table:table-cell>
          <table:table-cell table:style-name="ce49" table:formula="of:=[.AE5]/[.K5]" office:value-type="float" office:value="0.461509097849599" calcext:value-type="float">
            <text:p>0.5</text:p>
          </table:table-cell>
          <table:table-cell table:style-name="ce47" office:value-type="float" office:value="6147" calcext:value-type="float">
            <text:p>6'147</text:p>
          </table:table-cell>
          <table:table-cell table:style-name="ce49" table:formula="of:=[.AG5]/[.K5]" office:value-type="float" office:value="0.782160580226492" calcext:value-type="float">
            <text:p>0.8</text:p>
          </table:table-cell>
          <table:table-cell table:style-name="ce47" office:value-type="float" office:value="5594" calcext:value-type="float">
            <text:p>5'594</text:p>
          </table:table-cell>
          <table:table-cell table:style-name="ce49" table:formula="of:=[.AI5]/[.K5]" office:value-type="float" office:value="0.711795393816007" calcext:value-type="float">
            <text:p>0.7</text:p>
          </table:table-cell>
          <table:table-cell table:style-name="ce47" office:value-type="float" office:value="36524" calcext:value-type="float">
            <text:p>36'524</text:p>
          </table:table-cell>
          <table:table-cell table:style-name="ce49" table:formula="of:=[.AK5]/[.K5]" office:value-type="float" office:value="4.64741061203716" calcext:value-type="float">
            <text:p>4.6</text:p>
          </table:table-cell>
          <table:table-cell table:style-name="ce47"/>
          <table:table-cell table:style-name="ce49"/>
          <table:table-cell table:number-columns-repeated="971"/>
        </table:table-row>
        <table:table-row table:style-name="ro2">
          <table:table-cell office:value-type="string" calcext:value-type="string">
            <text:p>Havlak</text:p>
          </table:table-cell>
          <table:table-cell table:style-name="ce43" office:value-type="string" calcext:value-type="string">
            <text:p>10/1</text:p>
          </table:table-cell>
          <table:table-cell table:style-name="ce47" office:value-type="float" office:value="641821" calcext:value-type="float">
            <text:p>641'821</text:p>
          </table:table-cell>
          <table:table-cell table:style-name="ce49" table:formula="of:=[.C6]/[.K6]" office:value-type="float" office:value="0.0784108457050148" calcext:value-type="float">
            <text:p>0.1</text:p>
          </table:table-cell>
          <table:table-cell table:style-name="ce47" office:value-type="float" office:value="221753" calcext:value-type="float">
            <text:p>221'753</text:p>
          </table:table-cell>
          <table:table-cell table:style-name="ce50" table:formula="of:=[.E6]/[.K6]" office:value-type="float" office:value="0.0270914168710967" calcext:value-type="float">
            <text:p>0.03</text:p>
          </table:table-cell>
          <table:table-cell table:style-name="ce47" office:value-type="float" office:value="984322.5" calcext:value-type="float">
            <text:p>984'323</text:p>
          </table:table-cell>
          <table:table-cell table:style-name="ce49" table:formula="of:=[.G6]/[.K6]" office:value-type="float" office:value="0.12025402670133" calcext:value-type="float">
            <text:p>0.1</text:p>
          </table:table-cell>
          <table:table-cell table:style-name="ce47" office:value-type="float" office:value="481671" calcext:value-type="float">
            <text:p>481'671</text:p>
          </table:table-cell>
          <table:table-cell table:style-name="ce49" table:formula="of:=[.I6]/[.K6]" office:value-type="float" office:value="0.0588454264687198" calcext:value-type="float">
            <text:p>0.1</text:p>
          </table:table-cell>
          <table:table-cell table:style-name="ce47" office:value-type="float" office:value="8185360" calcext:value-type="float">
            <text:p>8'185'360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4441696" calcext:value-type="float">
            <text:p>4'441'696</text:p>
          </table:table-cell>
          <table:table-cell table:style-name="ce49" table:formula="of:=[.M6]/[.K6]" office:value-type="float" office:value="0.542639053138775" calcext:value-type="float">
            <text:p>0.5</text:p>
          </table:table-cell>
          <table:table-cell table:style-name="ce47" office:value-type="float" office:value="1069822" calcext:value-type="float">
            <text:p>1'069'822</text:p>
          </table:table-cell>
          <table:table-cell table:style-name="ce49" table:formula="of:=[.O6]/[.K6]" office:value-type="float" office:value="0.13069944388518" calcext:value-type="float">
            <text:p>0.1</text:p>
          </table:table-cell>
          <table:table-cell table:style-name="ce47" office:value-type="float" office:value="1151781" calcext:value-type="float">
            <text:p>1'151'781</text:p>
          </table:table-cell>
          <table:table-cell table:style-name="ce49" table:formula="of:=[.Q6]/[.K6]" office:value-type="float" office:value="0.140712320533245" calcext:value-type="float">
            <text:p>0.1</text:p>
          </table:table-cell>
          <table:table-cell table:style-name="ce47" office:value-type="float" office:value="1143615" calcext:value-type="float">
            <text:p>1'143'615</text:p>
          </table:table-cell>
          <table:table-cell table:style-name="ce49" table:formula="of:=[.S6]/[.K6]" office:value-type="float" office:value="0.139714685731599" calcext:value-type="float">
            <text:p>0.1</text:p>
          </table:table-cell>
          <table:table-cell table:style-name="ce47" office:value-type="float" office:value="740127" calcext:value-type="float">
            <text:p>740'127</text:p>
          </table:table-cell>
          <table:table-cell table:style-name="ce49" table:formula="of:=[.U6]/[.K6]" office:value-type="float" office:value="0.090420824496418" calcext:value-type="float">
            <text:p>0.1</text:p>
          </table:table-cell>
          <table:table-cell table:style-name="ce47" office:value-type="float" office:value="1046722" calcext:value-type="float">
            <text:p>1'046'722</text:p>
          </table:table-cell>
          <table:table-cell table:style-name="ce49" table:formula="of:=[.W6]/[.K6]" office:value-type="float" office:value="0.127877332212633" calcext:value-type="float">
            <text:p>0.1</text:p>
          </table:table-cell>
          <table:table-cell table:style-name="ce47" office:value-type="float" office:value="746294" calcext:value-type="float">
            <text:p>746'294</text:p>
          </table:table-cell>
          <table:table-cell table:style-name="ce49" table:formula="of:=[.Y6]/[.K6]" office:value-type="float" office:value="0.0911742427944525" calcext:value-type="float">
            <text:p>0.1</text:p>
          </table:table-cell>
          <table:table-cell table:style-name="ce47" office:value-type="float" office:value="1062096" calcext:value-type="float">
            <text:p>1'062'096</text:p>
          </table:table-cell>
          <table:table-cell table:style-name="ce49" table:formula="of:=[.AA6]/[.K6]" office:value-type="float" office:value="0.129755563591583" calcext:value-type="float">
            <text:p>0.1</text:p>
          </table:table-cell>
          <table:table-cell table:style-name="ce47" office:value-type="float" office:value="890256" calcext:value-type="float">
            <text:p>890'256</text:p>
          </table:table-cell>
          <table:table-cell table:style-name="ce49" table:formula="of:=[.AC6]/[.K6]" office:value-type="float" office:value="0.108761984811908" calcext:value-type="float">
            <text:p>0.1</text:p>
          </table:table-cell>
          <table:table-cell table:style-name="ce47" office:value-type="float" office:value="904006" calcext:value-type="float">
            <text:p>904'006</text:p>
          </table:table-cell>
          <table:table-cell table:style-name="ce49" table:formula="of:=[.AE6]/[.K6]" office:value-type="float" office:value="0.110441813188424" calcext:value-type="float">
            <text:p>0.1</text:p>
          </table:table-cell>
          <table:table-cell table:style-name="ce47" office:value-type="float" office:value="1091180" calcext:value-type="float">
            <text:p>1'091'180</text:p>
          </table:table-cell>
          <table:table-cell table:style-name="ce49" table:formula="of:=[.AG6]/[.K6]" office:value-type="float" office:value="0.13330873657359" calcext:value-type="float">
            <text:p>0.1</text:p>
          </table:table-cell>
          <table:table-cell table:style-name="ce47" office:value-type="float" office:value="938729" calcext:value-type="float">
            <text:p>938'729</text:p>
          </table:table-cell>
          <table:table-cell table:style-name="ce49" table:formula="of:=[.AI6]/[.K6]" office:value-type="float" office:value="0.114683899058807" calcext:value-type="float">
            <text:p>0.1</text:p>
          </table:table-cell>
          <table:table-cell table:style-name="ce47" office:value-type="float" office:value="4384254" calcext:value-type="float">
            <text:p>4'384'254</text:p>
          </table:table-cell>
          <table:table-cell table:style-name="ce49" table:formula="of:=[.AK6]/[.K6]" office:value-type="float" office:value="0.535621402113041" calcext:value-type="float">
            <text:p>0.5</text:p>
          </table:table-cell>
          <table:table-cell table:style-name="ce47" office:value-type="float" office:value="2411984" calcext:value-type="float">
            <text:p>2'411'984</text:p>
          </table:table-cell>
          <table:table-cell table:style-name="ce49" table:formula="of:=[.AM6]/[.K6]" office:value-type="float" office:value="0.294670484865663" calcext:value-type="float">
            <text:p>0.3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CD</text:p>
          </table:table-cell>
          <table:table-cell table:style-name="ce43" office:value-type="string" calcext:value-type="string">
            <text:p>250/2</text:p>
          </table:table-cell>
          <table:table-cell table:style-name="ce47" office:value-type="float" office:value="2014" calcext:value-type="float">
            <text:p>2'014</text:p>
          </table:table-cell>
          <table:table-cell table:style-name="ce49" table:formula="of:=[.C7]/[.K7]" office:value-type="float" office:value="0.136533116398888" calcext:value-type="float">
            <text:p>0.1</text:p>
          </table:table-cell>
          <table:table-cell table:style-name="ce47" office:value-type="float" office:value="1570" calcext:value-type="float">
            <text:p>1'570</text:p>
          </table:table-cell>
          <table:table-cell table:style-name="ce49" table:formula="of:=[.E7]/[.K7]" office:value-type="float" office:value="0.10643346213816" calcext:value-type="float">
            <text:p>0.1</text:p>
          </table:table-cell>
          <table:table-cell table:style-name="ce47" office:value-type="float" office:value="1754.788" calcext:value-type="float">
            <text:p>1'755</text:p>
          </table:table-cell>
          <table:table-cell table:style-name="ce49" table:formula="of:=[.G7]/[.K7]" office:value-type="float" office:value="0.118960612839807" calcext:value-type="float">
            <text:p>0.1</text:p>
          </table:table-cell>
          <table:table-cell table:style-name="ce47" office:value-type="float" office:value="2019" calcext:value-type="float">
            <text:p>2'019</text:p>
          </table:table-cell>
          <table:table-cell table:style-name="ce49" table:formula="of:=[.I7]/[.K7]" office:value-type="float" office:value="0.136872076469392" calcext:value-type="float">
            <text:p>0.1</text:p>
          </table:table-cell>
          <table:table-cell table:style-name="ce47" office:value-type="float" office:value="14751" calcext:value-type="float">
            <text:p>14'751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12122" calcext:value-type="float">
            <text:p>12'122</text:p>
          </table:table-cell>
          <table:table-cell table:style-name="ce49" table:formula="of:=[.M7]/[.K7]" office:value-type="float" office:value="0.821774794929157" calcext:value-type="float">
            <text:p>0.8</text:p>
          </table:table-cell>
          <table:table-cell table:style-name="ce47" office:value-type="float" office:value="1820" calcext:value-type="float">
            <text:p>1'820</text:p>
          </table:table-cell>
          <table:table-cell table:style-name="ce49" table:formula="of:=[.O7]/[.K7]" office:value-type="float" office:value="0.123381465663345" calcext:value-type="float">
            <text:p>0.1</text:p>
          </table:table-cell>
          <table:table-cell table:style-name="ce47" office:value-type="float" office:value="1949" calcext:value-type="float">
            <text:p>1'949</text:p>
          </table:table-cell>
          <table:table-cell table:style-name="ce49" table:formula="of:=[.Q7]/[.K7]" office:value-type="float" office:value="0.13212663548234" calcext:value-type="float">
            <text:p>0.1</text:p>
          </table:table-cell>
          <table:table-cell table:style-name="ce47" office:value-type="float" office:value="2182" calcext:value-type="float">
            <text:p>2'182</text:p>
          </table:table-cell>
          <table:table-cell table:style-name="ce49" table:formula="of:=[.S7]/[.K7]" office:value-type="float" office:value="0.147922174767812" calcext:value-type="float">
            <text:p>0.1</text:p>
          </table:table-cell>
          <table:table-cell table:style-name="ce47" office:value-type="float" office:value="1347" calcext:value-type="float">
            <text:p>1'347</text:p>
          </table:table-cell>
          <table:table-cell table:style-name="ce49" table:formula="of:=[.U7]/[.K7]" office:value-type="float" office:value="0.0913158429936953" calcext:value-type="float">
            <text:p>0.1</text:p>
          </table:table-cell>
          <table:table-cell table:style-name="ce47" office:value-type="float" office:value="2102" calcext:value-type="float">
            <text:p>2'102</text:p>
          </table:table-cell>
          <table:table-cell table:style-name="ce49" table:formula="of:=[.W7]/[.K7]" office:value-type="float" office:value="0.142498813639753" calcext:value-type="float">
            <text:p>0.1</text:p>
          </table:table-cell>
          <table:table-cell table:style-name="ce47" office:value-type="float" office:value="1308" calcext:value-type="float">
            <text:p>1'308</text:p>
          </table:table-cell>
          <table:table-cell table:style-name="ce49" table:formula="of:=[.Y7]/[.K7]" office:value-type="float" office:value="0.0886719544437665" calcext:value-type="float">
            <text:p>0.1</text:p>
          </table:table-cell>
          <table:table-cell table:style-name="ce47" office:value-type="float" office:value="2332" calcext:value-type="float">
            <text:p>2'332</text:p>
          </table:table-cell>
          <table:table-cell table:style-name="ce49" table:formula="of:=[.AA7]/[.K7]" office:value-type="float" office:value="0.158090976882923" calcext:value-type="float">
            <text:p>0.2</text:p>
          </table:table-cell>
          <table:table-cell table:style-name="ce47" office:value-type="float" office:value="1552" calcext:value-type="float">
            <text:p>1'552</text:p>
          </table:table-cell>
          <table:table-cell table:style-name="ce49" table:formula="of:=[.AC7]/[.K7]" office:value-type="float" office:value="0.105213205884347" calcext:value-type="float">
            <text:p>0.1</text:p>
          </table:table-cell>
          <table:table-cell table:style-name="ce47" office:value-type="float" office:value="1531" calcext:value-type="float">
            <text:p>1'531</text:p>
          </table:table-cell>
          <table:table-cell table:style-name="ce49" table:formula="of:=[.AE7]/[.K7]" office:value-type="float" office:value="0.103789573588231" calcext:value-type="float">
            <text:p>0.1</text:p>
          </table:table-cell>
          <table:table-cell table:style-name="ce47" office:value-type="float" office:value="1759" calcext:value-type="float">
            <text:p>1'759</text:p>
          </table:table-cell>
          <table:table-cell table:style-name="ce49" table:formula="of:=[.AG7]/[.K7]" office:value-type="float" office:value="0.1192461528032" calcext:value-type="float">
            <text:p>0.1</text:p>
          </table:table-cell>
          <table:table-cell table:style-name="ce47" office:value-type="float" office:value="1913" calcext:value-type="float">
            <text:p>1'913</text:p>
          </table:table-cell>
          <table:table-cell table:style-name="ce49" table:formula="of:=[.AI7]/[.K7]" office:value-type="float" office:value="0.129686122974714" calcext:value-type="float">
            <text:p>0.1</text:p>
          </table:table-cell>
          <table:table-cell table:style-name="ce47" office:value-type="float" office:value="7134" calcext:value-type="float">
            <text:p>7'134</text:p>
          </table:table-cell>
          <table:table-cell table:style-name="ce49" table:formula="of:=[.AK7]/[.K7]" office:value-type="float" office:value="0.483628228594672" calcext:value-type="float">
            <text:p>0.5</text:p>
          </table:table-cell>
          <table:table-cell table:style-name="ce47"/>
          <table:table-cell table:style-name="ce49"/>
          <table:table-cell table:number-columns-repeated="971"/>
        </table:table-row>
        <table:table-row table:style-name="ro2">
          <table:table-cell office:value-type="string" calcext:value-type="string">
            <text:p>Bounce</text:p>
          </table:table-cell>
          <table:table-cell table:style-name="ce43" office:value-type="string" calcext:value-type="string">
            <text:p>1500/1</text:p>
          </table:table-cell>
          <table:table-cell table:style-name="ce47" office:value-type="float" office:value="44" calcext:value-type="float">
            <text:p>44</text:p>
          </table:table-cell>
          <table:table-cell table:style-name="ce49" table:formula="of:=[.C8]/[.K8]" office:value-type="float" office:value="0.176706827309237" calcext:value-type="float">
            <text:p>0.2</text:p>
          </table:table-cell>
          <table:table-cell table:style-name="ce47" office:value-type="float" office:value="43" calcext:value-type="float">
            <text:p>43</text:p>
          </table:table-cell>
          <table:table-cell table:style-name="ce49" table:formula="of:=[.E8]/[.K8]" office:value-type="float" office:value="0.172690763052209" calcext:value-type="float">
            <text:p>0.2</text:p>
          </table:table-cell>
          <table:table-cell table:style-name="ce47" office:value-type="float" office:value="60.8353333333333" calcext:value-type="float">
            <text:p>61</text:p>
          </table:table-cell>
          <table:table-cell table:style-name="ce49" table:formula="of:=[.G8]/[.K8]" office:value-type="float" office:value="0.244318607764391" calcext:value-type="float">
            <text:p>0.2</text:p>
          </table:table-cell>
          <table:table-cell table:style-name="ce47" office:value-type="float" office:value="119" calcext:value-type="float">
            <text:p>119</text:p>
          </table:table-cell>
          <table:table-cell table:style-name="ce49" table:formula="of:=[.I8]/[.K8]" office:value-type="float" office:value="0.477911646586345" calcext:value-type="float">
            <text:p>0.5</text:p>
          </table:table-cell>
          <table:table-cell table:style-name="ce47" office:value-type="float" office:value="249" calcext:value-type="float">
            <text:p>249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189" calcext:value-type="float">
            <text:p>189</text:p>
          </table:table-cell>
          <table:table-cell table:style-name="ce49" table:formula="of:=[.M8]/[.K8]" office:value-type="float" office:value="0.759036144578313" calcext:value-type="float">
            <text:p>0.8</text:p>
          </table:table-cell>
          <table:table-cell table:style-name="ce47" office:value-type="float" office:value="116" calcext:value-type="float">
            <text:p>116</text:p>
          </table:table-cell>
          <table:table-cell table:style-name="ce49" table:formula="of:=[.O8]/[.K8]" office:value-type="float" office:value="0.465863453815261" calcext:value-type="float">
            <text:p>0.5</text:p>
          </table:table-cell>
          <table:table-cell table:style-name="ce47" office:value-type="float" office:value="126" calcext:value-type="float">
            <text:p>126</text:p>
          </table:table-cell>
          <table:table-cell table:style-name="ce49" table:formula="of:=[.Q8]/[.K8]" office:value-type="float" office:value="0.506024096385542" calcext:value-type="float">
            <text:p>0.5</text:p>
          </table:table-cell>
          <table:table-cell table:style-name="ce47" office:value-type="float" office:value="124" calcext:value-type="float">
            <text:p>124</text:p>
          </table:table-cell>
          <table:table-cell table:style-name="ce49" table:formula="of:=[.S8]/[.K8]" office:value-type="float" office:value="0.497991967871486" calcext:value-type="float">
            <text:p>0.5</text:p>
          </table:table-cell>
          <table:table-cell table:style-name="ce47" office:value-type="float" office:value="68" calcext:value-type="float">
            <text:p>68</text:p>
          </table:table-cell>
          <table:table-cell table:style-name="ce49" table:formula="of:=[.U8]/[.K8]" office:value-type="float" office:value="0.273092369477912" calcext:value-type="float">
            <text:p>0.3</text:p>
          </table:table-cell>
          <table:table-cell table:style-name="ce47" office:value-type="float" office:value="160" calcext:value-type="float">
            <text:p>160</text:p>
          </table:table-cell>
          <table:table-cell table:style-name="ce49" table:formula="of:=[.W8]/[.K8]" office:value-type="float" office:value="0.642570281124498" calcext:value-type="float">
            <text:p>0.6</text:p>
          </table:table-cell>
          <table:table-cell table:style-name="ce47" office:value-type="float" office:value="68" calcext:value-type="float">
            <text:p>68</text:p>
          </table:table-cell>
          <table:table-cell table:style-name="ce49" table:formula="of:=[.Y8]/[.K8]" office:value-type="float" office:value="0.273092369477912" calcext:value-type="float">
            <text:p>0.3</text:p>
          </table:table-cell>
          <table:table-cell table:style-name="ce47" office:value-type="float" office:value="204" calcext:value-type="float">
            <text:p>204</text:p>
          </table:table-cell>
          <table:table-cell table:style-name="ce49" table:formula="of:=[.AA8]/[.K8]" office:value-type="float" office:value="0.819277108433735" calcext:value-type="float">
            <text:p>0.8</text:p>
          </table:table-cell>
          <table:table-cell table:style-name="ce47" office:value-type="float" office:value="75" calcext:value-type="float">
            <text:p>75</text:p>
          </table:table-cell>
          <table:table-cell table:style-name="ce49" table:formula="of:=[.AC8]/[.K8]" office:value-type="float" office:value="0.301204819277108" calcext:value-type="float">
            <text:p>0.3</text:p>
          </table:table-cell>
          <table:table-cell table:style-name="ce47" office:value-type="float" office:value="75" calcext:value-type="float">
            <text:p>75</text:p>
          </table:table-cell>
          <table:table-cell table:style-name="ce49" table:formula="of:=[.AE8]/[.K8]" office:value-type="float" office:value="0.301204819277108" calcext:value-type="float">
            <text:p>0.3</text:p>
          </table:table-cell>
          <table:table-cell table:style-name="ce47" office:value-type="float" office:value="98" calcext:value-type="float">
            <text:p>98</text:p>
          </table:table-cell>
          <table:table-cell table:style-name="ce49" table:formula="of:=[.AG8]/[.K8]" office:value-type="float" office:value="0.393574297188755" calcext:value-type="float">
            <text:p>0.4</text:p>
          </table:table-cell>
          <table:table-cell table:style-name="ce47" office:value-type="float" office:value="78" calcext:value-type="float">
            <text:p>78</text:p>
          </table:table-cell>
          <table:table-cell table:style-name="ce49" table:formula="of:=[.AI8]/[.K8]" office:value-type="float" office:value="0.313253012048193" calcext:value-type="float">
            <text:p>0.3</text:p>
          </table:table-cell>
          <table:table-cell table:style-name="ce47" office:value-type="float" office:value="515" calcext:value-type="float">
            <text:p>515</text:p>
          </table:table-cell>
          <table:table-cell table:style-name="ce49" table:formula="of:=[.AK8]/[.K8]" office:value-type="float" office:value="2.06827309236948" calcext:value-type="float">
            <text:p>2.1</text:p>
          </table:table-cell>
          <table:table-cell table:style-name="ce47" office:value-type="float" office:value="178" calcext:value-type="float">
            <text:p>178</text:p>
          </table:table-cell>
          <table:table-cell table:style-name="ce49" table:formula="of:=[.AM8]/[.K8]" office:value-type="float" office:value="0.714859437751004" calcext:value-type="float">
            <text:p>0.7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List</text:p>
          </table:table-cell>
          <table:table-cell table:style-name="ce43" office:value-type="string" calcext:value-type="string">
            <text:p>1500/1</text:p>
          </table:table-cell>
          <table:table-cell table:style-name="ce47" office:value-type="float" office:value="81" calcext:value-type="float">
            <text:p>81</text:p>
          </table:table-cell>
          <table:table-cell table:style-name="ce49" table:formula="of:=[.C9]/[.K9]" office:value-type="float" office:value="0.119822485207101" calcext:value-type="float">
            <text:p>0.1</text:p>
          </table:table-cell>
          <table:table-cell table:style-name="ce47" office:value-type="float" office:value="76" calcext:value-type="float">
            <text:p>76</text:p>
          </table:table-cell>
          <table:table-cell table:style-name="ce49" table:formula="of:=[.E9]/[.K9]" office:value-type="float" office:value="0.112426035502959" calcext:value-type="float">
            <text:p>0.1</text:p>
          </table:table-cell>
          <table:table-cell table:style-name="ce47" office:value-type="float" office:value="66.8513333333333" calcext:value-type="float">
            <text:p>67</text:p>
          </table:table-cell>
          <table:table-cell table:style-name="ce49" table:formula="of:=[.G9]/[.K9]" office:value-type="float" office:value="0.0988925049309664" calcext:value-type="float">
            <text:p>0.1</text:p>
          </table:table-cell>
          <table:table-cell table:style-name="ce47" office:value-type="float" office:value="208" calcext:value-type="float">
            <text:p>208</text:p>
          </table:table-cell>
          <table:table-cell table:style-name="ce49" table:formula="of:=[.I9]/[.K9]" office:value-type="float" office:value="0.307692307692308" calcext:value-type="float">
            <text:p>0.3</text:p>
          </table:table-cell>
          <table:table-cell table:style-name="ce47" office:value-type="float" office:value="676" calcext:value-type="float">
            <text:p>676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666" calcext:value-type="float">
            <text:p>666</text:p>
          </table:table-cell>
          <table:table-cell table:style-name="ce49" table:formula="of:=[.M9]/[.K9]" office:value-type="float" office:value="0.985207100591716" calcext:value-type="float">
            <text:p>1.0</text:p>
          </table:table-cell>
          <table:table-cell table:style-name="ce47" office:value-type="float" office:value="199" calcext:value-type="float">
            <text:p>199</text:p>
          </table:table-cell>
          <table:table-cell table:style-name="ce49" table:formula="of:=[.O9]/[.K9]" office:value-type="float" office:value="0.294378698224852" calcext:value-type="float">
            <text:p>0.3</text:p>
          </table:table-cell>
          <table:table-cell table:style-name="ce47" office:value-type="float" office:value="222" calcext:value-type="float">
            <text:p>222</text:p>
          </table:table-cell>
          <table:table-cell table:style-name="ce49" table:formula="of:=[.Q9]/[.K9]" office:value-type="float" office:value="0.328402366863905" calcext:value-type="float">
            <text:p>0.3</text:p>
          </table:table-cell>
          <table:table-cell table:style-name="ce47" office:value-type="float" office:value="226" calcext:value-type="float">
            <text:p>226</text:p>
          </table:table-cell>
          <table:table-cell table:style-name="ce49" table:formula="of:=[.S9]/[.K9]" office:value-type="float" office:value="0.334319526627219" calcext:value-type="float">
            <text:p>0.3</text:p>
          </table:table-cell>
          <table:table-cell table:style-name="ce47" office:value-type="float" office:value="90" calcext:value-type="float">
            <text:p>90</text:p>
          </table:table-cell>
          <table:table-cell table:style-name="ce49" table:formula="of:=[.U9]/[.K9]" office:value-type="float" office:value="0.133136094674556" calcext:value-type="float">
            <text:p>0.1</text:p>
          </table:table-cell>
          <table:table-cell table:style-name="ce47" office:value-type="float" office:value="200" calcext:value-type="float">
            <text:p>200</text:p>
          </table:table-cell>
          <table:table-cell table:style-name="ce49" table:formula="of:=[.W9]/[.K9]" office:value-type="float" office:value="0.29585798816568" calcext:value-type="float">
            <text:p>0.3</text:p>
          </table:table-cell>
          <table:table-cell table:style-name="ce47" office:value-type="float" office:value="90" calcext:value-type="float">
            <text:p>90</text:p>
          </table:table-cell>
          <table:table-cell table:style-name="ce49" table:formula="of:=[.Y9]/[.K9]" office:value-type="float" office:value="0.133136094674556" calcext:value-type="float">
            <text:p>0.1</text:p>
          </table:table-cell>
          <table:table-cell table:style-name="ce47" office:value-type="float" office:value="187" calcext:value-type="float">
            <text:p>187</text:p>
          </table:table-cell>
          <table:table-cell table:style-name="ce49" table:formula="of:=[.AA9]/[.K9]" office:value-type="float" office:value="0.276627218934911" calcext:value-type="float">
            <text:p>0.3</text:p>
          </table:table-cell>
          <table:table-cell table:style-name="ce47" office:value-type="float" office:value="88" calcext:value-type="float">
            <text:p>88</text:p>
          </table:table-cell>
          <table:table-cell table:style-name="ce49" table:formula="of:=[.AC9]/[.K9]" office:value-type="float" office:value="0.130177514792899" calcext:value-type="float">
            <text:p>0.1</text:p>
          </table:table-cell>
          <table:table-cell table:style-name="ce47" office:value-type="float" office:value="82" calcext:value-type="float">
            <text:p>82</text:p>
          </table:table-cell>
          <table:table-cell table:style-name="ce49" table:formula="of:=[.AE9]/[.K9]" office:value-type="float" office:value="0.121301775147929" calcext:value-type="float">
            <text:p>0.1</text:p>
          </table:table-cell>
          <table:table-cell table:style-name="ce47" office:value-type="float" office:value="92" calcext:value-type="float">
            <text:p>92</text:p>
          </table:table-cell>
          <table:table-cell table:style-name="ce49" table:formula="of:=[.AG9]/[.K9]" office:value-type="float" office:value="0.136094674556213" calcext:value-type="float">
            <text:p>0.1</text:p>
          </table:table-cell>
          <table:table-cell table:style-name="ce47" office:value-type="float" office:value="89" calcext:value-type="float">
            <text:p>89</text:p>
          </table:table-cell>
          <table:table-cell table:style-name="ce49" table:formula="of:=[.AI9]/[.K9]" office:value-type="float" office:value="0.131656804733728" calcext:value-type="float">
            <text:p>0.1</text:p>
          </table:table-cell>
          <table:table-cell table:style-name="ce47" office:value-type="float" office:value="364" calcext:value-type="float">
            <text:p>364</text:p>
          </table:table-cell>
          <table:table-cell table:style-name="ce49" table:formula="of:=[.AK9]/[.K9]" office:value-type="float" office:value="0.538461538461538" calcext:value-type="float">
            <text:p>0.5</text:p>
          </table:table-cell>
          <table:table-cell table:style-name="ce47" office:value-type="float" office:value="180" calcext:value-type="float">
            <text:p>180</text:p>
          </table:table-cell>
          <table:table-cell table:style-name="ce49" table:formula="of:=[.AM9]/[.K9]" office:value-type="float" office:value="0.266272189349112" calcext:value-type="float">
            <text:p>0.3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43" office:value-type="string" calcext:value-type="string">
            <text:p>500/1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C10]/[.K10]" office:value-type="float" office:value="0.5" calcext:value-type="float">
            <text:p>0.5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E10]/[.K10]" office:value-type="float" office:value="0.5" calcext:value-type="float">
            <text:p>0.5</text:p>
          </table:table-cell>
          <table:table-cell table:style-name="ce47" office:value-type="float" office:value="1.05" calcext:value-type="float">
            <text:p>1</text:p>
          </table:table-cell>
          <table:table-cell table:style-name="ce49" table:formula="of:=[.G10]/[.K10]" office:value-type="float" office:value="0.525" calcext:value-type="float">
            <text:p>0.5</text:p>
          </table:table-cell>
          <table:table-cell table:style-name="ce47" office:value-type="float" office:value="12" calcext:value-type="float">
            <text:p>12</text:p>
          </table:table-cell>
          <table:table-cell table:style-name="ce49" table:formula="of:=[.I10]/[.K10]" office:value-type="float" office:value="6" calcext:value-type="float">
            <text:p>6.0</text:p>
          </table:table-cell>
          <table:table-cell table:style-name="ce47" office:value-type="float" office:value="2" calcext:value-type="float">
            <text:p>2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2" calcext:value-type="float">
            <text:p>2</text:p>
          </table:table-cell>
          <table:table-cell table:style-name="ce49" table:formula="of:=[.M10]/[.K10]" office:value-type="float" office:value="1" calcext:value-type="float">
            <text:p>1.0</text:p>
          </table:table-cell>
          <table:table-cell table:style-name="ce47" office:value-type="float" office:value="2" calcext:value-type="float">
            <text:p>2</text:p>
          </table:table-cell>
          <table:table-cell table:style-name="ce49" table:formula="of:=[.O10]/[.K10]" office:value-type="float" office:value="1" calcext:value-type="float">
            <text:p>1.0</text:p>
          </table:table-cell>
          <table:table-cell table:style-name="ce47" office:value-type="float" office:value="11" calcext:value-type="float">
            <text:p>11</text:p>
          </table:table-cell>
          <table:table-cell table:style-name="ce49" table:formula="of:=[.Q10]/[.K10]" office:value-type="float" office:value="5.5" calcext:value-type="float">
            <text:p>5.5</text:p>
          </table:table-cell>
          <table:table-cell table:style-name="ce47" office:value-type="float" office:value="9" calcext:value-type="float">
            <text:p>9</text:p>
          </table:table-cell>
          <table:table-cell table:style-name="ce49" table:formula="of:=[.S10]/[.K10]" office:value-type="float" office:value="4.5" calcext:value-type="float">
            <text:p>4.5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U10]/[.K10]" office:value-type="float" office:value="0.5" calcext:value-type="float">
            <text:p>0.5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W10]/[.K10]" office:value-type="float" office:value="0.5" calcext:value-type="float">
            <text:p>0.5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Y10]/[.K10]" office:value-type="float" office:value="0.5" calcext:value-type="float">
            <text:p>0.5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AA10]/[.K10]" office:value-type="float" office:value="0.5" calcext:value-type="float">
            <text:p>0.5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AC10]/[.K10]" office:value-type="float" office:value="0.5" calcext:value-type="float">
            <text:p>0.5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AE10]/[.K10]" office:value-type="float" office:value="0.5" calcext:value-type="float">
            <text:p>0.5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AG10]/[.K10]" office:value-type="float" office:value="0.5" calcext:value-type="float">
            <text:p>0.5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AI10]/[.K10]" office:value-type="float" office:value="0.5" calcext:value-type="float">
            <text:p>0.5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AK10]/[.K10]" office:value-type="float" office:value="0.5" calcext:value-type="float">
            <text:p>0.5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AM10]/[.K10]" office:value-type="float" office:value="0.5" calcext:value-type="float">
            <text:p>0.5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NBody</text:p>
          </table:table-cell>
          <table:table-cell table:style-name="ce43" office:value-type="string" calcext:value-type="string">
            <text:p>250000/1</text:p>
          </table:table-cell>
          <table:table-cell table:style-name="ce47" office:value-type="float" office:value="2" calcext:value-type="float">
            <text:p>2</text:p>
          </table:table-cell>
          <table:table-cell table:style-name="ce49" table:formula="of:=[.C11]/[.K11]" office:value-type="float" office:value="0.25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9" table:formula="of:=[.E11]/[.K11]" office:value-type="float" office:value="0.125" calcext:value-type="float">
            <text:p>0.1</text:p>
          </table:table-cell>
          <table:table-cell table:style-name="ce47"/>
          <table:table-cell table:style-name="ce49"/>
          <table:table-cell table:style-name="ce47" office:value-type="float" office:value="3" calcext:value-type="float">
            <text:p>3</text:p>
          </table:table-cell>
          <table:table-cell table:style-name="ce49" table:formula="of:=[.I11]/[.K11]" office:value-type="float" office:value="0.375" calcext:value-type="float">
            <text:p>0.4</text:p>
          </table:table-cell>
          <table:table-cell table:style-name="ce47" office:value-type="float" office:value="8" calcext:value-type="float">
            <text:p>8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5" calcext:value-type="float">
            <text:p>5</text:p>
          </table:table-cell>
          <table:table-cell table:style-name="ce49" table:formula="of:=[.M11]/[.K11]" office:value-type="float" office:value="0.625" calcext:value-type="float">
            <text:p>0.6</text:p>
          </table:table-cell>
          <table:table-cell table:style-name="ce47" office:value-type="float" office:value="4" calcext:value-type="float">
            <text:p>4</text:p>
          </table:table-cell>
          <table:table-cell table:style-name="ce49" table:formula="of:=[.O11]/[.K11]" office:value-type="float" office:value="0.5" calcext:value-type="float">
            <text:p>0.5</text:p>
          </table:table-cell>
          <table:table-cell table:style-name="ce47" office:value-type="float" office:value="9" calcext:value-type="float">
            <text:p>9</text:p>
          </table:table-cell>
          <table:table-cell table:style-name="ce49" table:formula="of:=[.Q11]/[.K11]" office:value-type="float" office:value="1.125" calcext:value-type="float">
            <text:p>1.1</text:p>
          </table:table-cell>
          <table:table-cell table:style-name="ce47" office:value-type="float" office:value="9" calcext:value-type="float">
            <text:p>9</text:p>
          </table:table-cell>
          <table:table-cell table:style-name="ce49" table:formula="of:=[.S11]/[.K11]" office:value-type="float" office:value="1.125" calcext:value-type="float">
            <text:p>1.1</text:p>
          </table:table-cell>
          <table:table-cell table:style-name="ce47" office:value-type="float" office:value="3" calcext:value-type="float">
            <text:p>3</text:p>
          </table:table-cell>
          <table:table-cell table:style-name="ce49" table:formula="of:=[.U11]/[.K11]" office:value-type="float" office:value="0.375" calcext:value-type="float">
            <text:p>0.4</text:p>
          </table:table-cell>
          <table:table-cell table:style-name="ce47" office:value-type="float" office:value="4" calcext:value-type="float">
            <text:p>4</text:p>
          </table:table-cell>
          <table:table-cell table:style-name="ce49" table:formula="of:=[.W11]/[.K11]" office:value-type="float" office:value="0.5" calcext:value-type="float">
            <text:p>0.5</text:p>
          </table:table-cell>
          <table:table-cell table:style-name="ce47" office:value-type="float" office:value="2" calcext:value-type="float">
            <text:p>2</text:p>
          </table:table-cell>
          <table:table-cell table:style-name="ce49" table:formula="of:=[.Y11]/[.K11]" office:value-type="float" office:value="0.25" calcext:value-type="float">
            <text:p>0.3</text:p>
          </table:table-cell>
          <table:table-cell table:style-name="ce47" office:value-type="float" office:value="4" calcext:value-type="float">
            <text:p>4</text:p>
          </table:table-cell>
          <table:table-cell table:style-name="ce49" table:formula="of:=[.AA11]/[.K11]" office:value-type="float" office:value="0.5" calcext:value-type="float">
            <text:p>0.5</text:p>
          </table:table-cell>
          <table:table-cell table:style-name="ce47" office:value-type="float" office:value="3" calcext:value-type="float">
            <text:p>3</text:p>
          </table:table-cell>
          <table:table-cell table:style-name="ce49" table:formula="of:=[.AC11]/[.K11]" office:value-type="float" office:value="0.375" calcext:value-type="float">
            <text:p>0.4</text:p>
          </table:table-cell>
          <table:table-cell table:style-name="ce47" office:value-type="float" office:value="3" calcext:value-type="float">
            <text:p>3</text:p>
          </table:table-cell>
          <table:table-cell table:style-name="ce49" table:formula="of:=[.AE11]/[.K11]" office:value-type="float" office:value="0.375" calcext:value-type="float">
            <text:p>0.4</text:p>
          </table:table-cell>
          <table:table-cell table:style-name="ce47" office:value-type="float" office:value="4" calcext:value-type="float">
            <text:p>4</text:p>
          </table:table-cell>
          <table:table-cell table:style-name="ce49" table:formula="of:=[.AG11]/[.K11]" office:value-type="float" office:value="0.5" calcext:value-type="float">
            <text:p>0.5</text:p>
          </table:table-cell>
          <table:table-cell table:style-name="ce47" office:value-type="float" office:value="3" calcext:value-type="float">
            <text:p>3</text:p>
          </table:table-cell>
          <table:table-cell table:style-name="ce49" table:formula="of:=[.AI11]/[.K11]" office:value-type="float" office:value="0.375" calcext:value-type="float">
            <text:p>0.4</text:p>
          </table:table-cell>
          <table:table-cell table:style-name="ce47" office:value-type="float" office:value="35" calcext:value-type="float">
            <text:p>35</text:p>
          </table:table-cell>
          <table:table-cell table:style-name="ce49" table:formula="of:=[.AK11]/[.K11]" office:value-type="float" office:value="4.375" calcext:value-type="float">
            <text:p>4.4</text:p>
          </table:table-cell>
          <table:table-cell table:style-name="ce47" office:value-type="float" office:value="17" calcext:value-type="float">
            <text:p>17</text:p>
          </table:table-cell>
          <table:table-cell table:style-name="ce49" table:formula="of:=[.AM11]/[.K11]" office:value-type="float" office:value="2.125" calcext:value-type="float">
            <text:p>2.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Permute</text:p>
          </table:table-cell>
          <table:table-cell table:style-name="ce43" office:value-type="string" calcext:value-type="string">
            <text:p>1000/1</text:p>
          </table:table-cell>
          <table:table-cell table:style-name="ce47" office:value-type="float" office:value="88" calcext:value-type="float">
            <text:p>88</text:p>
          </table:table-cell>
          <table:table-cell table:style-name="ce49" table:formula="of:=[.C12]/[.K12]" office:value-type="float" office:value="0.268292682926829" calcext:value-type="float">
            <text:p>0.3</text:p>
          </table:table-cell>
          <table:table-cell table:style-name="ce47" office:value-type="float" office:value="120" calcext:value-type="float">
            <text:p>120</text:p>
          </table:table-cell>
          <table:table-cell table:style-name="ce49" table:formula="of:=[.E12]/[.K12]" office:value-type="float" office:value="0.365853658536585" calcext:value-type="float">
            <text:p>0.4</text:p>
          </table:table-cell>
          <table:table-cell table:style-name="ce47" office:value-type="float" office:value="202.14" calcext:value-type="float">
            <text:p>202</text:p>
          </table:table-cell>
          <table:table-cell table:style-name="ce49" table:formula="of:=[.G12]/[.K12]" office:value-type="float" office:value="0.616280487804878" calcext:value-type="float">
            <text:p>0.6</text:p>
          </table:table-cell>
          <table:table-cell table:style-name="ce47" office:value-type="float" office:value="168" calcext:value-type="float">
            <text:p>168</text:p>
          </table:table-cell>
          <table:table-cell table:style-name="ce49" table:formula="of:=[.I12]/[.K12]" office:value-type="float" office:value="0.51219512195122" calcext:value-type="float">
            <text:p>0.5</text:p>
          </table:table-cell>
          <table:table-cell table:style-name="ce47" office:value-type="float" office:value="328" calcext:value-type="float">
            <text:p>328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566" calcext:value-type="float">
            <text:p>566</text:p>
          </table:table-cell>
          <table:table-cell table:style-name="ce49" table:formula="of:=[.M12]/[.K12]" office:value-type="float" office:value="1.72560975609756" calcext:value-type="float">
            <text:p>1.7</text:p>
          </table:table-cell>
          <table:table-cell table:style-name="ce47" office:value-type="float" office:value="220" calcext:value-type="float">
            <text:p>220</text:p>
          </table:table-cell>
          <table:table-cell table:style-name="ce49" table:formula="of:=[.O12]/[.K12]" office:value-type="float" office:value="0.670731707317073" calcext:value-type="float">
            <text:p>0.7</text:p>
          </table:table-cell>
          <table:table-cell table:style-name="ce47" office:value-type="float" office:value="272" calcext:value-type="float">
            <text:p>272</text:p>
          </table:table-cell>
          <table:table-cell table:style-name="ce49" table:formula="of:=[.Q12]/[.K12]" office:value-type="float" office:value="0.829268292682927" calcext:value-type="float">
            <text:p>0.8</text:p>
          </table:table-cell>
          <table:table-cell table:style-name="ce47" office:value-type="float" office:value="235" calcext:value-type="float">
            <text:p>235</text:p>
          </table:table-cell>
          <table:table-cell table:style-name="ce49" table:formula="of:=[.S12]/[.K12]" office:value-type="float" office:value="0.716463414634146" calcext:value-type="float">
            <text:p>0.7</text:p>
          </table:table-cell>
          <table:table-cell table:style-name="ce47" office:value-type="float" office:value="132" calcext:value-type="float">
            <text:p>132</text:p>
          </table:table-cell>
          <table:table-cell table:style-name="ce49" table:formula="of:=[.U12]/[.K12]" office:value-type="float" office:value="0.402439024390244" calcext:value-type="float">
            <text:p>0.4</text:p>
          </table:table-cell>
          <table:table-cell table:style-name="ce47" office:value-type="float" office:value="294" calcext:value-type="float">
            <text:p>294</text:p>
          </table:table-cell>
          <table:table-cell table:style-name="ce49" table:formula="of:=[.W12]/[.K12]" office:value-type="float" office:value="0.896341463414634" calcext:value-type="float">
            <text:p>0.9</text:p>
          </table:table-cell>
          <table:table-cell table:style-name="ce47" office:value-type="float" office:value="157" calcext:value-type="float">
            <text:p>157</text:p>
          </table:table-cell>
          <table:table-cell table:style-name="ce49" table:formula="of:=[.Y12]/[.K12]" office:value-type="float" office:value="0.478658536585366" calcext:value-type="float">
            <text:p>0.5</text:p>
          </table:table-cell>
          <table:table-cell table:style-name="ce47" office:value-type="float" office:value="321" calcext:value-type="float">
            <text:p>321</text:p>
          </table:table-cell>
          <table:table-cell table:style-name="ce49" table:formula="of:=[.AA12]/[.K12]" office:value-type="float" office:value="0.978658536585366" calcext:value-type="float">
            <text:p>1.0</text:p>
          </table:table-cell>
          <table:table-cell table:style-name="ce47" office:value-type="float" office:value="146" calcext:value-type="float">
            <text:p>146</text:p>
          </table:table-cell>
          <table:table-cell table:style-name="ce49" table:formula="of:=[.AC12]/[.K12]" office:value-type="float" office:value="0.445121951219512" calcext:value-type="float">
            <text:p>0.4</text:p>
          </table:table-cell>
          <table:table-cell table:style-name="ce47" office:value-type="float" office:value="156" calcext:value-type="float">
            <text:p>156</text:p>
          </table:table-cell>
          <table:table-cell table:style-name="ce49" table:formula="of:=[.AE12]/[.K12]" office:value-type="float" office:value="0.475609756097561" calcext:value-type="float">
            <text:p>0.5</text:p>
          </table:table-cell>
          <table:table-cell table:style-name="ce47" office:value-type="float" office:value="212" calcext:value-type="float">
            <text:p>212</text:p>
          </table:table-cell>
          <table:table-cell table:style-name="ce49" table:formula="of:=[.AG12]/[.K12]" office:value-type="float" office:value="0.646341463414634" calcext:value-type="float">
            <text:p>0.6</text:p>
          </table:table-cell>
          <table:table-cell table:style-name="ce47" office:value-type="float" office:value="194" calcext:value-type="float">
            <text:p>194</text:p>
          </table:table-cell>
          <table:table-cell table:style-name="ce49" table:formula="of:=[.AI12]/[.K12]" office:value-type="float" office:value="0.591463414634146" calcext:value-type="float">
            <text:p>0.6</text:p>
          </table:table-cell>
          <table:table-cell table:style-name="ce47" office:value-type="float" office:value="949" calcext:value-type="float">
            <text:p>949</text:p>
          </table:table-cell>
          <table:table-cell table:style-name="ce49" table:formula="of:=[.AK12]/[.K12]" office:value-type="float" office:value="2.89329268292683" calcext:value-type="float">
            <text:p>2.9</text:p>
          </table:table-cell>
          <table:table-cell table:style-name="ce47" office:value-type="float" office:value="302" calcext:value-type="float">
            <text:p>302</text:p>
          </table:table-cell>
          <table:table-cell table:style-name="ce49" table:formula="of:=[.AM12]/[.K12]" office:value-type="float" office:value="0.920731707317073" calcext:value-type="float">
            <text:p>0.9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Queens</text:p>
          </table:table-cell>
          <table:table-cell table:style-name="ce43" office:value-type="string" calcext:value-type="string">
            <text:p>1000/1</text:p>
          </table:table-cell>
          <table:table-cell table:style-name="ce47" office:value-type="float" office:value="96" calcext:value-type="float">
            <text:p>96</text:p>
          </table:table-cell>
          <table:table-cell table:style-name="ce49" table:formula="of:=[.C13]/[.K13]" office:value-type="float" office:value="0.323232323232323" calcext:value-type="float">
            <text:p>0.3</text:p>
          </table:table-cell>
          <table:table-cell table:style-name="ce47" office:value-type="float" office:value="165" calcext:value-type="float">
            <text:p>165</text:p>
          </table:table-cell>
          <table:table-cell table:style-name="ce49" table:formula="of:=[.E13]/[.K13]" office:value-type="float" office:value="0.555555555555556" calcext:value-type="float">
            <text:p>0.6</text:p>
          </table:table-cell>
          <table:table-cell table:style-name="ce47" office:value-type="float" office:value="160.111" calcext:value-type="float">
            <text:p>160</text:p>
          </table:table-cell>
          <table:table-cell table:style-name="ce49" table:formula="of:=[.G13]/[.K13]" office:value-type="float" office:value="0.539094276094276" calcext:value-type="float">
            <text:p>0.5</text:p>
          </table:table-cell>
          <table:table-cell table:style-name="ce47" office:value-type="float" office:value="231" calcext:value-type="float">
            <text:p>231</text:p>
          </table:table-cell>
          <table:table-cell table:style-name="ce49" table:formula="of:=[.I13]/[.K13]" office:value-type="float" office:value="0.777777777777778" calcext:value-type="float">
            <text:p>0.8</text:p>
          </table:table-cell>
          <table:table-cell table:style-name="ce47" office:value-type="float" office:value="297" calcext:value-type="float">
            <text:p>297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297" calcext:value-type="float">
            <text:p>297</text:p>
          </table:table-cell>
          <table:table-cell table:style-name="ce49" table:formula="of:=[.M13]/[.K13]" office:value-type="float" office:value="1" calcext:value-type="float">
            <text:p>1.0</text:p>
          </table:table-cell>
          <table:table-cell table:style-name="ce47" office:value-type="float" office:value="210" calcext:value-type="float">
            <text:p>210</text:p>
          </table:table-cell>
          <table:table-cell table:style-name="ce49" table:formula="of:=[.O13]/[.K13]" office:value-type="float" office:value="0.707070707070707" calcext:value-type="float">
            <text:p>0.7</text:p>
          </table:table-cell>
          <table:table-cell table:style-name="ce47" office:value-type="float" office:value="228" calcext:value-type="float">
            <text:p>228</text:p>
          </table:table-cell>
          <table:table-cell table:style-name="ce49" table:formula="of:=[.Q13]/[.K13]" office:value-type="float" office:value="0.767676767676768" calcext:value-type="float">
            <text:p>0.8</text:p>
          </table:table-cell>
          <table:table-cell table:style-name="ce47" office:value-type="float" office:value="231" calcext:value-type="float">
            <text:p>231</text:p>
          </table:table-cell>
          <table:table-cell table:style-name="ce49" table:formula="of:=[.S13]/[.K13]" office:value-type="float" office:value="0.777777777777778" calcext:value-type="float">
            <text:p>0.8</text:p>
          </table:table-cell>
          <table:table-cell table:style-name="ce47" office:value-type="float" office:value="148" calcext:value-type="float">
            <text:p>148</text:p>
          </table:table-cell>
          <table:table-cell table:style-name="ce49" table:formula="of:=[.U13]/[.K13]" office:value-type="float" office:value="0.498316498316498" calcext:value-type="float">
            <text:p>0.5</text:p>
          </table:table-cell>
          <table:table-cell table:style-name="ce47" office:value-type="float" office:value="334" calcext:value-type="float">
            <text:p>334</text:p>
          </table:table-cell>
          <table:table-cell table:style-name="ce49" table:formula="of:=[.W13]/[.K13]" office:value-type="float" office:value="1.12457912457912" calcext:value-type="float">
            <text:p>1.1</text:p>
          </table:table-cell>
          <table:table-cell table:style-name="ce47" office:value-type="float" office:value="169" calcext:value-type="float">
            <text:p>169</text:p>
          </table:table-cell>
          <table:table-cell table:style-name="ce49" table:formula="of:=[.Y13]/[.K13]" office:value-type="float" office:value="0.569023569023569" calcext:value-type="float">
            <text:p>0.6</text:p>
          </table:table-cell>
          <table:table-cell table:style-name="ce47" office:value-type="float" office:value="457" calcext:value-type="float">
            <text:p>457</text:p>
          </table:table-cell>
          <table:table-cell table:style-name="ce49" table:formula="of:=[.AA13]/[.K13]" office:value-type="float" office:value="1.53872053872054" calcext:value-type="float">
            <text:p>1.5</text:p>
          </table:table-cell>
          <table:table-cell table:style-name="ce47" office:value-type="float" office:value="162" calcext:value-type="float">
            <text:p>162</text:p>
          </table:table-cell>
          <table:table-cell table:style-name="ce49" table:formula="of:=[.AC13]/[.K13]" office:value-type="float" office:value="0.545454545454545" calcext:value-type="float">
            <text:p>0.5</text:p>
          </table:table-cell>
          <table:table-cell table:style-name="ce47" office:value-type="float" office:value="143" calcext:value-type="float">
            <text:p>143</text:p>
          </table:table-cell>
          <table:table-cell table:style-name="ce49" table:formula="of:=[.AE13]/[.K13]" office:value-type="float" office:value="0.481481481481481" calcext:value-type="float">
            <text:p>0.5</text:p>
          </table:table-cell>
          <table:table-cell table:style-name="ce47" office:value-type="float" office:value="245" calcext:value-type="float">
            <text:p>245</text:p>
          </table:table-cell>
          <table:table-cell table:style-name="ce49" table:formula="of:=[.AG13]/[.K13]" office:value-type="float" office:value="0.824915824915825" calcext:value-type="float">
            <text:p>0.8</text:p>
          </table:table-cell>
          <table:table-cell table:style-name="ce47" office:value-type="float" office:value="164" calcext:value-type="float">
            <text:p>164</text:p>
          </table:table-cell>
          <table:table-cell table:style-name="ce49" table:formula="of:=[.AI13]/[.K13]" office:value-type="float" office:value="0.552188552188552" calcext:value-type="float">
            <text:p>0.6</text:p>
          </table:table-cell>
          <table:table-cell table:style-name="ce47" office:value-type="float" office:value="1428" calcext:value-type="float">
            <text:p>1'428</text:p>
          </table:table-cell>
          <table:table-cell table:style-name="ce49" table:formula="of:=[.AK13]/[.K13]" office:value-type="float" office:value="4.80808080808081" calcext:value-type="float">
            <text:p>4.8</text:p>
          </table:table-cell>
          <table:table-cell table:style-name="ce47" office:value-type="float" office:value="327" calcext:value-type="float">
            <text:p>327</text:p>
          </table:table-cell>
          <table:table-cell table:style-name="ce49" table:formula="of:=[.AM13]/[.K13]" office:value-type="float" office:value="1.1010101010101" calcext:value-type="float">
            <text:p>1.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Sieve</text:p>
          </table:table-cell>
          <table:table-cell table:style-name="ce43" office:value-type="string" calcext:value-type="string">
            <text:p>3000/1</text:p>
          </table:table-cell>
          <table:table-cell table:style-name="ce47" office:value-type="float" office:value="28" calcext:value-type="float">
            <text:p>28</text:p>
          </table:table-cell>
          <table:table-cell table:style-name="ce49" table:formula="of:=[.C14]/[.K14]" office:value-type="float" office:value="0.235294117647059" calcext:value-type="float">
            <text:p>0.2</text:p>
          </table:table-cell>
          <table:table-cell table:style-name="ce47" office:value-type="float" office:value="30" calcext:value-type="float">
            <text:p>30</text:p>
          </table:table-cell>
          <table:table-cell table:style-name="ce49" table:formula="of:=[.E14]/[.K14]" office:value-type="float" office:value="0.252100840336134" calcext:value-type="float">
            <text:p>0.3</text:p>
          </table:table-cell>
          <table:table-cell table:style-name="ce47" office:value-type="float" office:value="55.9856666666667" calcext:value-type="float">
            <text:p>56</text:p>
          </table:table-cell>
          <table:table-cell table:style-name="ce49" table:formula="of:=[.G14]/[.K14]" office:value-type="float" office:value="0.470467787114846" calcext:value-type="float">
            <text:p>0.5</text:p>
          </table:table-cell>
          <table:table-cell table:style-name="ce47" office:value-type="float" office:value="103" calcext:value-type="float">
            <text:p>103</text:p>
          </table:table-cell>
          <table:table-cell table:style-name="ce49" table:formula="of:=[.I14]/[.K14]" office:value-type="float" office:value="0.865546218487395" calcext:value-type="float">
            <text:p>0.9</text:p>
          </table:table-cell>
          <table:table-cell table:style-name="ce47" office:value-type="float" office:value="119" calcext:value-type="float">
            <text:p>119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93" calcext:value-type="float">
            <text:p>93</text:p>
          </table:table-cell>
          <table:table-cell table:style-name="ce49" table:formula="of:=[.M14]/[.K14]" office:value-type="float" office:value="0.781512605042017" calcext:value-type="float">
            <text:p>0.8</text:p>
          </table:table-cell>
          <table:table-cell table:style-name="ce47" office:value-type="float" office:value="84" calcext:value-type="float">
            <text:p>84</text:p>
          </table:table-cell>
          <table:table-cell table:style-name="ce49" table:formula="of:=[.O14]/[.K14]" office:value-type="float" office:value="0.705882352941176" calcext:value-type="float">
            <text:p>0.7</text:p>
          </table:table-cell>
          <table:table-cell table:style-name="ce47" office:value-type="float" office:value="99" calcext:value-type="float">
            <text:p>99</text:p>
          </table:table-cell>
          <table:table-cell table:style-name="ce49" table:formula="of:=[.Q14]/[.K14]" office:value-type="float" office:value="0.831932773109244" calcext:value-type="float">
            <text:p>0.8</text:p>
          </table:table-cell>
          <table:table-cell table:style-name="ce47" office:value-type="float" office:value="101" calcext:value-type="float">
            <text:p>101</text:p>
          </table:table-cell>
          <table:table-cell table:style-name="ce49" table:formula="of:=[.S14]/[.K14]" office:value-type="float" office:value="0.848739495798319" calcext:value-type="float">
            <text:p>0.8</text:p>
          </table:table-cell>
          <table:table-cell table:style-name="ce47" office:value-type="float" office:value="31" calcext:value-type="float">
            <text:p>31</text:p>
          </table:table-cell>
          <table:table-cell table:style-name="ce49" table:formula="of:=[.U14]/[.K14]" office:value-type="float" office:value="0.260504201680672" calcext:value-type="float">
            <text:p>0.3</text:p>
          </table:table-cell>
          <table:table-cell table:style-name="ce47" office:value-type="float" office:value="144" calcext:value-type="float">
            <text:p>144</text:p>
          </table:table-cell>
          <table:table-cell table:style-name="ce49" table:formula="of:=[.W14]/[.K14]" office:value-type="float" office:value="1.21008403361345" calcext:value-type="float">
            <text:p>1.2</text:p>
          </table:table-cell>
          <table:table-cell table:style-name="ce47" office:value-type="float" office:value="27" calcext:value-type="float">
            <text:p>27</text:p>
          </table:table-cell>
          <table:table-cell table:style-name="ce49" table:formula="of:=[.Y14]/[.K14]" office:value-type="float" office:value="0.226890756302521" calcext:value-type="float">
            <text:p>0.2</text:p>
          </table:table-cell>
          <table:table-cell table:style-name="ce47" office:value-type="float" office:value="146" calcext:value-type="float">
            <text:p>146</text:p>
          </table:table-cell>
          <table:table-cell table:style-name="ce49" table:formula="of:=[.AA14]/[.K14]" office:value-type="float" office:value="1.22689075630252" calcext:value-type="float">
            <text:p>1.2</text:p>
          </table:table-cell>
          <table:table-cell table:style-name="ce47" office:value-type="float" office:value="32" calcext:value-type="float">
            <text:p>32</text:p>
          </table:table-cell>
          <table:table-cell table:style-name="ce49" table:formula="of:=[.AC14]/[.K14]" office:value-type="float" office:value="0.26890756302521" calcext:value-type="float">
            <text:p>0.3</text:p>
          </table:table-cell>
          <table:table-cell table:style-name="ce47" office:value-type="float" office:value="32" calcext:value-type="float">
            <text:p>32</text:p>
          </table:table-cell>
          <table:table-cell table:style-name="ce49" table:formula="of:=[.AE14]/[.K14]" office:value-type="float" office:value="0.26890756302521" calcext:value-type="float">
            <text:p>0.3</text:p>
          </table:table-cell>
          <table:table-cell table:style-name="ce47" office:value-type="float" office:value="72" calcext:value-type="float">
            <text:p>72</text:p>
          </table:table-cell>
          <table:table-cell table:style-name="ce49" table:formula="of:=[.AG14]/[.K14]" office:value-type="float" office:value="0.605042016806723" calcext:value-type="float">
            <text:p>0.6</text:p>
          </table:table-cell>
          <table:table-cell table:style-name="ce47" office:value-type="float" office:value="32" calcext:value-type="float">
            <text:p>32</text:p>
          </table:table-cell>
          <table:table-cell table:style-name="ce49" table:formula="of:=[.AI14]/[.K14]" office:value-type="float" office:value="0.26890756302521" calcext:value-type="float">
            <text:p>0.3</text:p>
          </table:table-cell>
          <table:table-cell table:style-name="ce47" office:value-type="float" office:value="304" calcext:value-type="float">
            <text:p>304</text:p>
          </table:table-cell>
          <table:table-cell table:style-name="ce49" table:formula="of:=[.AK14]/[.K14]" office:value-type="float" office:value="2.5546218487395" calcext:value-type="float">
            <text:p>2.6</text:p>
          </table:table-cell>
          <table:table-cell table:style-name="ce47" office:value-type="float" office:value="142" calcext:value-type="float">
            <text:p>142</text:p>
          </table:table-cell>
          <table:table-cell table:style-name="ce49" table:formula="of:=[.AM14]/[.K14]" office:value-type="float" office:value="1.19327731092437" calcext:value-type="float">
            <text:p>1.2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Storage</text:p>
          </table:table-cell>
          <table:table-cell table:style-name="ce43" office:value-type="string" calcext:value-type="string">
            <text:p>1000/1</text:p>
          </table:table-cell>
          <table:table-cell table:style-name="ce47" office:value-type="float" office:value="1054" calcext:value-type="float">
            <text:p>1'054</text:p>
          </table:table-cell>
          <table:table-cell table:style-name="ce49" table:formula="of:=[.C15]/[.K15]" office:value-type="float" office:value="0.478655767484105" calcext:value-type="float">
            <text:p>0.5</text:p>
          </table:table-cell>
          <table:table-cell table:style-name="ce47" office:value-type="float" office:value="741" calcext:value-type="float">
            <text:p>741</text:p>
          </table:table-cell>
          <table:table-cell table:style-name="ce49" table:formula="of:=[.E15]/[.K15]" office:value-type="float" office:value="0.336512261580381" calcext:value-type="float">
            <text:p>0.3</text:p>
          </table:table-cell>
          <table:table-cell table:style-name="ce47" office:value-type="float" office:value="778.207" calcext:value-type="float">
            <text:p>778</text:p>
          </table:table-cell>
          <table:table-cell table:style-name="ce49" table:formula="of:=[.G15]/[.K15]" office:value-type="float" office:value="0.353409173478656" calcext:value-type="float">
            <text:p>0.4</text:p>
          </table:table-cell>
          <table:table-cell table:style-name="ce47" office:value-type="float" office:value="310" calcext:value-type="float">
            <text:p>310</text:p>
          </table:table-cell>
          <table:table-cell table:style-name="ce49" table:formula="of:=[.I15]/[.K15]" office:value-type="float" office:value="0.14078110808356" calcext:value-type="float">
            <text:p>0.1</text:p>
          </table:table-cell>
          <table:table-cell table:style-name="ce47" office:value-type="float" office:value="2202" calcext:value-type="float">
            <text:p>2'202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2214" calcext:value-type="float">
            <text:p>2'214</text:p>
          </table:table-cell>
          <table:table-cell table:style-name="ce49" table:formula="of:=[.M15]/[.K15]" office:value-type="float" office:value="1.00544959128065" calcext:value-type="float">
            <text:p>1.0</text:p>
          </table:table-cell>
          <table:table-cell table:style-name="ce47" office:value-type="float" office:value="337" calcext:value-type="float">
            <text:p>337</text:p>
          </table:table-cell>
          <table:table-cell table:style-name="ce49" table:formula="of:=[.O15]/[.K15]" office:value-type="float" office:value="0.153042688465032" calcext:value-type="float">
            <text:p>0.2</text:p>
          </table:table-cell>
          <table:table-cell table:style-name="ce47" office:value-type="float" office:value="384" calcext:value-type="float">
            <text:p>384</text:p>
          </table:table-cell>
          <table:table-cell table:style-name="ce49" table:formula="of:=[.Q15]/[.K15]" office:value-type="float" office:value="0.174386920980926" calcext:value-type="float">
            <text:p>0.2</text:p>
          </table:table-cell>
          <table:table-cell table:style-name="ce47" office:value-type="float" office:value="385" calcext:value-type="float">
            <text:p>385</text:p>
          </table:table-cell>
          <table:table-cell table:style-name="ce49" table:formula="of:=[.S15]/[.K15]" office:value-type="float" office:value="0.174841053587648" calcext:value-type="float">
            <text:p>0.2</text:p>
          </table:table-cell>
          <table:table-cell table:style-name="ce47" office:value-type="float" office:value="533" calcext:value-type="float">
            <text:p>533</text:p>
          </table:table-cell>
          <table:table-cell table:style-name="ce49" table:formula="of:=[.U15]/[.K15]" office:value-type="float" office:value="0.24205267938238" calcext:value-type="float">
            <text:p>0.2</text:p>
          </table:table-cell>
          <table:table-cell table:style-name="ce47" office:value-type="float" office:value="709" calcext:value-type="float">
            <text:p>709</text:p>
          </table:table-cell>
          <table:table-cell table:style-name="ce49" table:formula="of:=[.W15]/[.K15]" office:value-type="float" office:value="0.321980018165304" calcext:value-type="float">
            <text:p>0.3</text:p>
          </table:table-cell>
          <table:table-cell table:style-name="ce47" office:value-type="float" office:value="550" calcext:value-type="float">
            <text:p>550</text:p>
          </table:table-cell>
          <table:table-cell table:style-name="ce49" table:formula="of:=[.Y15]/[.K15]" office:value-type="float" office:value="0.249772933696639" calcext:value-type="float">
            <text:p>0.2</text:p>
          </table:table-cell>
          <table:table-cell table:style-name="ce47" office:value-type="float" office:value="859" calcext:value-type="float">
            <text:p>859</text:p>
          </table:table-cell>
          <table:table-cell table:style-name="ce49" table:formula="of:=[.AA15]/[.K15]" office:value-type="float" office:value="0.390099909173479" calcext:value-type="float">
            <text:p>0.4</text:p>
          </table:table-cell>
          <table:table-cell table:style-name="ce47" office:value-type="float" office:value="617" calcext:value-type="float">
            <text:p>617</text:p>
          </table:table-cell>
          <table:table-cell table:style-name="ce49" table:formula="of:=[.AC15]/[.K15]" office:value-type="float" office:value="0.280199818346957" calcext:value-type="float">
            <text:p>0.3</text:p>
          </table:table-cell>
          <table:table-cell table:style-name="ce47" office:value-type="float" office:value="594" calcext:value-type="float">
            <text:p>594</text:p>
          </table:table-cell>
          <table:table-cell table:style-name="ce49" table:formula="of:=[.AE15]/[.K15]" office:value-type="float" office:value="0.269754768392371" calcext:value-type="float">
            <text:p>0.3</text:p>
          </table:table-cell>
          <table:table-cell table:style-name="ce47" office:value-type="float" office:value="674" calcext:value-type="float">
            <text:p>674</text:p>
          </table:table-cell>
          <table:table-cell table:style-name="ce49" table:formula="of:=[.AG15]/[.K15]" office:value-type="float" office:value="0.306085376930064" calcext:value-type="float">
            <text:p>0.3</text:p>
          </table:table-cell>
          <table:table-cell table:style-name="ce47" office:value-type="float" office:value="680" calcext:value-type="float">
            <text:p>680</text:p>
          </table:table-cell>
          <table:table-cell table:style-name="ce49" table:formula="of:=[.AI15]/[.K15]" office:value-type="float" office:value="0.308810172570391" calcext:value-type="float">
            <text:p>0.3</text:p>
          </table:table-cell>
          <table:table-cell table:style-name="ce47" office:value-type="float" office:value="3987" calcext:value-type="float">
            <text:p>3'987</text:p>
          </table:table-cell>
          <table:table-cell table:style-name="ce49" table:formula="of:=[.AK15]/[.K15]" office:value-type="float" office:value="1.81062670299728" calcext:value-type="float">
            <text:p>1.8</text:p>
          </table:table-cell>
          <table:table-cell table:style-name="ce47" office:value-type="float" office:value="2234" calcext:value-type="float">
            <text:p>2'234</text:p>
          </table:table-cell>
          <table:table-cell table:style-name="ce49" table:formula="of:=[.AM15]/[.K15]" office:value-type="float" office:value="1.01453224341508" calcext:value-type="float">
            <text:p>1.0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Towers</text:p>
          </table:table-cell>
          <table:table-cell table:style-name="ce43" office:value-type="string" calcext:value-type="string">
            <text:p>600/1</text:p>
          </table:table-cell>
          <table:table-cell table:style-name="ce47" office:value-type="float" office:value="100" calcext:value-type="float">
            <text:p>100</text:p>
          </table:table-cell>
          <table:table-cell table:style-name="ce49" table:formula="of:=[.C16]/[.K16]" office:value-type="float" office:value="0.334448160535117" calcext:value-type="float">
            <text:p>0.3</text:p>
          </table:table-cell>
          <table:table-cell table:style-name="ce47" office:value-type="float" office:value="159" calcext:value-type="float">
            <text:p>159</text:p>
          </table:table-cell>
          <table:table-cell table:style-name="ce49" table:formula="of:=[.E16]/[.K16]" office:value-type="float" office:value="0.531772575250836" calcext:value-type="float">
            <text:p>0.5</text:p>
          </table:table-cell>
          <table:table-cell table:style-name="ce47" office:value-type="float" office:value="275.011666666667" calcext:value-type="float">
            <text:p>275</text:p>
          </table:table-cell>
          <table:table-cell table:style-name="ce49" table:formula="of:=[.G16]/[.K16]" office:value-type="float" office:value="0.919771460423636" calcext:value-type="float">
            <text:p>0.9</text:p>
          </table:table-cell>
          <table:table-cell table:style-name="ce47" office:value-type="float" office:value="307" calcext:value-type="float">
            <text:p>307</text:p>
          </table:table-cell>
          <table:table-cell table:style-name="ce49" table:formula="of:=[.I16]/[.K16]" office:value-type="float" office:value="1.02675585284281" calcext:value-type="float">
            <text:p>1.0</text:p>
          </table:table-cell>
          <table:table-cell table:style-name="ce47" office:value-type="float" office:value="299" calcext:value-type="float">
            <text:p>299</text:p>
          </table:table-cell>
          <table:table-cell table:style-name="ce53" office:value-type="float" office:value="1" calcext:value-type="float">
            <text:p>1.0</text:p>
          </table:table-cell>
          <table:table-cell table:style-name="ce47" office:value-type="float" office:value="507" calcext:value-type="float">
            <text:p>507</text:p>
          </table:table-cell>
          <table:table-cell table:style-name="ce49" table:formula="of:=[.M16]/[.K16]" office:value-type="float" office:value="1.69565217391304" calcext:value-type="float">
            <text:p>1.7</text:p>
          </table:table-cell>
          <table:table-cell table:style-name="ce47" office:value-type="float" office:value="500" calcext:value-type="float">
            <text:p>500</text:p>
          </table:table-cell>
          <table:table-cell table:style-name="ce49" table:formula="of:=[.O16]/[.K16]" office:value-type="float" office:value="1.67224080267559" calcext:value-type="float">
            <text:p>1.7</text:p>
          </table:table-cell>
          <table:table-cell table:style-name="ce47" office:value-type="float" office:value="482" calcext:value-type="float">
            <text:p>482</text:p>
          </table:table-cell>
          <table:table-cell table:style-name="ce49" table:formula="of:=[.Q16]/[.K16]" office:value-type="float" office:value="1.61204013377926" calcext:value-type="float">
            <text:p>1.6</text:p>
          </table:table-cell>
          <table:table-cell table:style-name="ce47" office:value-type="float" office:value="479" calcext:value-type="float">
            <text:p>479</text:p>
          </table:table-cell>
          <table:table-cell table:style-name="ce49" table:formula="of:=[.S16]/[.K16]" office:value-type="float" office:value="1.60200668896321" calcext:value-type="float">
            <text:p>1.6</text:p>
          </table:table-cell>
          <table:table-cell table:style-name="ce47" office:value-type="float" office:value="260" calcext:value-type="float">
            <text:p>260</text:p>
          </table:table-cell>
          <table:table-cell table:style-name="ce49" table:formula="of:=[.U16]/[.K16]" office:value-type="float" office:value="0.869565217391304" calcext:value-type="float">
            <text:p>0.9</text:p>
          </table:table-cell>
          <table:table-cell table:style-name="ce47" office:value-type="float" office:value="489" calcext:value-type="float">
            <text:p>489</text:p>
          </table:table-cell>
          <table:table-cell table:style-name="ce49" table:formula="of:=[.W16]/[.K16]" office:value-type="float" office:value="1.63545150501672" calcext:value-type="float">
            <text:p>1.6</text:p>
          </table:table-cell>
          <table:table-cell table:style-name="ce47" office:value-type="float" office:value="321" calcext:value-type="float">
            <text:p>321</text:p>
          </table:table-cell>
          <table:table-cell table:style-name="ce49" table:formula="of:=[.Y16]/[.K16]" office:value-type="float" office:value="1.07357859531773" calcext:value-type="float">
            <text:p>1.1</text:p>
          </table:table-cell>
          <table:table-cell table:style-name="ce47" office:value-type="float" office:value="516" calcext:value-type="float">
            <text:p>516</text:p>
          </table:table-cell>
          <table:table-cell table:style-name="ce49" table:formula="of:=[.AA16]/[.K16]" office:value-type="float" office:value="1.7257525083612" calcext:value-type="float">
            <text:p>1.7</text:p>
          </table:table-cell>
          <table:table-cell table:style-name="ce47" office:value-type="float" office:value="254" calcext:value-type="float">
            <text:p>254</text:p>
          </table:table-cell>
          <table:table-cell table:style-name="ce49" table:formula="of:=[.AC16]/[.K16]" office:value-type="float" office:value="0.849498327759197" calcext:value-type="float">
            <text:p>0.8</text:p>
          </table:table-cell>
          <table:table-cell table:style-name="ce47" office:value-type="float" office:value="258" calcext:value-type="float">
            <text:p>258</text:p>
          </table:table-cell>
          <table:table-cell table:style-name="ce49" table:formula="of:=[.AE16]/[.K16]" office:value-type="float" office:value="0.862876254180602" calcext:value-type="float">
            <text:p>0.9</text:p>
          </table:table-cell>
          <table:table-cell table:style-name="ce47" office:value-type="float" office:value="339" calcext:value-type="float">
            <text:p>339</text:p>
          </table:table-cell>
          <table:table-cell table:style-name="ce49" table:formula="of:=[.AG16]/[.K16]" office:value-type="float" office:value="1.13377926421405" calcext:value-type="float">
            <text:p>1.1</text:p>
          </table:table-cell>
          <table:table-cell table:style-name="ce47" office:value-type="float" office:value="340" calcext:value-type="float">
            <text:p>340</text:p>
          </table:table-cell>
          <table:table-cell table:style-name="ce49" table:formula="of:=[.AI16]/[.K16]" office:value-type="float" office:value="1.1371237458194" calcext:value-type="float">
            <text:p>1.1</text:p>
          </table:table-cell>
          <table:table-cell table:style-name="ce47" office:value-type="float" office:value="1567" calcext:value-type="float">
            <text:p>1'567</text:p>
          </table:table-cell>
          <table:table-cell table:style-name="ce49" table:formula="of:=[.AK16]/[.K16]" office:value-type="float" office:value="5.24080267558528" calcext:value-type="float">
            <text:p>5.2</text:p>
          </table:table-cell>
          <table:table-cell table:style-name="ce47" office:value-type="float" office:value="523" calcext:value-type="float">
            <text:p>523</text:p>
          </table:table-cell>
          <table:table-cell table:style-name="ce49" table:formula="of:=[.AM16]/[.K16]" office:value-type="float" office:value="1.74916387959866" calcext:value-type="float">
            <text:p>1.7</text:p>
          </table:table-cell>
          <table:table-cell table:number-columns-repeated="971"/>
        </table:table-row>
        <table:table-row table:style-name="ro2">
          <table:table-cell table:number-columns-repeated="1011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47" table:formula="of:=SUM([.C3:.C16])" office:value-type="float" office:value="648303" calcext:value-type="float">
            <text:p>648'303</text:p>
          </table:table-cell>
          <table:table-cell table:style-name="ce50"/>
          <table:table-cell table:style-name="ce47" table:formula="of:=SUM([.E3:.E16])" office:value-type="float" office:value="232380" calcext:value-type="float">
            <text:p>232'380</text:p>
          </table:table-cell>
          <table:table-cell table:style-name="ce50"/>
          <table:table-cell table:style-name="ce47" table:formula="of:=SUM([.G3:.G16])" office:value-type="float" office:value="992768.529166667" calcext:value-type="float">
            <text:p>992'769</text:p>
          </table:table-cell>
          <table:table-cell table:style-name="ce50"/>
          <table:table-cell table:style-name="ce47" table:formula="of:=SUM([.I3:.I16])" office:value-type="float" office:value="495790" calcext:value-type="float">
            <text:p>495'790</text:p>
          </table:table-cell>
          <table:table-cell table:style-name="ce50"/>
          <table:table-cell table:style-name="ce47" table:formula="of:=SUM([.K3:.K16])" office:value-type="float" office:value="8252203" calcext:value-type="float">
            <text:p>8'252'203</text:p>
          </table:table-cell>
          <table:table-cell table:style-name="ce49"/>
          <table:table-cell table:style-name="ce47" table:formula="of:=SUM([.M3:.M16])" office:value-type="float" office:value="4643853" calcext:value-type="float">
            <text:p>4'643'853</text:p>
          </table:table-cell>
          <table:table-cell table:style-name="ce49"/>
          <table:table-cell table:style-name="ce47" table:formula="of:=SUM([.O3:.O16])" office:value-type="float" office:value="1086898" calcext:value-type="float">
            <text:p>1'086'898</text:p>
          </table:table-cell>
          <table:table-cell table:style-name="ce50"/>
          <table:table-cell table:style-name="ce47" table:formula="of:=SUM([.Q3:.Q16])" office:value-type="float" office:value="1171873" calcext:value-type="float">
            <text:p>1'171'873</text:p>
          </table:table-cell>
          <table:table-cell table:style-name="ce50"/>
          <table:table-cell table:style-name="ce47" table:formula="of:=SUM([.S3:.S16])" office:value-type="float" office:value="1163566" calcext:value-type="float">
            <text:p>1'163'566</text:p>
          </table:table-cell>
          <table:table-cell table:style-name="ce50"/>
          <table:table-cell table:style-name="ce47" table:formula="of:=SUM([.U3:.U16])" office:value-type="float" office:value="749594" calcext:value-type="float">
            <text:p>749'594</text:p>
          </table:table-cell>
          <table:table-cell table:style-name="ce50"/>
          <table:table-cell table:style-name="ce47" table:formula="of:=SUM([.W3:.W16])" office:value-type="float" office:value="1065876" calcext:value-type="float">
            <text:p>1'065'876</text:p>
          </table:table-cell>
          <table:table-cell table:style-name="ce50"/>
          <table:table-cell table:style-name="ce47" table:formula="of:=SUM([.Y3:.Y16])" office:value-type="float" office:value="758118" calcext:value-type="float">
            <text:p>758'118</text:p>
          </table:table-cell>
          <table:table-cell table:style-name="ce50"/>
          <table:table-cell table:style-name="ce47" table:formula="of:=SUM([.AA3:.AA16])" office:value-type="float" office:value="1083609" calcext:value-type="float">
            <text:p>1'083'609</text:p>
          </table:table-cell>
          <table:table-cell table:style-name="ce50"/>
          <table:table-cell table:style-name="ce47" table:formula="of:=SUM([.AC3:.AC16])" office:value-type="float" office:value="900848" calcext:value-type="float">
            <text:p>900'848</text:p>
          </table:table-cell>
          <table:table-cell table:style-name="ce50"/>
          <table:table-cell table:style-name="ce47" table:formula="of:=SUM([.AE3:.AE16])" office:value-type="float" office:value="914264" calcext:value-type="float">
            <text:p>914'264</text:p>
          </table:table-cell>
          <table:table-cell table:style-name="ce50"/>
          <table:table-cell table:style-name="ce47" table:formula="of:=SUM([.AG3:.AG16])" office:value-type="float" office:value="1105127" calcext:value-type="float">
            <text:p>1'105'127</text:p>
          </table:table-cell>
          <table:table-cell table:style-name="ce50"/>
          <table:table-cell table:style-name="ce47" table:formula="of:=SUM([.AI3:.AI16])" office:value-type="float" office:value="952010" calcext:value-type="float">
            <text:p>952'010</text:p>
          </table:table-cell>
          <table:table-cell table:style-name="ce50"/>
          <table:table-cell table:style-name="ce47" table:formula="of:=SUM([.AK3:.AK16])" office:value-type="float" office:value="4465142" calcext:value-type="float">
            <text:p>4'465'142</text:p>
          </table:table-cell>
          <table:table-cell table:style-name="ce50"/>
          <table:table-cell table:style-name="ce47" table:formula="of:=SUM([.AM3:.AM16])" office:value-type="float" office:value="2425426" calcext:value-type="float">
            <text:p>2'425'426</text:p>
          </table:table-cell>
          <table:table-cell table:style-name="ce50"/>
          <table:table-cell table:number-columns-repeated="971"/>
        </table:table-row>
        <table:table-row table:style-name="ro2">
          <table:table-cell office:value-type="string" calcext:value-type="string">
            <text:p>geomean of factors:</text:p>
          </table:table-cell>
          <table:table-cell table:number-columns-repeated="2"/>
          <table:table-cell table:style-name="ce51" table:formula="of:=GEOMEAN([.D3:.D16])" office:value-type="float" office:value="0.190295901723313" calcext:value-type="float">
            <text:p>0.19</text:p>
          </table:table-cell>
          <table:table-cell/>
          <table:table-cell table:style-name="ce51" table:formula="of:=GEOMEAN([.F3:.F16])" office:value-type="float" office:value="0.194293219592531" calcext:value-type="float">
            <text:p>0.19</text:p>
          </table:table-cell>
          <table:table-cell table:style-name="ce47"/>
          <table:table-cell table:style-name="ce51" table:formula="of:=GEOMEAN([.H3:.H16])" office:value-type="float" office:value="0.241013505647987" calcext:value-type="float">
            <text:p>0.24</text:p>
          </table:table-cell>
          <table:table-cell table:style-name="ce47"/>
          <table:table-cell table:style-name="ce51" table:formula="of:=GEOMEAN([.J3:.J16])" office:value-type="float" office:value="0.393532605989013" calcext:value-type="float">
            <text:p>0.39</text:p>
          </table:table-cell>
          <table:table-cell table:style-name="ce47"/>
          <table:table-cell table:style-name="ce53" office:value-type="float" office:value="1" calcext:value-type="float">
            <text:p>1.0</text:p>
          </table:table-cell>
          <table:table-cell table:style-name="ce47"/>
          <table:table-cell table:style-name="ce51" table:formula="of:=GEOMEAN([.N3:.N16])" office:value-type="float" office:value="1.04481652512334" calcext:value-type="float">
            <text:p>1.04</text:p>
          </table:table-cell>
          <table:table-cell table:style-name="ce47"/>
          <table:table-cell table:style-name="ce51" table:formula="of:=GEOMEAN([.P3:.P16])" office:value-type="float" office:value="0.379376376859695" calcext:value-type="float">
            <text:p>0.38</text:p>
          </table:table-cell>
          <table:table-cell/>
          <table:table-cell table:style-name="ce51" table:formula="of:=GEOMEAN([.R3:.R16])" office:value-type="float" office:value="0.505122595579463" calcext:value-type="float">
            <text:p>0.51</text:p>
          </table:table-cell>
          <table:table-cell table:style-name="ce47"/>
          <table:table-cell table:style-name="ce51" table:formula="of:=GEOMEAN([.T3:.T16])" office:value-type="float" office:value="0.496071901984621" calcext:value-type="float">
            <text:p>0.50</text:p>
          </table:table-cell>
          <table:table-cell/>
          <table:table-cell table:style-name="ce51" table:formula="of:=GEOMEAN([.V3:.V16])" office:value-type="float" office:value="0.237471824827202" calcext:value-type="float">
            <text:p>0.24</text:p>
          </table:table-cell>
          <table:table-cell/>
          <table:table-cell table:style-name="ce51" table:formula="of:=GEOMEAN([.X3:.X16])" office:value-type="float" office:value="0.448903274199507" calcext:value-type="float">
            <text:p>0.45</text:p>
          </table:table-cell>
          <table:table-cell/>
          <table:table-cell table:style-name="ce51" table:formula="of:=GEOMEAN([.Z3:.Z16])" office:value-type="float" office:value="0.249301559696031" calcext:value-type="float">
            <text:p>0.25</text:p>
          </table:table-cell>
          <table:table-cell/>
          <table:table-cell table:style-name="ce51" table:formula="of:=GEOMEAN([.AB3:.AB16])" office:value-type="float" office:value="0.478840975820119" calcext:value-type="float">
            <text:p>0.48</text:p>
          </table:table-cell>
          <table:table-cell/>
          <table:table-cell table:style-name="ce51" table:formula="of:=GEOMEAN([.AD3:.AD16])" office:value-type="float" office:value="0.256197982387362" calcext:value-type="float">
            <text:p>0.26</text:p>
          </table:table-cell>
          <table:table-cell/>
          <table:table-cell table:style-name="ce51" table:formula="of:=GEOMEAN([.AF3:.AF16])" office:value-type="float" office:value="0.252160903891451" calcext:value-type="float">
            <text:p>0.25</text:p>
          </table:table-cell>
          <table:table-cell/>
          <table:table-cell table:style-name="ce51" table:formula="of:=GEOMEAN([.AH3:.AH16])" office:value-type="float" office:value="0.331079612111618" calcext:value-type="float">
            <text:p>0.33</text:p>
          </table:table-cell>
          <table:table-cell/>
          <table:table-cell table:style-name="ce51" table:formula="of:=GEOMEAN([.AJ3:.AJ16])" office:value-type="float" office:value="0.286483350602116" calcext:value-type="float">
            <text:p>0.29</text:p>
          </table:table-cell>
          <table:table-cell/>
          <table:table-cell table:style-name="ce51" table:formula="of:=GEOMEAN([.AL3:.AL16])" office:value-type="float" office:value="1.53710532787095" calcext:value-type="float">
            <text:p>1.54</text:p>
          </table:table-cell>
          <table:table-cell table:style-name="ce61" table:formula="of:=[.AL19]/[.AN19]" office:value-type="float" office:value="2.29333498964437" calcext:value-type="float">
            <text:p>2.3</text:p>
          </table:table-cell>
          <table:table-cell table:style-name="ce51" table:formula="of:=GEOMEAN([.AN3:.AN16])" office:value-type="float" office:value="0.670248932149816" calcext:value-type="float">
            <text:p>0.67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1/geomean:</text:p>
          </table:table-cell>
          <table:table-cell table:number-columns-repeated="2"/>
          <table:table-cell table:style-name="ce50" table:formula="of:=1/[.D19]" office:value-type="float" office:value="5.25497391664264" calcext:value-type="float">
            <text:p>5.25</text:p>
          </table:table-cell>
          <table:table-cell/>
          <table:table-cell table:style-name="ce50" table:formula="of:=1/[.F19]" office:value-type="float" office:value="5.14685999901174" calcext:value-type="float">
            <text:p>5.15</text:p>
          </table:table-cell>
          <table:table-cell/>
          <table:table-cell table:style-name="ce50" table:formula="of:=1/[.H19]" office:value-type="float" office:value="4.14914507513347" calcext:value-type="float">
            <text:p>4.15</text:p>
          </table:table-cell>
          <table:table-cell/>
          <table:table-cell table:style-name="ce50" table:formula="of:=1/[.J19]" office:value-type="float" office:value="2.54108550290727" calcext:value-type="float">
            <text:p>2.54</text:p>
          </table:table-cell>
          <table:table-cell/>
          <table:table-cell table:style-name="ce50" table:formula="of:=1/[.L19]" office:value-type="float" office:value="1" calcext:value-type="float">
            <text:p>1.00</text:p>
          </table:table-cell>
          <table:table-cell/>
          <table:table-cell table:style-name="ce50" table:formula="of:=1/[.N19]" office:value-type="float" office:value="0.9571058419869" calcext:value-type="float">
            <text:p>0.96</text:p>
          </table:table-cell>
          <table:table-cell/>
          <table:table-cell table:style-name="ce50" table:formula="of:=1/[.P19]" office:value-type="float" office:value="2.63590476633665" calcext:value-type="float">
            <text:p>2.64</text:p>
          </table:table-cell>
          <table:table-cell/>
          <table:table-cell table:style-name="ce50" table:formula="of:=1/[.R19]" office:value-type="float" office:value="1.97971741662601" calcext:value-type="float">
            <text:p>1.98</text:p>
          </table:table-cell>
          <table:table-cell/>
          <table:table-cell table:style-name="ce50" table:formula="of:=1/[.T19]" office:value-type="float" office:value="2.01583680913861" calcext:value-type="float">
            <text:p>2.02</text:p>
          </table:table-cell>
          <table:table-cell/>
          <table:table-cell table:style-name="ce50" table:formula="of:=1/[.V19]" office:value-type="float" office:value="4.21102587950236" calcext:value-type="float">
            <text:p>4.21</text:p>
          </table:table-cell>
          <table:table-cell/>
          <table:table-cell table:style-name="ce50" table:formula="of:=1/[.X19]" office:value-type="float" office:value="2.22765138388269" calcext:value-type="float">
            <text:p>2.23</text:p>
          </table:table-cell>
          <table:table-cell/>
          <table:table-cell table:style-name="ce50" table:formula="of:=1/[.Z19]" office:value-type="float" office:value="4.01120635273715" calcext:value-type="float">
            <text:p>4.01</text:p>
          </table:table-cell>
          <table:table-cell/>
          <table:table-cell table:style-name="ce50" table:formula="of:=1/[.AB19]" office:value-type="float" office:value="2.08837599640942" calcext:value-type="float">
            <text:p>2.09</text:p>
          </table:table-cell>
          <table:table-cell/>
          <table:table-cell table:style-name="ce50" table:formula="of:=1/[.AD19]" office:value-type="float" office:value="3.9032313630325" calcext:value-type="float">
            <text:p>3.90</text:p>
          </table:table-cell>
          <table:table-cell/>
          <table:table-cell table:style-name="ce50" table:formula="of:=1/[.AF19]" office:value-type="float" office:value="3.9657218251029" calcext:value-type="float">
            <text:p>3.97</text:p>
          </table:table-cell>
          <table:table-cell/>
          <table:table-cell table:style-name="ce50" table:formula="of:=1/[.AH19]" office:value-type="float" office:value="3.02042156453556" calcext:value-type="float">
            <text:p>3.02</text:p>
          </table:table-cell>
          <table:table-cell/>
          <table:table-cell table:style-name="ce50" table:formula="of:=1/[.AJ19]" office:value-type="float" office:value="3.49060424593" calcext:value-type="float">
            <text:p>3.49</text:p>
          </table:table-cell>
          <table:table-cell/>
          <table:table-cell table:style-name="ce50" table:formula="of:=1/[.AL19]" office:value-type="float" office:value="0.650573504539928" calcext:value-type="float">
            <text:p>0.65</text:p>
          </table:table-cell>
          <table:table-cell/>
          <table:table-cell table:style-name="ce50" table:formula="of:=1/[.AN19]" office:value-type="float" office:value="1.49198298129698" calcext:value-type="float">
            <text:p>1.49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Build time</text:p>
          </table:table-cell>
          <table:table-cell table:number-columns-repeated="2"/>
          <table:table-cell table:style-name="ce50"/>
          <table:table-cell/>
          <table:table-cell table:style-name="ce50"/>
          <table:table-cell/>
          <table:table-cell table:style-name="ce50"/>
          <table:table-cell/>
          <table:table-cell table:style-name="ce50"/>
          <table:table-cell/>
          <table:table-cell table:style-name="ce50"/>
          <table:table-cell/>
          <table:table-cell table:style-name="ce50"/>
          <table:table-cell/>
          <table:table-cell table:style-name="ce50"/>
          <table:table-cell/>
          <table:table-cell table:style-name="ce50"/>
          <table:table-cell/>
          <table:table-cell table:style-name="ce50"/>
          <table:table-cell table:style-name="ce56" office:value-type="string" calcext:value-type="string">
            <text:p>17 s</text:p>
          </table:table-cell>
          <table:table-cell table:style-name="ce57"/>
          <table:table-cell table:style-name="ce56" office:value-type="string" calcext:value-type="string">
            <text:p>9 s</text:p>
          </table:table-cell>
          <table:table-cell table:style-name="ce57"/>
          <table:table-cell table:style-name="ce54"/>
          <table:table-cell table:style-name="ce57"/>
          <table:table-cell table:style-name="ce59" office:value-type="string" calcext:value-type="string">
            <text:p>0.34 s</text:p>
          </table:table-cell>
          <table:table-cell table:style-name="ce57"/>
          <table:table-cell table:style-name="ce60" office:value-type="string" calcext:value-type="string">
            <text:p>73 s</text:p>
          </table:table-cell>
          <table:table-cell table:style-name="ce57"/>
          <table:table-cell table:style-name="ce56" office:value-type="string" calcext:value-type="string">
            <text:p>77 s</text:p>
          </table:table-cell>
          <table:table-cell table:style-name="ce57"/>
          <table:table-cell table:style-name="ce56" office:value-type="string" calcext:value-type="string">
            <text:p>33 s</text:p>
          </table:table-cell>
          <table:table-cell table:style-name="ce57"/>
          <table:table-cell table:style-name="ce56" office:value-type="string" calcext:value-type="string">
            <text:p>58 s</text:p>
          </table:table-cell>
          <table:table-cell table:style-name="ce57"/>
          <table:table-cell table:style-name="ce60" office:value-type="string" calcext:value-type="string">
            <text:p>7.1 s</text:p>
          </table:table-cell>
          <table:table-cell table:style-name="ce57"/>
          <table:table-cell table:style-name="ce60" office:value-type="string" calcext:value-type="string">
            <text:p>6.4 s</text:p>
          </table:table-cell>
          <table:table-cell table:style-name="ce57"/>
          <table:table-cell table:number-columns-repeated="971"/>
        </table:table-row>
        <table:table-row table:style-name="ro2">
          <table:table-cell table:number-columns-repeated="2"/>
          <table:table-cell table:style-name="ce48"/>
          <table:table-cell table:style-name="ce50"/>
          <table:table-cell table:style-name="ce48"/>
          <table:table-cell table:style-name="ce50"/>
          <table:table-cell/>
          <table:table-cell table:style-name="ce50"/>
          <table:table-cell/>
          <table:table-cell table:style-name="ce50"/>
          <table:table-cell table:number-columns-repeated="3"/>
          <table:table-cell table:style-name="ce50"/>
          <table:table-cell/>
          <table:table-cell table:style-name="ce50"/>
          <table:table-cell/>
          <table:table-cell table:style-name="ce50"/>
          <table:table-cell/>
          <table:table-cell table:style-name="ce50"/>
          <table:table-cell/>
          <table:table-cell table:style-name="ce58"/>
          <table:table-cell/>
          <table:table-cell table:style-name="ce50"/>
          <table:table-cell/>
          <table:table-cell table:style-name="ce50"/>
          <table:table-cell/>
          <table:table-cell table:style-name="ce50"/>
          <table:table-cell/>
          <table:table-cell table:style-name="ce58"/>
          <table:table-cell/>
          <table:table-cell table:style-name="ce58"/>
          <table:table-cell/>
          <table:table-cell table:style-name="ce50"/>
          <table:table-cell/>
          <table:table-cell table:style-name="ce50"/>
          <table:table-cell/>
          <table:table-cell table:style-name="ce58"/>
          <table:table-cell/>
          <table:table-cell table:style-name="ce58"/>
          <table:table-cell table:number-columns-repeated="971"/>
        </table:table-row>
        <table:table-row table:style-name="ro2">
          <table:table-cell office:value-type="string" calcext:value-type="string">
            <text:p>Benchmarks used from https://github.com/smarr/are-we-fast-yet commit 770c664 3.4.2020</text:p>
          </table:table-cell>
          <table:table-cell table:number-columns-repeated="13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Mono 6.12.0.182</text:p>
          </table:table-cell>
          <table:table-cell/>
          <table:table-cell office:value-type="string" calcext:value-type="string">
            <text:p><text:span text:style-name="T5">gcc</text:span> 4.8.2 -<text:span text:style-name="T5">O2</text:span></text:p>
          </table:table-cell>
          <table:table-cell/>
          <table:table-cell office:value-type="string" calcext:value-type="string">
            <text:p><text:span text:style-name="T5">gcc</text:span> 4.8.2 <text:span text:style-name="T5">no opt</text:span></text:p>
          </table:table-cell>
          <table:table-cell/>
          <table:table-cell office:value-type="string" calcext:value-type="string">
            <text:p><text:span text:style-name="T5">clang</text:span> 4.0.1 -<text:span text:style-name="T5">O2</text:span></text:p>
          </table:table-cell>
          <table:table-cell/>
          <table:table-cell office:value-type="string" calcext:value-type="string">
            <text:p><text:span text:style-name="T5">tcc</text:span> 0.9.27</text:p>
          </table:table-cell>
          <table:table-cell/>
          <table:table-cell office:value-type="string" calcext:value-type="string">
            <text:p><text:span text:style-name="T5">cpars</text:span> 1.22 -<text:span text:style-name="T5">O2</text:span></text:p>
          </table:table-cell>
          <table:table-cell/>
          <table:table-cell office:value-type="string" calcext:value-type="string">
            <text:p><text:span text:style-name="T5">cpars</text:span> 1.22 -<text:span text:style-name="T5">O3</text:span></text:p>
          </table:table-cell>
          <table:table-cell/>
          <table:table-cell office:value-type="string" calcext:value-type="string">
            <text:p><text:span text:style-name="T5">cpars</text:span> 1.22 <text:span text:style-name="T5">-O0</text:span></text:p>
          </table:table-cell>
          <table:table-cell/>
          <table:table-cell office:value-type="string" calcext:value-type="string">
            <text:p><text:span text:style-name="T5">cpars</text:span> 1.22 <text:span text:style-name="T5">-g</text:span></text:p>
          </table:table-cell>
          <table:table-cell/>
          <table:table-cell office:value-type="string" calcext:value-type="string">
            <text:p><text:span text:style-name="T5">ecc</text:span> 2024-07-21</text:p>
          </table:table-cell>
          <table:table-cell/>
          <table:table-cell office:value-type="string" calcext:value-type="string">
            <text:p><text:span text:style-name="T5">ecc2</text:span> 2024-08-1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nd https://github.com/rochus-keller/Are-we-fast-yet</text:p>
          </table:table-cell>
          <table:table-cell table:style-name="Default"/>
          <table:table-cell/>
          <table:table-cell table:style-name="ce52"/>
          <table:table-cell/>
          <table:table-cell table:style-name="ce52"/>
          <table:table-cell/>
          <table:table-cell table:style-name="ce52"/>
          <table:table-cell/>
          <table:table-cell table:style-name="ce52"/>
          <table:table-cell/>
          <table:table-cell table:style-name="ce52"/>
          <table:table-cell/>
          <table:table-cell table:style-name="ce52"/>
          <table:table-cell/>
          <table:table-cell table:style-name="ce52"/>
          <table:table-cell/>
          <table:table-cell table:style-name="ce52"/>
          <table:table-cell/>
          <table:table-cell table:style-name="ce52"/>
          <table:table-cell office:value-type="string" calcext:value-type="string">
            <text:p>Boem GC 7.2d</text:p>
          </table:table-cell>
          <table:table-cell table:style-name="ce52"/>
          <table:table-cell office:value-type="string" calcext:value-type="string">
            <text:p>Boem GC 7.2d</text:p>
          </table:table-cell>
          <table:table-cell table:style-name="ce52"/>
          <table:table-cell office:value-type="string" calcext:value-type="string">
            <text:p>Boem GC 7.2d</text:p>
          </table:table-cell>
          <table:table-cell table:style-name="ce52"/>
          <table:table-cell office:value-type="string" calcext:value-type="string">
            <text:p>Boem GC 7.2d</text:p>
          </table:table-cell>
          <table:table-cell table:style-name="ce52"/>
          <table:table-cell office:value-type="string" calcext:value-type="string">
            <text:p>Boem GC 7.2d</text:p>
          </table:table-cell>
          <table:table-cell table:style-name="ce52"/>
          <table:table-cell office:value-type="string" calcext:value-type="string">
            <text:p>Boem GC 7.2d</text:p>
          </table:table-cell>
          <table:table-cell table:style-name="ce52"/>
          <table:table-cell office:value-type="string" calcext:value-type="string">
            <text:p>Boem GC 7.2d</text:p>
          </table:table-cell>
          <table:table-cell table:style-name="ce52"/>
          <table:table-cell office:value-type="string" calcext:value-type="string">
            <text:p>Boem GC 7.2d</text:p>
          </table:table-cell>
          <table:table-cell table:style-name="ce52"/>
          <table:table-cell office:value-type="string" calcext:value-type="string">
            <text:p>Boem GC 7.2d</text:p>
          </table:table-cell>
          <table:table-cell table:style-name="ce52"/>
          <table:table-cell office:value-type="string" calcext:value-type="string">
            <text:p>Boem GC 7.2d</text:p>
          </table:table-cell>
          <table:table-cell table:style-name="ce52"/>
          <table:table-cell table:number-columns-repeated="971"/>
        </table:table-row>
        <table:table-row table:style-name="ro2">
          <table:table-cell office:value-type="string" calcext:value-type="string">
            <text:p>Measurements done between 2021-07-07 - 2021-12-30 and Aug 2024 (native C99)</text:p>
          </table:table-cell>
          <table:table-cell table:number-columns-repeated="35"/>
          <table:table-cell office:value-type="string" calcext:value-type="string">
            <text:p>chibicc-&gt;eigen</text:p>
          </table:table-cell>
          <table:table-cell/>
          <table:table-cell office:value-type="string" calcext:value-type="string">
            <text:p>cparser-&gt;eigen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Testmachine: HP EliteBook 2530p, Intel Core Duo L9400 1.86GHz, 4GB RAM, Linux i386</text:p>
          </table:table-cell>
          <table:table-cell table:number-columns-repeated="15"/>
          <table:table-cell table:style-name="ce54" office:value-type="string" calcext:value-type="string">
            <text:p>vs. Mono 3:</text:p>
          </table:table-cell>
          <table:table-cell table:style-name="ce55" table:formula="of:=[.R19]/[.P19]" office:value-type="float" office:value="1.33145505727225" calcext:value-type="float">
            <text:p>1.33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ll binaries compiled with GCC 4.8.2</text:p>
          </table:table-cell>
          <table:table-cell table:number-columns-repeated="15"/>
          <table:table-cell table:style-name="ce54" office:value-type="string" calcext:value-type="string">
            <text:p>vs. Mono 5:</text:p>
          </table:table-cell>
          <table:table-cell table:number-columns-repeated="4"/>
          <table:table-cell table:style-name="ce55" table:formula="of:=[.R19]/[.V19]" office:value-type="float" office:value="2.12708432230652" calcext:value-type="float">
            <text:p>2.13</text:p>
          </table:table-cell>
          <table:table-cell table:style-name="ce54"/>
          <table:table-cell table:style-name="ce55" table:formula="of:=[.R19]/[.X19]" office:value-type="float" office:value="1.125237049073" calcext:value-type="float">
            <text:p>1.13</text:p>
          </table:table-cell>
          <table:table-cell table:style-name="ce54"/>
          <table:table-cell table:style-name="ce55" table:formula="of:=[.R19]/[.Z19]" office:value-type="float" office:value="2.02615096429942" calcext:value-type="float">
            <text:p>2.03</text:p>
          </table:table-cell>
          <table:table-cell table:style-name="ce54"/>
          <table:table-cell table:style-name="ce55" table:formula="of:=[.R19]/[.AB19]" office:value-type="float" office:value="1.05488590385217" calcext:value-type="float">
            <text:p>1.05</text:p>
          </table:table-cell>
          <table:table-cell/>
          <table:table-cell table:style-name="ce55"/>
          <table:table-cell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/>
          <table:table-cell table:style-name="ce55"/>
          <table:table-cell/>
          <table:table-cell table:style-name="ce55"/>
          <table:table-cell table:number-columns-repeated="971"/>
        </table:table-row>
        <table:table-row table:style-name="ro2">
          <table:table-cell office:value-type="string" calcext:value-type="string">
            <text:p>LuaJIT params, deviations from default values:</text:p>
          </table:table-cell>
          <table:table-cell table:number-columns-repeated="15"/>
          <table:table-cell table:style-name="ce54" office:value-type="string" calcext:value-type="string">
            <text:p>vs. C++98:</text:p>
          </table:table-cell>
          <table:table-cell table:style-name="ce50" table:formula="of:=[.F19]/[.R19]" office:value-type="float" office:value="0.384645670759675" calcext:value-type="float">
            <text:p>0.38</text:p>
          </table:table-cell>
          <table:table-cell table:number-columns-repeated="3"/>
          <table:table-cell table:style-name="ce50" table:formula="of:=[.F19]/[.V19]" office:value-type="float" office:value="0.818173775915981" calcext:value-type="float">
            <text:p>0.82</text:p>
          </table:table-cell>
          <table:table-cell table:number-columns-repeated="7"/>
          <table:table-cell table:style-name="ce50"/>
          <table:table-cell/>
          <table:table-cell table:style-name="ce50"/>
          <table:table-cell table:number-columns-repeated="5"/>
          <table:table-cell table:style-name="ce50"/>
          <table:table-cell/>
          <table:table-cell table:style-name="ce50"/>
          <table:table-cell table:number-columns-repeated="971"/>
        </table:table-row>
        <table:table-row table:style-name="ro2">
          <table:table-cell office:value-type="string" calcext:value-type="string">
            <text:p>maxtrace</text:p>
          </table:table-cell>
          <table:table-cell office:value-type="float" office:value="100000" calcext:value-type="float">
            <text:p>100000</text:p>
          </table:table-cell>
          <table:table-cell table:number-columns-repeated="14"/>
          <table:table-cell table:style-name="ce54" office:value-type="string" calcext:value-type="string">
            <text:p>1/C++98:</text:p>
          </table:table-cell>
          <table:table-cell table:style-name="ce50" table:formula="of:=1/[.R28]" office:value-type="float" office:value="2.59979528178492" calcext:value-type="float">
            <text:p>2.60</text:p>
          </table:table-cell>
          <table:table-cell table:number-columns-repeated="3"/>
          <table:table-cell table:style-name="ce50" table:formula="of:=1/[.V28]" office:value-type="float" office:value="1.22223423609545" calcext:value-type="float">
            <text:p>1.22</text:p>
          </table:table-cell>
          <table:table-cell table:number-columns-repeated="6"/>
          <table:table-cell office:value-type="string" calcext:value-type="string">
            <text:p>vs. itself:</text:p>
          </table:table-cell>
          <table:table-cell table:style-name="ce50"/>
          <table:table-cell/>
          <table:table-cell table:style-name="ce50" table:formula="of:=[.AF19]/[.AD19]" office:value-type="float" office:value="0.984242348599734" calcext:value-type="float">
            <text:p>0.98</text:p>
          </table:table-cell>
          <table:table-cell/>
          <table:table-cell table:style-name="ce50" table:formula="of:=[.AH19]/[.AD19]" office:value-type="float" office:value="1.2922803256547" calcext:value-type="float">
            <text:p>1.29</text:p>
          </table:table-cell>
          <table:table-cell table:number-columns-repeated="3"/>
          <table:table-cell table:style-name="ce50"/>
          <table:table-cell/>
          <table:table-cell table:style-name="ce50"/>
          <table:table-cell table:number-columns-repeated="971"/>
        </table:table-row>
        <table:table-row table:style-name="ro2">
          <table:table-cell office:value-type="string" calcext:value-type="string">
            <text:p>maxrecord</text:p>
          </table:table-cell>
          <table:table-cell office:value-type="float" office:value="40000" calcext:value-type="float">
            <text:p>40000</text:p>
          </table:table-cell>
          <table:table-cell table:number-columns-repeated="29"/>
          <table:table-cell table:style-name="ce50" table:formula="of:=1/[.AF29]" office:value-type="float" office:value="1.01600993030089" calcext:value-type="float">
            <text:p>1.02</text:p>
          </table:table-cell>
          <table:table-cell/>
          <table:table-cell table:style-name="ce50" table:formula="of:=1/[.AH29]" office:value-type="float" office:value="0.773825910793291" calcext:value-type="float">
            <text:p>0.77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maxside</text:p>
          </table:table-cell>
          <table:table-cell office:value-type="float" office:value="100" calcext:value-type="float">
            <text:p>100</text:p>
          </table:table-cell>
          <table:table-cell table:number-columns-repeated="26"/>
          <table:table-cell office:value-type="string" calcext:value-type="string">
            <text:p>vs. gcc:</text:p>
          </table:table-cell>
          <table:table-cell table:style-name="ce50" table:formula="of:=[.AD19]/[.V19]" office:value-type="float" office:value="1.07885633410947" calcext:value-type="float">
            <text:p>1.08</text:p>
          </table:table-cell>
          <table:table-cell table:style-name="ce50"/>
          <table:table-cell table:style-name="ce50" table:formula="of:=[.AF19]/[.V19]" office:value-type="float" office:value="1.06185609208561" calcext:value-type="float">
            <text:p>1.06</text:p>
          </table:table-cell>
          <table:table-cell table:style-name="ce50"/>
          <table:table-cell table:style-name="ce50" table:formula="of:=[.AH19]/[.X19]" office:value-type="float" office:value="0.737529956095789" calcext:value-type="float">
            <text:p>0.74</text:p>
          </table:table-cell>
          <table:table-cell table:style-name="ce50"/>
          <table:table-cell table:style-name="ce50" table:formula="of:=[.AJ19]/[.X19]" office:value-type="float" office:value="0.638185032428154" calcext:value-type="float">
            <text:p>0.64</text:p>
          </table:table-cell>
          <table:table-cell table:style-name="ce50" table:formula="of:=[.AL19]/[.X19]" office:value-type="float" office:value="3.42413481080517" calcext:value-type="float">
            <text:p>3.42</text:p>
          </table:table-cell>
          <table:table-cell table:style-name="ce50" table:formula="of:=[.AL19]/[.V19]" office:value-type="float" office:value="6.47279031518553" calcext:value-type="float">
            <text:p>6.47</text:p>
          </table:table-cell>
          <table:table-cell table:style-name="ce50" table:formula="of:=[.AN19]/[.X19]" office:value-type="float" office:value="1.49308096124943" calcext:value-type="float">
            <text:p>1.49</text:p>
          </table:table-cell>
          <table:table-cell table:style-name="ce50" table:formula="of:=[.AN19]/[.V19]" office:value-type="float" office:value="2.8224355989917" calcext:value-type="float">
            <text:p>2.82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maxsnap</text:p>
          </table:table-cell>
          <table:table-cell office:value-type="float" office:value="1000" calcext:value-type="float">
            <text:p>1000</text:p>
          </table:table-cell>
          <table:table-cell table:number-columns-repeated="27"/>
          <table:table-cell table:style-name="ce50" table:formula="of:=1/[.AD31]" office:value-type="float" office:value="0.926907474502096" calcext:value-type="float">
            <text:p>0.93</text:p>
          </table:table-cell>
          <table:table-cell table:style-name="ce50"/>
          <table:table-cell table:style-name="ce50" table:formula="of:=1/[.AF31]" office:value-type="float" office:value="0.941747198564249" calcext:value-type="float">
            <text:p>0.94</text:p>
          </table:table-cell>
          <table:table-cell table:style-name="ce50"/>
          <table:table-cell table:style-name="ce50" table:formula="of:=1/[.AH31]" office:value-type="float" office:value="1.35587712978281" calcext:value-type="float">
            <text:p>1.36</text:p>
          </table:table-cell>
          <table:table-cell table:style-name="ce50"/>
          <table:table-cell table:style-name="ce50" table:formula="of:=1/[.AJ31]" office:value-type="float" office:value="1.56694367493268" calcext:value-type="float">
            <text:p>1.57</text:p>
          </table:table-cell>
          <table:table-cell table:style-name="ce50" table:formula="of:=1/[.AK31]" office:value-type="float" office:value="0.292044576295421" calcext:value-type="float">
            <text:p>0.29</text:p>
          </table:table-cell>
          <table:table-cell table:style-name="ce50" table:formula="of:=1/[.AL31]" office:value-type="float" office:value="0.154492877307325" calcext:value-type="float">
            <text:p>0.15</text:p>
          </table:table-cell>
          <table:table-cell table:style-name="ce50" table:formula="of:=1/[.AM31]" office:value-type="float" office:value="0.669756045354156" calcext:value-type="float">
            <text:p>0.67</text:p>
          </table:table-cell>
          <table:table-cell table:style-name="ce50" table:formula="of:=1/[.AN31]" office:value-type="float" office:value="0.354303921179724" calcext:value-type="float">
            <text:p>0.35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sizemcode <text:s text:c="3"/>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xmcode</text:p>
          </table:table-cell>
          <table:table-cell office:value-type="float" office:value="5120" calcext:value-type="float">
            <text:p>5120</text:p>
          </table:table-cell>
          <table:table-cell table:number-columns-repeated="30"/>
          <table:table-cell table:style-name="ce54" office:value-type="string" calcext:value-type="string">
            <text:p>vs. gcc -O2:</text:p>
          </table:table-cell>
          <table:table-cell table:style-name="ce50" table:formula="of:=[.AH19]/[.V19]" office:value-type="float" office:value="1.39418481477763" calcext:value-type="float">
            <text:p>1.39</text:p>
          </table:table-cell>
          <table:table-cell table:number-columns-repeated="977"/>
        </table:table-row>
        <table:table-row table:style-name="ro2">
          <table:table-cell table:number-columns-repeated="33"/>
          <table:table-cell table:style-name="ce50" table:formula="of:=1/[.AH34]" office:value-type="float" office:value="0.717265020677693" calcext:value-type="float">
            <text:p>0.72</text:p>
          </table:table-cell>
          <table:table-cell table:number-columns-repeated="977"/>
        </table:table-row>
        <table:table-row table:style-name="ro2" table:number-rows-repeated="2">
          <table:table-cell/>
          <table:table-cell table:style-name="Default"/>
          <table:table-cell table:number-columns-repeated="1009"/>
        </table:table-row>
        <table:table-row table:style-name="ro2" table:number-rows-repeated="104853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Win32_x86" table:style-name="ta1">
        <table:table-column table:style-name="co18" table:default-cell-style-name="Default"/>
        <table:table-column table:style-name="co4" table:default-cell-style-name="ce5"/>
        <table:table-column table:style-name="co19" table:default-cell-style-name="Default"/>
        <table:table-column table:style-name="co20" table:default-cell-style-name="ce15"/>
        <table:table-column table:style-name="co21" table:default-cell-style-name="Default"/>
        <table:table-column table:style-name="co14" table:default-cell-style-name="ce11"/>
        <table:table-column table:style-name="co13" table:default-cell-style-name="ce9"/>
        <table:table-column table:style-name="co22" table:default-cell-style-name="ce11"/>
        <table:table-column table:style-name="co23" table:default-cell-style-name="ce9"/>
        <table:table-column table:style-name="co10" table:default-cell-style-name="ce11"/>
        <table:table-column table:style-name="co24" table:default-cell-style-name="ce9"/>
        <table:table-column table:style-name="co12" table:default-cell-style-name="ce11"/>
        <table:table-column table:style-name="co13" table:default-cell-style-name="ce9"/>
        <table:table-column table:style-name="co22" table:default-cell-style-name="ce11"/>
        <table:table-column table:style-name="co24" table:default-cell-style-name="ce9"/>
        <table:table-column table:style-name="co12" table:default-cell-style-name="ce11"/>
        <table:table-column table:style-name="co15" table:default-cell-style-name="ce9"/>
        <table:table-column table:style-name="co14" table:default-cell-style-name="ce11"/>
        <table:table-column table:style-name="co15" table:default-cell-style-name="Default"/>
        <table:table-column table:style-name="co14" table:default-cell-style-name="ce11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24" office:value-type="string" calcext:value-type="string">
            <text:p>OBXMC 21-08-28</text:p>
            <text:p>Mono 3 Linux</text:p>
          </table:table-cell>
          <table:table-cell table:style-name="ce24"/>
          <table:table-cell table:style-name="ce24" office:value-type="string" calcext:value-type="string">
            <text:p>OBXMC 21-08-28</text:p>
            <text:p>Mono 3 Win</text:p>
          </table:table-cell>
          <table:table-cell table:style-name="ce7"/>
          <table:table-cell table:style-name="ce24" office:value-type="string" calcext:value-type="string">
            <text:p>OBXMC 21-08-28</text:p>
            <text:p>Mono 5 Win</text:p>
          </table:table-cell>
          <table:table-cell table:style-name="ce7"/>
          <table:table-cell table:style-name="ce24" office:value-type="string" calcext:value-type="string">
            <text:p>OBXMC 21-08-28</text:p>
            <text:p>Mono 6 Win</text:p>
          </table:table-cell>
          <table:table-cell table:style-name="ce7"/>
          <table:table-cell table:style-name="ce24" office:value-type="string" calcext:value-type="string">
            <text:p>OBXMC 21-08-28 </text:p>
            <text:p>.Net 4.0 Win</text:p>
          </table:table-cell>
          <table:table-cell table:style-name="ce7"/>
          <table:table-cell table:style-name="ce24" office:value-type="string" calcext:value-type="string">
            <text:p>OBXMC 21-08-28</text:p>
            <text:p>CoreCLR 3.1 Win</text:p>
          </table:table-cell>
          <table:table-cell table:style-name="ce7"/>
          <table:table-cell table:style-name="ce24" office:value-type="string" calcext:value-type="string">
            <text:p>OBXMC 21-08-28</text:p>
            <text:p>CoreCLR 5.0 Win</text:p>
          </table:table-cell>
          <table:table-cell table:style-name="ce7"/>
          <table:table-cell table:style-name="Default"/>
          <table:table-cell table:style-name="ce7" office:value-type="string" calcext:value-type="string">
            <text:p>ObxIDE 0.9.38</text:p>
            <text:p><text:span text:style-name="T2">C gen, with GC</text:span></text:p>
          </table:table-cell>
          <table:table-cell/>
          <table:table-cell table:style-name="ce7" office:value-type="string" calcext:value-type="string">
            <text:p>ObxIDE 0.9.38</text:p>
            <text:p><text:span text:style-name="T2">C gen, with GC</text:span></text:p>
          </table:table-cell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.0</text:p>
          </table:table-cell>
          <table:table-cell office:value-type="float" office:value="58" calcext:value-type="float">
            <text:p>58</text:p>
          </table:table-cell>
          <table:table-cell table:formula="of:=[.E3]/[.C3]" office:value-type="float" office:value="1.8125" calcext:value-type="float">
            <text:p>1.8</text:p>
          </table:table-cell>
          <table:table-cell office:value-type="float" office:value="59" calcext:value-type="float">
            <text:p>59</text:p>
          </table:table-cell>
          <table:table-cell table:formula="of:=[.G3]/[.C3]" office:value-type="float" office:value="1.84375" calcext:value-type="float">
            <text:p>1.8</text:p>
          </table:table-cell>
          <table:table-cell office:value-type="float" office:value="58" calcext:value-type="float">
            <text:p>58</text:p>
          </table:table-cell>
          <table:table-cell table:formula="of:=[.I3]/[.C3]" office:value-type="float" office:value="1.8125" calcext:value-type="float">
            <text:p>1.8</text:p>
          </table:table-cell>
          <table:table-cell table:style-name="Default" office:value-type="float" office:value="59" calcext:value-type="float">
            <text:p>59</text:p>
          </table:table-cell>
          <table:table-cell table:formula="of:=[.K3]/[.C3]" office:value-type="float" office:value="1.84375" calcext:value-type="float">
            <text:p>1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M3]/[.C3]" office:value-type="float" office:value="1.40625" calcext:value-type="float">
            <text:p>1.4</text:p>
          </table:table-cell>
          <table:table-cell table:style-name="Default" office:value-type="float" office:value="45" calcext:value-type="float">
            <text:p>45</text:p>
          </table:table-cell>
          <table:table-cell table:formula="of:=[.O3]/[.C3]" office:value-type="float" office:value="1.40625" calcext:value-type="float">
            <text:p>1.4</text:p>
          </table:table-cell>
          <table:table-cell office:value-type="float" office:value="518" calcext:value-type="float">
            <text:p>518</text:p>
          </table:table-cell>
          <table:table-cell table:formula="of:=[.Q3]/[.C3]" office:value-type="float" office:value="16.1875" calcext:value-type="float">
            <text:p>16.2</text:p>
          </table:table-cell>
          <table:table-cell table:style-name="ce9" office:value-type="float" office:value="192" calcext:value-type="float">
            <text:p>192</text:p>
          </table:table-cell>
          <table:table-cell table:formula="of:=[.S3]/[.C3]" office:value-type="float" office:value="6" calcext:value-type="float">
            <text:p>6.0</text:p>
          </table:table-cell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table:style-name="ce9" office:value-type="float" office:value="6866" calcext:value-type="float">
            <text:p>6'86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1406" calcext:value-type="float">
            <text:p>11'406</text:p>
          </table:table-cell>
          <table:table-cell table:formula="of:=[.E4]/[.C4]" office:value-type="float" office:value="1.66122924555782" calcext:value-type="float">
            <text:p>1.7</text:p>
          </table:table-cell>
          <table:table-cell office:value-type="float" office:value="10468" calcext:value-type="float">
            <text:p>10'468</text:p>
          </table:table-cell>
          <table:table-cell table:formula="of:=[.G4]/[.C4]" office:value-type="float" office:value="1.52461404019808" calcext:value-type="float">
            <text:p>1.5</text:p>
          </table:table-cell>
          <table:table-cell office:value-type="float" office:value="10468" calcext:value-type="float">
            <text:p>10'468</text:p>
          </table:table-cell>
          <table:table-cell table:formula="of:=[.I4]/[.C4]" office:value-type="float" office:value="1.52461404019808" calcext:value-type="float">
            <text:p>1.5</text:p>
          </table:table-cell>
          <table:table-cell office:value-type="float" office:value="9217" calcext:value-type="float">
            <text:p>9'217</text:p>
          </table:table-cell>
          <table:table-cell table:formula="of:=[.K4]/[.C4]" office:value-type="float" office:value="1.342411884649" calcext:value-type="float">
            <text:p>1.3</text:p>
          </table:table-cell>
          <table:table-cell office:value-type="float" office:value="8322" calcext:value-type="float">
            <text:p>8'322</text:p>
          </table:table-cell>
          <table:table-cell table:formula="of:=[.M4]/[.C4]" office:value-type="float" office:value="1.21205942324498" calcext:value-type="float">
            <text:p>1.2</text:p>
          </table:table-cell>
          <table:table-cell office:value-type="float" office:value="8832" calcext:value-type="float">
            <text:p>8'832</text:p>
          </table:table-cell>
          <table:table-cell table:formula="of:=[.O4]/[.C4]" office:value-type="float" office:value="1.28633847946403" calcext:value-type="float">
            <text:p>1.3</text:p>
          </table:table-cell>
          <table:table-cell office:value-type="float" office:value="5310" calcext:value-type="float">
            <text:p>5'310</text:p>
          </table:table-cell>
          <table:table-cell table:formula="of:=[.Q4]/[.C4]" office:value-type="float" office:value="0.77337605592776" calcext:value-type="float">
            <text:p>0.8</text:p>
          </table:table-cell>
          <table:table-cell table:style-name="ce9" office:value-type="float" office:value="5311" calcext:value-type="float">
            <text:p>5'311</text:p>
          </table:table-cell>
          <table:table-cell table:formula="of:=[.S4]/[.C4]" office:value-type="float" office:value="0.773521701136033" calcext:value-type="float">
            <text:p>0.8</text:p>
          </table:table-cell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table:style-name="ce9" office:value-type="float" office:value="7679" calcext:value-type="float">
            <text:p>7'679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2342" calcext:value-type="float">
            <text:p>12'342</text:p>
          </table:table-cell>
          <table:table-cell table:formula="of:=[.E5]/[.C5]" office:value-type="float" office:value="1.60724052611017" calcext:value-type="float">
            <text:p>1.6</text:p>
          </table:table-cell>
          <table:table-cell office:value-type="float" office:value="12031" calcext:value-type="float">
            <text:p>12'031</text:p>
          </table:table-cell>
          <table:table-cell table:formula="of:=[.G5]/[.C5]" office:value-type="float" office:value="1.56674046099753" calcext:value-type="float">
            <text:p>1.6</text:p>
          </table:table-cell>
          <table:table-cell office:value-type="float" office:value="12187" calcext:value-type="float">
            <text:p>12'187</text:p>
          </table:table-cell>
          <table:table-cell table:formula="of:=[.I5]/[.C5]" office:value-type="float" office:value="1.58705560619872" calcext:value-type="float">
            <text:p>1.6</text:p>
          </table:table-cell>
          <table:table-cell office:value-type="float" office:value="8593" calcext:value-type="float">
            <text:p>8'593</text:p>
          </table:table-cell>
          <table:table-cell table:formula="of:=[.K5]/[.C5]" office:value-type="float" office:value="1.11902591483266" calcext:value-type="float">
            <text:p>1.1</text:p>
          </table:table-cell>
          <table:table-cell office:value-type="float" office:value="7996" calcext:value-type="float">
            <text:p>7'996</text:p>
          </table:table-cell>
          <table:table-cell table:formula="of:=[.M5]/[.C5]" office:value-type="float" office:value="1.04128141685115" calcext:value-type="float">
            <text:p>1.0</text:p>
          </table:table-cell>
          <table:table-cell office:value-type="float" office:value="6833" calcext:value-type="float">
            <text:p>6'833</text:p>
          </table:table-cell>
          <table:table-cell table:formula="of:=[.O5]/[.C5]" office:value-type="float" office:value="0.889829404870426" calcext:value-type="float">
            <text:p>0.9</text:p>
          </table:table-cell>
          <table:table-cell office:value-type="float" office:value="11870" calcext:value-type="float">
            <text:p>11'870</text:p>
          </table:table-cell>
          <table:table-cell table:formula="of:=[.Q5]/[.C5]" office:value-type="float" office:value="1.54577418934757" calcext:value-type="float">
            <text:p>1.5</text:p>
          </table:table-cell>
          <table:table-cell table:style-name="ce9" office:value-type="float" office:value="15937" calcext:value-type="float">
            <text:p>15'937</text:p>
          </table:table-cell>
          <table:table-cell table:formula="of:=[.S5]/[.C5]" office:value-type="float" office:value="2.07540044276599" calcext:value-type="float">
            <text:p>2.1</text:p>
          </table:table-cell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table:style-name="ce9" office:value-type="float" office:value="1087598" calcext:value-type="float">
            <text:p>1'087'598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814008" calcext:value-type="float">
            <text:p>1'814'008</text:p>
          </table:table-cell>
          <table:table-cell table:formula="of:=[.E6]/[.C6]" office:value-type="float" office:value="1.66790303034761" calcext:value-type="float">
            <text:p>1.7</text:p>
          </table:table-cell>
          <table:table-cell office:value-type="float" office:value="1584322" calcext:value-type="float">
            <text:p>1'584'322</text:p>
          </table:table-cell>
          <table:table-cell table:formula="of:=[.G6]/[.C6]" office:value-type="float" office:value="1.4567165441643" calcext:value-type="float">
            <text:p>1.5</text:p>
          </table:table-cell>
          <table:table-cell office:value-type="float" office:value="1553074" calcext:value-type="float">
            <text:p>1'553'074</text:p>
          </table:table-cell>
          <table:table-cell table:formula="of:=[.I6]/[.C6]" office:value-type="float" office:value="1.42798534017164" calcext:value-type="float">
            <text:p>1.4</text:p>
          </table:table-cell>
          <table:table-cell office:value-type="float" office:value="1812443" calcext:value-type="float">
            <text:p>1'812'443</text:p>
          </table:table-cell>
          <table:table-cell table:formula="of:=[.K6]/[.C6]" office:value-type="float" office:value="1.66646407955881" calcext:value-type="float">
            <text:p>1.7</text:p>
          </table:table-cell>
          <table:table-cell office:value-type="float" office:value="1659243" calcext:value-type="float">
            <text:p>1'659'243</text:p>
          </table:table-cell>
          <table:table-cell table:formula="of:=[.M6]/[.C6]" office:value-type="float" office:value="1.52560321000958" calcext:value-type="float">
            <text:p>1.5</text:p>
          </table:table-cell>
          <table:table-cell office:value-type="float" office:value="1538682" calcext:value-type="float">
            <text:p>1'538'682</text:p>
          </table:table-cell>
          <table:table-cell table:formula="of:=[.O6]/[.C6]" office:value-type="float" office:value="1.4147525096589" calcext:value-type="float">
            <text:p>1.4</text:p>
          </table:table-cell>
          <table:table-cell office:value-type="float" office:value="2067300" calcext:value-type="float">
            <text:p>2'067'300</text:p>
          </table:table-cell>
          <table:table-cell table:formula="of:=[.Q6]/[.C6]" office:value-type="float" office:value="1.90079422727883" calcext:value-type="float">
            <text:p>1.9</text:p>
          </table:table-cell>
          <table:table-cell table:style-name="ce9" office:value-type="float" office:value="2059305" calcext:value-type="float">
            <text:p>2'059'305</text:p>
          </table:table-cell>
          <table:table-cell table:formula="of:=[.S6]/[.C6]" office:value-type="float" office:value="1.8934431655814" calcext:value-type="float">
            <text:p>1.9</text:p>
          </table:table-cell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table:style-name="ce9" office:value-type="float" office:value="1899" calcext:value-type="float">
            <text:p>1'899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3249" calcext:value-type="float">
            <text:p>3'249</text:p>
          </table:table-cell>
          <table:table-cell table:formula="of:=[.E7]/[.C7]" office:value-type="float" office:value="1.71090047393365" calcext:value-type="float">
            <text:p>1.7</text:p>
          </table:table-cell>
          <table:table-cell office:value-type="float" office:value="2812" calcext:value-type="float">
            <text:p>2'812</text:p>
          </table:table-cell>
          <table:table-cell table:formula="of:=[.G7]/[.C7]" office:value-type="float" office:value="1.48077935755661" calcext:value-type="float">
            <text:p>1.5</text:p>
          </table:table-cell>
          <table:table-cell office:value-type="float" office:value="2875" calcext:value-type="float">
            <text:p>2'875</text:p>
          </table:table-cell>
          <table:table-cell table:formula="of:=[.I7]/[.C7]" office:value-type="float" office:value="1.51395471300685" calcext:value-type="float">
            <text:p>1.5</text:p>
          </table:table-cell>
          <table:table-cell office:value-type="float" office:value="5062" calcext:value-type="float">
            <text:p>5'062</text:p>
          </table:table-cell>
          <table:table-cell table:formula="of:=[.K7]/[.C7]" office:value-type="float" office:value="2.66561348077936" calcext:value-type="float">
            <text:p>2.7</text:p>
          </table:table-cell>
          <table:table-cell office:value-type="float" office:value="2299" calcext:value-type="float">
            <text:p>2'299</text:p>
          </table:table-cell>
          <table:table-cell table:formula="of:=[.M7]/[.C7]" office:value-type="float" office:value="1.21063717746182" calcext:value-type="float">
            <text:p>1.2</text:p>
          </table:table-cell>
          <table:table-cell office:value-type="float" office:value="2083" calcext:value-type="float">
            <text:p>2'083</text:p>
          </table:table-cell>
          <table:table-cell table:formula="of:=[.O7]/[.C7]" office:value-type="float" office:value="1.09689310163244" calcext:value-type="float">
            <text:p>1.1</text:p>
          </table:table-cell>
          <table:table-cell office:value-type="float" office:value="2312" calcext:value-type="float">
            <text:p>2'312</text:p>
          </table:table-cell>
          <table:table-cell table:formula="of:=[.Q7]/[.C7]" office:value-type="float" office:value="1.21748288572933" calcext:value-type="float">
            <text:p>1.2</text:p>
          </table:table-cell>
          <table:table-cell table:style-name="ce9" office:value-type="float" office:value="3874" calcext:value-type="float">
            <text:p>3'874</text:p>
          </table:table-cell>
          <table:table-cell table:formula="of:=[.S7]/[.C7]" office:value-type="float" office:value="2.04002106371775" calcext:value-type="float">
            <text:p>2.0</text:p>
          </table:table-cell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table:style-name="ce9" office:value-type="float" office:value="116" calcext:value-type="float">
            <text:p>11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87" calcext:value-type="float">
            <text:p>187</text:p>
          </table:table-cell>
          <table:table-cell table:formula="of:=[.E8]/[.C8]" office:value-type="float" office:value="1.61206896551724" calcext:value-type="float">
            <text:p>1.6</text:p>
          </table:table-cell>
          <table:table-cell office:value-type="float" office:value="177" calcext:value-type="float">
            <text:p>177</text:p>
          </table:table-cell>
          <table:table-cell table:formula="of:=[.G8]/[.C8]" office:value-type="float" office:value="1.52586206896552" calcext:value-type="float">
            <text:p>1.5</text:p>
          </table:table-cell>
          <table:table-cell office:value-type="float" office:value="177" calcext:value-type="float">
            <text:p>177</text:p>
          </table:table-cell>
          <table:table-cell table:formula="of:=[.I8]/[.C8]" office:value-type="float" office:value="1.52586206896552" calcext:value-type="float">
            <text:p>1.5</text:p>
          </table:table-cell>
          <table:table-cell office:value-type="float" office:value="197" calcext:value-type="float">
            <text:p>197</text:p>
          </table:table-cell>
          <table:table-cell table:formula="of:=[.K8]/[.C8]" office:value-type="float" office:value="1.69827586206897" calcext:value-type="float">
            <text:p>1.7</text:p>
          </table:table-cell>
          <table:table-cell office:value-type="float" office:value="206" calcext:value-type="float">
            <text:p>206</text:p>
          </table:table-cell>
          <table:table-cell table:formula="of:=[.M8]/[.C8]" office:value-type="float" office:value="1.77586206896552" calcext:value-type="float">
            <text:p>1.8</text:p>
          </table:table-cell>
          <table:table-cell office:value-type="float" office:value="180" calcext:value-type="float">
            <text:p>180</text:p>
          </table:table-cell>
          <table:table-cell table:formula="of:=[.O8]/[.C8]" office:value-type="float" office:value="1.55172413793103" calcext:value-type="float">
            <text:p>1.6</text:p>
          </table:table-cell>
          <table:table-cell office:value-type="float" office:value="93" calcext:value-type="float">
            <text:p>93</text:p>
          </table:table-cell>
          <table:table-cell table:formula="of:=[.Q8]/[.C8]" office:value-type="float" office:value="0.801724137931034" calcext:value-type="float">
            <text:p>0.8</text:p>
          </table:table-cell>
          <table:table-cell table:style-name="ce9" office:value-type="float" office:value="114" calcext:value-type="float">
            <text:p>114</text:p>
          </table:table-cell>
          <table:table-cell table:formula="of:=[.S8]/[.C8]" office:value-type="float" office:value="0.982758620689655" calcext:value-type="float">
            <text:p>1.0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table:style-name="ce9" office:value-type="float" office:value="206" calcext:value-type="float">
            <text:p>20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374" calcext:value-type="float">
            <text:p>374</text:p>
          </table:table-cell>
          <table:table-cell table:formula="of:=[.E9]/[.C9]" office:value-type="float" office:value="1.81553398058252" calcext:value-type="float">
            <text:p>1.8</text:p>
          </table:table-cell>
          <table:table-cell office:value-type="float" office:value="343" calcext:value-type="float">
            <text:p>343</text:p>
          </table:table-cell>
          <table:table-cell table:formula="of:=[.G9]/[.C9]" office:value-type="float" office:value="1.66504854368932" calcext:value-type="float">
            <text:p>1.7</text:p>
          </table:table-cell>
          <table:table-cell office:value-type="float" office:value="343" calcext:value-type="float">
            <text:p>343</text:p>
          </table:table-cell>
          <table:table-cell table:formula="of:=[.I9]/[.C9]" office:value-type="float" office:value="1.66504854368932" calcext:value-type="float">
            <text:p>1.7</text:p>
          </table:table-cell>
          <table:table-cell office:value-type="float" office:value="229" calcext:value-type="float">
            <text:p>229</text:p>
          </table:table-cell>
          <table:table-cell table:formula="of:=[.K9]/[.C9]" office:value-type="float" office:value="1.11165048543689" calcext:value-type="float">
            <text:p>1.1</text:p>
          </table:table-cell>
          <table:table-cell office:value-type="float" office:value="166" calcext:value-type="float">
            <text:p>166</text:p>
          </table:table-cell>
          <table:table-cell table:formula="of:=[.M9]/[.C9]" office:value-type="float" office:value="0.805825242718447" calcext:value-type="float">
            <text:p>0.8</text:p>
          </table:table-cell>
          <table:table-cell office:value-type="float" office:value="129" calcext:value-type="float">
            <text:p>129</text:p>
          </table:table-cell>
          <table:table-cell table:formula="of:=[.O9]/[.C9]" office:value-type="float" office:value="0.62621359223301" calcext:value-type="float">
            <text:p>0.6</text:p>
          </table:table-cell>
          <table:table-cell office:value-type="float" office:value="94" calcext:value-type="float">
            <text:p>94</text:p>
          </table:table-cell>
          <table:table-cell table:formula="of:=[.Q9]/[.C9]" office:value-type="float" office:value="0.45631067961165" calcext:value-type="float">
            <text:p>0.5</text:p>
          </table:table-cell>
          <table:table-cell table:style-name="ce9" office:value-type="float" office:value="104" calcext:value-type="float">
            <text:p>104</text:p>
          </table:table-cell>
          <table:table-cell table:formula="of:=[.S9]/[.C9]" office:value-type="float" office:value="0.504854368932039" calcext:value-type="float">
            <text:p>0.5</text:p>
          </table:table-cell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0.4" calcext:value-type="float">
            <text:p>0</text:p>
          </table:table-cell>
          <table:table-cell table:formula="of:=[.E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G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I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K10]/[.C10]" office:value-type="float" office:value="0.133333333333333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formula="of:=[.M10]/[.C10]" office:value-type="float" office:value="2.33333333333333" calcext:value-type="float">
            <text:p>2.3</text:p>
          </table:table-cell>
          <table:table-cell office:value-type="float" office:value="7" calcext:value-type="float">
            <text:p>7</text:p>
          </table:table-cell>
          <table:table-cell table:formula="of:=[.O10]/[.C10]" office:value-type="float" office:value="2.33333333333333" calcext:value-type="float">
            <text:p>2.3</text:p>
          </table:table-cell>
          <table:table-cell office:value-type="float" office:value="0.4" calcext:value-type="float">
            <text:p>0</text:p>
          </table:table-cell>
          <table:table-cell table:formula="of:=[.Q10]/[.C10]" office:value-type="float" office:value="0.133333333333333" calcext:value-type="float">
            <text:p>0.1</text:p>
          </table:table-cell>
          <table:table-cell table:style-name="ce9" office:value-type="float" office:value="0.4" calcext:value-type="float">
            <text:p>0</text:p>
          </table:table-cell>
          <table:table-cell table:formula="of:=[.S10]/[.C10]" office:value-type="float" office:value="0.133333333333333" calcext:value-type="float">
            <text:p>0.1</text:p>
          </table:table-cell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3" calcext:value-type="float">
            <text:p>3</text:p>
          </table:table-cell>
          <table:table-cell table:formula="of:=[.E11]/[.C11]" office:value-type="float" office:value="0.75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formula="of:=[.G11]/[.C11]"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table:formula="of:=[.I11]/[.C11]" office:value-type="float" office:value="1.75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formula="of:=[.K11]/[.C11]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formula="of:=[.M11]/[.C11]" office:value-type="float" office:value="1.25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O11]/[.C11]"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Q11]/[.C11]" office:value-type="float" office:value="0.75" calcext:value-type="float">
            <text:p>0.8</text:p>
          </table:table-cell>
          <table:table-cell table:style-name="ce9" office:value-type="float" office:value="4" calcext:value-type="float">
            <text:p>4</text:p>
          </table:table-cell>
          <table:table-cell table:formula="of:=[.S11]/[.C11]"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table:style-name="ce9" office:value-type="float" office:value="216" calcext:value-type="float">
            <text:p>21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421" calcext:value-type="float">
            <text:p>421</text:p>
          </table:table-cell>
          <table:table-cell table:formula="of:=[.E12]/[.C12]" office:value-type="float" office:value="1.94907407407407" calcext:value-type="float">
            <text:p>1.9</text:p>
          </table:table-cell>
          <table:table-cell office:value-type="float" office:value="437" calcext:value-type="float">
            <text:p>437</text:p>
          </table:table-cell>
          <table:table-cell table:formula="of:=[.G12]/[.C12]" office:value-type="float" office:value="2.02314814814815" calcext:value-type="float">
            <text:p>2.0</text:p>
          </table:table-cell>
          <table:table-cell office:value-type="float" office:value="437" calcext:value-type="float">
            <text:p>437</text:p>
          </table:table-cell>
          <table:table-cell table:formula="of:=[.I12]/[.C12]" office:value-type="float" office:value="2.02314814814815" calcext:value-type="float">
            <text:p>2.0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1.51851851851852" calcext:value-type="float">
            <text:p>1.5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1.51388888888889" calcext:value-type="float">
            <text:p>1.5</text:p>
          </table:table-cell>
          <table:table-cell office:value-type="float" office:value="328" calcext:value-type="float">
            <text:p>328</text:p>
          </table:table-cell>
          <table:table-cell table:formula="of:=[.O12]/[.C12]" office:value-type="float" office:value="1.51851851851852" calcext:value-type="float">
            <text:p>1.5</text:p>
          </table:table-cell>
          <table:table-cell office:value-type="float" office:value="218" calcext:value-type="float">
            <text:p>218</text:p>
          </table:table-cell>
          <table:table-cell table:formula="of:=[.Q12]/[.C12]" office:value-type="float" office:value="1.00925925925926" calcext:value-type="float">
            <text:p>1.0</text:p>
          </table:table-cell>
          <table:table-cell table:style-name="ce9" office:value-type="float" office:value="187" calcext:value-type="float">
            <text:p>187</text:p>
          </table:table-cell>
          <table:table-cell table:formula="of:=[.S12]/[.C12]" office:value-type="float" office:value="0.865740740740741" calcext:value-type="float">
            <text:p>0.9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table:style-name="ce9" office:value-type="float" office:value="200" calcext:value-type="float">
            <text:p>200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312" calcext:value-type="float">
            <text:p>312</text:p>
          </table:table-cell>
          <table:table-cell table:formula="of:=[.E13]/[.C13]" office:value-type="float" office:value="1.56" calcext:value-type="float">
            <text:p>1.6</text:p>
          </table:table-cell>
          <table:table-cell office:value-type="float" office:value="343" calcext:value-type="float">
            <text:p>343</text:p>
          </table:table-cell>
          <table:table-cell table:formula="of:=[.G13]/[.C13]" office:value-type="float" office:value="1.715" calcext:value-type="float">
            <text:p>1.7</text:p>
          </table:table-cell>
          <table:table-cell office:value-type="float" office:value="312" calcext:value-type="float">
            <text:p>312</text:p>
          </table:table-cell>
          <table:table-cell table:formula="of:=[.I13]/[.C13]" office:value-type="float" office:value="1.56" calcext:value-type="float">
            <text:p>1.6</text:p>
          </table:table-cell>
          <table:table-cell office:value-type="float" office:value="250" calcext:value-type="float">
            <text:p>250</text:p>
          </table:table-cell>
          <table:table-cell table:formula="of:=[.K13]/[.C13]" office:value-type="float" office:value="1.25" calcext:value-type="float">
            <text:p>1.3</text:p>
          </table:table-cell>
          <table:table-cell office:value-type="float" office:value="276" calcext:value-type="float">
            <text:p>276</text:p>
          </table:table-cell>
          <table:table-cell table:formula="of:=[.M13]/[.C13]" office:value-type="float" office:value="1.38" calcext:value-type="float">
            <text:p>1.4</text:p>
          </table:table-cell>
          <table:table-cell office:value-type="float" office:value="269" calcext:value-type="float">
            <text:p>269</text:p>
          </table:table-cell>
          <table:table-cell table:formula="of:=[.O13]/[.C13]" office:value-type="float" office:value="1.345" calcext:value-type="float">
            <text:p>1.3</text:p>
          </table:table-cell>
          <table:table-cell office:value-type="float" office:value="172" calcext:value-type="float">
            <text:p>172</text:p>
          </table:table-cell>
          <table:table-cell table:formula="of:=[.Q13]/[.C13]" office:value-type="float" office:value="0.86" calcext:value-type="float">
            <text:p>0.9</text:p>
          </table:table-cell>
          <table:table-cell table:style-name="ce9" office:value-type="float" office:value="156" calcext:value-type="float">
            <text:p>156</text:p>
          </table:table-cell>
          <table:table-cell table:formula="of:=[.S13]/[.C13]" office:value-type="float" office:value="0.78" calcext:value-type="float">
            <text:p>0.8</text:p>
          </table:table-cell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table:style-name="ce9" office:value-type="float" office:value="86" calcext:value-type="float">
            <text:p>8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56" calcext:value-type="float">
            <text:p>156</text:p>
          </table:table-cell>
          <table:table-cell table:formula="of:=[.E14]/[.C14]" office:value-type="float" office:value="1.81395348837209" calcext:value-type="float">
            <text:p>1.8</text:p>
          </table:table-cell>
          <table:table-cell office:value-type="float" office:value="171" calcext:value-type="float">
            <text:p>171</text:p>
          </table:table-cell>
          <table:table-cell table:formula="of:=[.G14]/[.C14]" office:value-type="float" office:value="1.98837209302326" calcext:value-type="float">
            <text:p>2.0</text:p>
          </table:table-cell>
          <table:table-cell office:value-type="float" office:value="166" calcext:value-type="float">
            <text:p>166</text:p>
          </table:table-cell>
          <table:table-cell table:formula="of:=[.I14]/[.C14]" office:value-type="float" office:value="1.93023255813954" calcext:value-type="float">
            <text:p>1.9</text:p>
          </table:table-cell>
          <table:table-cell office:value-type="float" office:value="156" calcext:value-type="float">
            <text:p>156</text:p>
          </table:table-cell>
          <table:table-cell table:formula="of:=[.K14]/[.C14]" office:value-type="float" office:value="1.81395348837209" calcext:value-type="float">
            <text:p>1.8</text:p>
          </table:table-cell>
          <table:table-cell office:value-type="float" office:value="63" calcext:value-type="float">
            <text:p>63</text:p>
          </table:table-cell>
          <table:table-cell table:formula="of:=[.M14]/[.C14]" office:value-type="float" office:value="0.732558139534884" calcext:value-type="float">
            <text:p>0.7</text:p>
          </table:table-cell>
          <table:table-cell office:value-type="float" office:value="62" calcext:value-type="float">
            <text:p>62</text:p>
          </table:table-cell>
          <table:table-cell table:formula="of:=[.O14]/[.C14]" office:value-type="float" office:value="0.72093023255814" calcext:value-type="float">
            <text:p>0.7</text:p>
          </table:table-cell>
          <table:table-cell office:value-type="float" office:value="41" calcext:value-type="float">
            <text:p>41</text:p>
          </table:table-cell>
          <table:table-cell table:formula="of:=[.Q14]/[.C14]" office:value-type="float" office:value="0.476744186046512" calcext:value-type="float">
            <text:p>0.5</text:p>
          </table:table-cell>
          <table:table-cell table:style-name="ce9" office:value-type="float" office:value="31" calcext:value-type="float">
            <text:p>31</text:p>
          </table:table-cell>
          <table:table-cell table:formula="of:=[.S14]/[.C14]" office:value-type="float" office:value="0.36046511627907" calcext:value-type="float">
            <text:p>0.4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table:style-name="ce9" office:value-type="float" office:value="404" calcext:value-type="float">
            <text:p>404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624" calcext:value-type="float">
            <text:p>624</text:p>
          </table:table-cell>
          <table:table-cell table:formula="of:=[.E15]/[.C15]" office:value-type="float" office:value="1.54455445544554" calcext:value-type="float">
            <text:p>1.5</text:p>
          </table:table-cell>
          <table:table-cell office:value-type="float" office:value="593" calcext:value-type="float">
            <text:p>593</text:p>
          </table:table-cell>
          <table:table-cell table:formula="of:=[.G15]/[.C15]" office:value-type="float" office:value="1.46782178217822" calcext:value-type="float">
            <text:p>1.5</text:p>
          </table:table-cell>
          <table:table-cell office:value-type="float" office:value="578" calcext:value-type="float">
            <text:p>578</text:p>
          </table:table-cell>
          <table:table-cell table:formula="of:=[.I15]/[.C15]" office:value-type="float" office:value="1.43069306930693" calcext:value-type="float">
            <text:p>1.4</text:p>
          </table:table-cell>
          <table:table-cell office:value-type="float" office:value="499" calcext:value-type="float">
            <text:p>499</text:p>
          </table:table-cell>
          <table:table-cell table:formula="of:=[.K15]/[.C15]" office:value-type="float" office:value="1.23514851485149" calcext:value-type="float">
            <text:p>1.2</text:p>
          </table:table-cell>
          <table:table-cell office:value-type="float" office:value="558" calcext:value-type="float">
            <text:p>558</text:p>
          </table:table-cell>
          <table:table-cell table:formula="of:=[.M15]/[.C15]" office:value-type="float" office:value="1.38118811881188" calcext:value-type="float">
            <text:p>1.4</text:p>
          </table:table-cell>
          <table:table-cell office:value-type="float" office:value="521" calcext:value-type="float">
            <text:p>521</text:p>
          </table:table-cell>
          <table:table-cell table:formula="of:=[.O15]/[.C15]" office:value-type="float" office:value="1.28960396039604" calcext:value-type="float">
            <text:p>1.3</text:p>
          </table:table-cell>
          <table:table-cell office:value-type="float" office:value="953" calcext:value-type="float">
            <text:p>953</text:p>
          </table:table-cell>
          <table:table-cell table:formula="of:=[.Q15]/[.C15]" office:value-type="float" office:value="2.35891089108911" calcext:value-type="float">
            <text:p>2.4</text:p>
          </table:table-cell>
          <table:table-cell table:style-name="ce9" office:value-type="float" office:value="1343" calcext:value-type="float">
            <text:p>1'343</text:p>
          </table:table-cell>
          <table:table-cell table:formula="of:=[.S15]/[.C15]" office:value-type="float" office:value="3.32425742574257" calcext:value-type="float">
            <text:p>3.3</text:p>
          </table:table-cell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table:style-name="ce9" office:value-type="float" office:value="519" calcext:value-type="float">
            <text:p>519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729" calcext:value-type="float">
            <text:p>729</text:p>
          </table:table-cell>
          <table:table-cell table:formula="of:=[.E16]/[.C16]" office:value-type="float" office:value="1.40462427745665" calcext:value-type="float">
            <text:p>1.4</text:p>
          </table:table-cell>
          <table:table-cell office:value-type="float" office:value="755" calcext:value-type="float">
            <text:p>755</text:p>
          </table:table-cell>
          <table:table-cell table:formula="of:=[.G16]/[.C16]" office:value-type="float" office:value="1.45472061657033" calcext:value-type="float">
            <text:p>1.5</text:p>
          </table:table-cell>
          <table:table-cell office:value-type="float" office:value="703" calcext:value-type="float">
            <text:p>703</text:p>
          </table:table-cell>
          <table:table-cell table:formula="of:=[.I16]/[.C16]" office:value-type="float" office:value="1.35452793834297" calcext:value-type="float">
            <text:p>1.4</text:p>
          </table:table-cell>
          <table:table-cell office:value-type="float" office:value="781" calcext:value-type="float">
            <text:p>781</text:p>
          </table:table-cell>
          <table:table-cell table:formula="of:=[.K16]/[.C16]" office:value-type="float" office:value="1.50481695568401" calcext:value-type="float">
            <text:p>1.5</text:p>
          </table:table-cell>
          <table:table-cell office:value-type="float" office:value="780" calcext:value-type="float">
            <text:p>780</text:p>
          </table:table-cell>
          <table:table-cell table:formula="of:=[.M16]/[.C16]" office:value-type="float" office:value="1.5028901734104" calcext:value-type="float">
            <text:p>1.5</text:p>
          </table:table-cell>
          <table:table-cell office:value-type="float" office:value="758" calcext:value-type="float">
            <text:p>758</text:p>
          </table:table-cell>
          <table:table-cell table:formula="of:=[.O16]/[.C16]" office:value-type="float" office:value="1.46050096339114" calcext:value-type="float">
            <text:p>1.5</text:p>
          </table:table-cell>
          <table:table-cell office:value-type="float" office:value="390" calcext:value-type="float">
            <text:p>390</text:p>
          </table:table-cell>
          <table:table-cell table:formula="of:=[.Q16]/[.C16]" office:value-type="float" office:value="0.751445086705202" calcext:value-type="float">
            <text:p>0.8</text:p>
          </table:table-cell>
          <table:table-cell table:style-name="ce9" office:value-type="float" office:value="416" calcext:value-type="float">
            <text:p>416</text:p>
          </table:table-cell>
          <table:table-cell table:formula="of:=[.S16]/[.C16]" office:value-type="float" office:value="0.801541425818882" calcext:value-type="float">
            <text:p>0.8</text:p>
          </table:table-cell>
        </table:table-row>
        <table:table-row table:style-name="ro2">
          <table:table-cell/>
          <table:table-cell table:style-name="ce6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style-name="ce9" table:formula="of:=SUM([.C3:.C16])" office:value-type="float" office:value="1105828" calcext:value-type="float">
            <text:p>1'105'828</text:p>
          </table:table-cell>
          <table:table-cell table:style-name="ce9"/>
          <table:table-cell table:style-name="ce9" table:formula="of:=SUM([.E3:.E16])" office:value-type="float" office:value="1843869.4" calcext:value-type="float">
            <text:p>1'843'869</text:p>
          </table:table-cell>
          <table:table-cell/>
          <table:table-cell table:formula="of:=SUM([.G3:.G16])" office:value-type="float" office:value="1612521.4" calcext:value-type="float">
            <text:p>1'612'521</text:p>
          </table:table-cell>
          <table:table-cell/>
          <table:table-cell table:formula="of:=SUM([.I3:.I16])" office:value-type="float" office:value="1581385.4" calcext:value-type="float">
            <text:p>1'581'385</text:p>
          </table:table-cell>
          <table:table-cell/>
          <table:table-cell table:formula="of:=SUM([.K3:.K16])" office:value-type="float" office:value="1837820.4" calcext:value-type="float">
            <text:p>1'837'820</text:p>
          </table:table-cell>
          <table:table-cell/>
          <table:table-cell table:formula="of:=SUM([.M3:.M16])" office:value-type="float" office:value="1680293" calcext:value-type="float">
            <text:p>1'680'293</text:p>
          </table:table-cell>
          <table:table-cell/>
          <table:table-cell table:formula="of:=SUM([.O3:.O16])" office:value-type="float" office:value="1558733" calcext:value-type="float">
            <text:p>1'558'733</text:p>
          </table:table-cell>
          <table:table-cell/>
          <table:table-cell table:formula="of:=SUM([.Q3:.Q16])" office:value-type="float" office:value="2089274.4" calcext:value-type="float">
            <text:p>2'089'274</text:p>
          </table:table-cell>
          <table:table-cell table:style-name="ce12"/>
          <table:table-cell table:style-name="ce9" table:formula="of:=SUM([.S3:.S16])" office:value-type="float" office:value="2086974.4" calcext:value-type="float">
            <text:p>2'086'974</text:p>
          </table:table-cell>
          <table:table-cell table:style-name="ce12" table:formula="of:=[.S18]/[.C18]" office:value-type="float" office:value="1.88725045847998" calcext:value-type="float">
            <text:p>1.89</text:p>
          </table:table-cell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 table:style-name="ce9"/>
          <table:table-cell office:value-type="float" office:value="1" calcext:value-type="float">
            <text:p>1.0</text:p>
          </table:table-cell>
          <table:table-cell table:style-name="ce9"/>
          <table:table-cell table:style-name="ce13" table:formula="of:=GEOMEAN([.F3:.F16])" office:value-type="float" office:value="1.31923590666427" calcext:value-type="float">
            <text:p>1.32</text:p>
          </table:table-cell>
          <table:table-cell table:style-name="Default"/>
          <table:table-cell table:style-name="ce13" table:formula="of:=GEOMEAN([.H3:.H16])" office:value-type="float" office:value="1.40646100196893" calcext:value-type="float">
            <text:p>1.41</text:p>
          </table:table-cell>
          <table:table-cell table:style-name="Default"/>
          <table:table-cell table:style-name="ce13" table:formula="of:=GEOMEAN([.J3:.J16])" office:value-type="float" office:value="1.34938050281273" calcext:value-type="float">
            <text:p>1.35</text:p>
          </table:table-cell>
          <table:table-cell/>
          <table:table-cell table:style-name="ce13" table:formula="of:=GEOMEAN([.L3:.L16])" office:value-type="float" office:value="1.27417072205126" calcext:value-type="float">
            <text:p>1.27</text:p>
          </table:table-cell>
          <table:table-cell/>
          <table:table-cell table:style-name="ce13" table:formula="of:=GEOMEAN([.N3:.N16])" office:value-type="float" office:value="1.30921256964429" calcext:value-type="float">
            <text:p>1.31</text:p>
          </table:table-cell>
          <table:table-cell/>
          <table:table-cell table:style-name="ce13" table:formula="of:=GEOMEAN([.P3:.P16])" office:value-type="float" office:value="1.21740215773917" calcext:value-type="float">
            <text:p>1.22</text:p>
          </table:table-cell>
          <table:table-cell table:style-name="Default"/>
          <table:table-cell table:style-name="ce13" table:formula="of:=GEOMEAN([.R3:.R16])" office:value-type="float" office:value="1.0132104926151" calcext:value-type="float">
            <text:p>1.01</text:p>
          </table:table-cell>
          <table:table-cell/>
          <table:table-cell table:style-name="ce13" table:formula="of:=GEOMEAN([.T3:.T16])" office:value-type="float" office:value="1.03397331401123" calcext:value-type="float">
            <text:p>1.03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/>
          <table:table-cell table:style-name="Default"/>
          <table:table-cell/>
          <table:table-cell table:style-name="ce12" table:formula="of:=1/[.F19]" office:value-type="float" office:value="0.758014540802281" calcext:value-type="float">
            <text:p>0.76</text:p>
          </table:table-cell>
          <table:table-cell table:style-name="Default"/>
          <table:table-cell table:style-name="ce12" table:formula="of:=1/[.H19]" office:value-type="float" office:value="0.71100442785124" calcext:value-type="float">
            <text:p>0.71</text:p>
          </table:table-cell>
          <table:table-cell table:style-name="Default"/>
          <table:table-cell table:style-name="ce12" table:formula="of:=1/[.J19]" office:value-type="float" office:value="0.741080812947526" calcext:value-type="float">
            <text:p>0.74</text:p>
          </table:table-cell>
          <table:table-cell table:style-name="Default"/>
          <table:table-cell table:style-name="ce12" table:formula="of:=1/[.L19]" office:value-type="float" office:value="0.784824186189213" calcext:value-type="float">
            <text:p>0.78</text:p>
          </table:table-cell>
          <table:table-cell table:style-name="Default"/>
          <table:table-cell table:style-name="ce12" table:formula="of:=1/[.N19]" office:value-type="float" office:value="0.76381790336133" calcext:value-type="float">
            <text:p>0.76</text:p>
          </table:table-cell>
          <table:table-cell table:style-name="Default"/>
          <table:table-cell table:style-name="ce12" table:formula="of:=1/[.P19]" office:value-type="float" office:value="0.821421248223426" calcext:value-type="float">
            <text:p>0.82</text:p>
          </table:table-cell>
          <table:table-cell table:style-name="Default"/>
          <table:table-cell table:style-name="ce12" table:formula="of:=1/[.R19]" office:value-type="float" office:value="0.986961749102105" calcext:value-type="float">
            <text:p>0.99</text:p>
          </table:table-cell>
          <table:table-cell/>
          <table:table-cell table:style-name="ce12" table:formula="of:=1/[.T19]" office:value-type="float" office:value="0.967142948903163" calcext:value-type="float">
            <text:p>0.97</text:p>
          </table:table-cell>
        </table:table-row>
        <table:table-row table:style-name="ro2">
          <table:table-cell office:value-type="string" calcext:value-type="string">
            <text:p>speedup vs mono3 win:</text:p>
          </table:table-cell>
          <table:table-cell table:style-name="ce6"/>
          <table:table-cell/>
          <table:table-cell table:style-name="Default"/>
          <table:table-cell/>
          <table:table-cell table:style-name="ce25" office:value-type="float" office:value="1" calcext:value-type="float">
            <text:p>1.0</text:p>
          </table:table-cell>
          <table:table-cell table:style-name="ce16"/>
          <table:table-cell table:style-name="ce26" table:formula="of:=[.H19]/[.F19]" office:value-type="float" office:value="1.06611789056379" calcext:value-type="float">
            <text:p>1.07</text:p>
          </table:table-cell>
          <table:table-cell table:style-name="ce16"/>
          <table:table-cell table:style-name="ce26" table:formula="of:=[.J19]/[.F19]" office:value-type="float" office:value="1.02285004220714" calcext:value-type="float">
            <text:p>1.02</text:p>
          </table:table-cell>
          <table:table-cell table:style-name="ce16"/>
          <table:table-cell table:style-name="ce27" table:formula="of:=[.L19]/[.F19]" office:value-type="float" office:value="0.965839934779394" calcext:value-type="float">
            <text:p>0.97</text:p>
          </table:table-cell>
          <table:table-cell table:style-name="ce16"/>
          <table:table-cell table:style-name="ce27" table:formula="of:=[.N19]/[.F19]" office:value-type="float" office:value="0.99240216479149" calcext:value-type="float">
            <text:p>0.99</text:p>
          </table:table-cell>
          <table:table-cell table:style-name="ce16"/>
          <table:table-cell table:style-name="ce27" table:formula="of:=[.P19]/[.F19]" office:value-type="float" office:value="0.922808537570361" calcext:value-type="float">
            <text:p>0.92</text:p>
          </table:table-cell>
          <table:table-cell table:style-name="ce10"/>
          <table:table-cell table:style-name="ce27" table:formula="of:=[.R19]/[.F19]" office:value-type="float" office:value="0.768028286295684" calcext:value-type="float">
            <text:p>0.77</text:p>
          </table:table-cell>
          <table:table-cell table:style-name="ce10"/>
          <table:table-cell table:style-name="ce27" table:formula="of:=[.T19]/[.F19]" office:value-type="float" office:value="0.783766806822037" calcext:value-type="float">
            <text:p>0.78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style-name="ce12" table:formula="of:=1/[.H21]" office:value-type="float" office:value="0.937982571018643" calcext:value-type="float">
            <text:p>0.94</text:p>
          </table:table-cell>
          <table:table-cell table:style-name="Default"/>
          <table:table-cell table:style-name="ce12" table:formula="of:=1/[.J21]" office:value-type="float" office:value="0.977660418180326" calcext:value-type="float">
            <text:p>0.98</text:p>
          </table:table-cell>
          <table:table-cell table:style-name="ce12"/>
          <table:table-cell table:style-name="ce12" table:formula="of:=1/[.L21]" office:value-type="float" office:value="1.03536824683938" calcext:value-type="float">
            <text:p>1.04</text:p>
          </table:table-cell>
          <table:table-cell table:style-name="ce12"/>
          <table:table-cell table:style-name="ce12" table:formula="of:=1/[.N21]" office:value-type="float" office:value="1.00765600426729" calcext:value-type="float">
            <text:p>1.01</text:p>
          </table:table-cell>
          <table:table-cell table:style-name="ce12"/>
          <table:table-cell table:style-name="ce12" table:formula="of:=1/[.P21]" office:value-type="float" office:value="1.08364840515333" calcext:value-type="float">
            <text:p>1.08</text:p>
          </table:table-cell>
          <table:table-cell table:style-name="Default"/>
          <table:table-cell table:style-name="ce12" table:formula="of:=1/[.R21]" office:value-type="float" office:value="1.30203537791967" calcext:value-type="float">
            <text:p>1.30</text:p>
          </table:table-cell>
          <table:table-cell/>
          <table:table-cell table:style-name="ce12" table:formula="of:=1/[.T21]" office:value-type="float" office:value="1.27588970507022" calcext:value-type="float">
            <text:p>1.28</text:p>
          </table:table-cell>
        </table:table-row>
        <table:table-row table:style-name="ro2">
          <table:table-cell/>
          <table:table-cell table:style-name="Default"/>
          <table:table-cell office:value-type="string" calcext:value-type="string">
            <text:p>All apps x86!</text:p>
          </table:table-cell>
          <table:table-cell table:style-name="Default"/>
          <table:table-cell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5.20.1.34</text:p>
          </table:table-cell>
          <table:table-cell table:style-name="Default"/>
          <table:table-cell table:style-name="Default" office:value-type="string" calcext:value-type="string">
            <text:p>Mono 6.12.0.107</text:p>
          </table:table-cell>
          <table:table-cell table:style-name="Default"/>
          <table:table-cell table:style-name="Default" office:value-type="string" calcext:value-type="string">
            <text:p>.NET CLR v4.0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style-name="Default" office:value-type="string" calcext:value-type="string">
            <text:p>MS CL 18.0 /O2</text:p>
          </table:table-cell>
          <table:table-cell table:style-name="ce14"/>
          <table:table-cell office:value-type="string" calcext:value-type="string">
            <text:p>MinGW 8.1 -O2</text:p>
          </table:table-cell>
          <table:table-cell table:style-name="ce14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 table:style-name="Default" office:value-type="string" calcext:value-type="string">
            <text:p>v4.0.30319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Boem GC 7.2</text:p>
          </table:table-cell>
          <table:table-cell table:style-name="Default"/>
          <table:table-cell office:value-type="string" calcext:value-type="string">
            <text:p>Boem GC 8.0.6</text:p>
          </table:table-cell>
          <table:table-cell table:style-name="Default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7"/>
          <table:table-cell table:style-name="Default" office:value-type="string" calcext:value-type="string">
            <text:p>3rd run (2nd equal,</text:p>
          </table:table-cell>
          <table:table-cell table:style-name="Default"/>
          <table:table-cell table:style-name="Default" office:value-type="string" calcext:value-type="string">
            <text:p>3rd run (first similar)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7"/>
          <table:table-cell table:style-name="Default" office:value-type="string" calcext:value-type="string">
            <text:p>first like Mono5)</text:p>
          </table:table-cell>
          <table:table-cell table:style-name="Default" table:number-columns-repeated="5"/>
          <table:table-cell/>
          <table:table-cell table:style-name="Default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1"/>
          <table:table-cell table:style-name="ce16" office:value-type="string" calcext:value-type="string">
            <text:p>speed-up Mono 5 to C:</text:p>
          </table:table-cell>
          <table:table-cell table:style-name="ce12" table:formula="of:=[.H21]/[.R21]" office:value-type="float" office:value="1.38812321054715" calcext:value-type="float">
            <text:p>1.39</text:p>
          </table:table-cell>
          <table:table-cell/>
          <table:table-cell table:style-name="ce12" table:formula="of:=[.H21]/[.T21]" office:value-type="float" office:value="1.36024884096153" calcext:value-type="float">
            <text:p>1.36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Here are the used C files generated by ObxIDE Cgen 0.9.38: http://software.rochus-keller.ch/Are-we-fast-yet_ObxIDE_Cgen_2021-12-30.zip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NOTE: Mandelbrot showed 0us on Win in all tests; unknown true value; set to 0.4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</table:table>
      <table:table table:name="Win32_x64" table:style-name="ta1">
        <table:table-column table:style-name="co25" table:default-cell-style-name="Default"/>
        <table:table-column table:style-name="co26" table:default-cell-style-name="Default"/>
        <table:table-column table:style-name="co9" table:default-cell-style-name="Default"/>
        <table:table-column table:style-name="co27" table:default-cell-style-name="ce14"/>
        <table:table-column table:style-name="co28" table:default-cell-style-name="Default"/>
        <table:table-column table:style-name="co5" table:default-cell-style-name="ce14"/>
        <table:table-column table:style-name="co9" table:default-cell-style-name="Default"/>
        <table:table-column table:style-name="co29" table:default-cell-style-name="ce14"/>
        <table:table-column table:style-name="co28" table:default-cell-style-name="Default"/>
        <table:table-column table:style-name="co27" table:default-cell-style-name="ce14"/>
        <table:table-column table:style-name="co15" table:default-cell-style-name="Default"/>
        <table:table-column table:style-name="co29" table:default-cell-style-name="ce14"/>
        <table:table-column table:style-name="co15" table:default-cell-style-name="Default"/>
        <table:table-column table:style-name="co27" table:default-cell-style-name="ce14"/>
        <table:table-column table:style-name="co15" table:default-cell-style-name="Default"/>
        <table:table-column table:style-name="co5" table:default-cell-style-name="ce14"/>
        <table:table-column table:style-name="co9" table:default-cell-style-name="Default"/>
        <table:table-column table:style-name="co30" table:default-cell-style-name="ce14"/>
        <table:table-column table:style-name="co28" table:default-cell-style-name="Default"/>
        <table:table-column table:style-name="co30" table:default-cell-style-name="ce14"/>
        <table:table-row table:style-name="ro2">
          <table:table-cell table:style-name="ce1"/>
          <table:table-cell table:style-name="ce3"/>
          <table:table-cell table:style-name="ce28" office:value-type="string" calcext:value-type="string">
            <text:p>All OBXMC 21-08-28</text:p>
          </table:table-cell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</table:table-row>
        <table:table-row table:style-name="ro2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24" office:value-type="string" calcext:value-type="string">
            <text:p>Mono 3 x86</text:p>
          </table:table-cell>
          <table:table-cell table:style-name="ce29"/>
          <table:table-cell table:style-name="ce24" office:value-type="string" calcext:value-type="string">
            <text:p>Mono 5 x86</text:p>
          </table:table-cell>
          <table:table-cell table:style-name="ce29"/>
          <table:table-cell table:style-name="ce24" office:value-type="string" calcext:value-type="string">
            <text:p>CoreCLR 3 x86</text:p>
          </table:table-cell>
          <table:table-cell table:style-name="ce29"/>
          <table:table-cell table:style-name="ce24" office:value-type="string" calcext:value-type="string">
            <text:p>CoreCLR 5 x86</text:p>
          </table:table-cell>
          <table:table-cell table:style-name="ce29"/>
          <table:table-cell table:style-name="ce24" office:value-type="string" calcext:value-type="string">
            <text:p>CoreCLR 6 x86</text:p>
          </table:table-cell>
          <table:table-cell table:style-name="ce29"/>
          <table:table-cell table:style-name="ce24" office:value-type="string" calcext:value-type="string">
            <text:p>Mono 5 x64</text:p>
          </table:table-cell>
          <table:table-cell table:style-name="ce29"/>
          <table:table-cell table:style-name="ce24" office:value-type="string" calcext:value-type="string">
            <text:p>CoreCLR 3 x64</text:p>
          </table:table-cell>
          <table:table-cell table:style-name="ce29"/>
          <table:table-cell table:style-name="ce24" office:value-type="string" calcext:value-type="string">
            <text:p>CoreCLR 5 x64</text:p>
          </table:table-cell>
          <table:table-cell table:style-name="ce29"/>
          <table:table-cell table:style-name="ce24" office:value-type="string" calcext:value-type="string">
            <text:p>CoreCLR 6 x64</text:p>
          </table:table-cell>
          <table:table-cell table:style-name="ce29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office:value-type="float" office:value="58" calcext:value-type="float">
            <text:p>58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59" calcext:value-type="float">
            <text:p>59</text:p>
          </table:table-cell>
          <table:table-cell table:style-name="ce23" table:formula="of:=[.E4]/[.C4]" office:value-type="float" office:value="1.01724137931034" calcext:value-type="float">
            <text:p>1.0</text:p>
          </table:table-cell>
          <table:table-cell office:value-type="float" office:value="45" calcext:value-type="float">
            <text:p>45</text:p>
          </table:table-cell>
          <table:table-cell table:style-name="ce23" table:formula="of:=[.G4]/[.C4]" office:value-type="float" office:value="0.775862068965517" calcext:value-type="float">
            <text:p>0.8</text:p>
          </table:table-cell>
          <table:table-cell office:value-type="float" office:value="45" calcext:value-type="float">
            <text:p>45</text:p>
          </table:table-cell>
          <table:table-cell table:style-name="ce23" table:formula="of:=[.I4]/[.C4]" office:value-type="float" office:value="0.775862068965517" calcext:value-type="float">
            <text:p>0.8</text:p>
          </table:table-cell>
          <table:table-cell office:value-type="float" office:value="49" calcext:value-type="float">
            <text:p>49</text:p>
          </table:table-cell>
          <table:table-cell table:style-name="ce23" table:formula="of:=[.K4]/[.C4]" office:value-type="float" office:value="0.844827586206896" calcext:value-type="float">
            <text:p>0.8</text:p>
          </table:table-cell>
          <table:table-cell table:style-name="ce9" office:value-type="float" office:value="63" calcext:value-type="float">
            <text:p>63</text:p>
          </table:table-cell>
          <table:table-cell table:style-name="ce23" table:formula="of:=[.M4]/[.C4]" office:value-type="float" office:value="1.08620689655172" calcext:value-type="float">
            <text:p>1.1</text:p>
          </table:table-cell>
          <table:table-cell office:value-type="float" office:value="80" calcext:value-type="float">
            <text:p>80</text:p>
          </table:table-cell>
          <table:table-cell table:style-name="ce23" table:formula="of:=[.O4]/[.C4]" office:value-type="float" office:value="1.37931034482759" calcext:value-type="float">
            <text:p>1.4</text:p>
          </table:table-cell>
          <table:table-cell office:value-type="float" office:value="63" calcext:value-type="float">
            <text:p>63</text:p>
          </table:table-cell>
          <table:table-cell table:style-name="ce23" table:formula="of:=[.Q4]/[.C4]" office:value-type="float" office:value="1.08620689655172" calcext:value-type="float">
            <text:p>1.1</text:p>
          </table:table-cell>
          <table:table-cell office:value-type="float" office:value="56" calcext:value-type="float">
            <text:p>56</text:p>
          </table:table-cell>
          <table:table-cell table:style-name="ce23" table:formula="of:=[.S4]/[.C4]" office:value-type="float" office:value="0.96551724137931" calcext:value-type="float">
            <text:p>1.0</text:p>
          </table:table-cell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1406" calcext:value-type="float">
            <text:p>11'406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10468" calcext:value-type="float">
            <text:p>10'468</text:p>
          </table:table-cell>
          <table:table-cell table:style-name="ce23" table:formula="of:=[.E5]/[.C5]" office:value-type="float" office:value="0.917762581097668" calcext:value-type="float">
            <text:p>0.9</text:p>
          </table:table-cell>
          <table:table-cell table:style-name="ce9" office:value-type="float" office:value="8322" calcext:value-type="float">
            <text:p>8'322</text:p>
          </table:table-cell>
          <table:table-cell table:style-name="ce23" table:formula="of:=[.G5]/[.C5]" office:value-type="float" office:value="0.729615991583377" calcext:value-type="float">
            <text:p>0.7</text:p>
          </table:table-cell>
          <table:table-cell table:style-name="ce9" office:value-type="float" office:value="8832" calcext:value-type="float">
            <text:p>8'832</text:p>
          </table:table-cell>
          <table:table-cell table:style-name="ce23" table:formula="of:=[.I5]/[.C5]" office:value-type="float" office:value="0.774329300368227" calcext:value-type="float">
            <text:p>0.8</text:p>
          </table:table-cell>
          <table:table-cell table:style-name="ce9" office:value-type="float" office:value="8204" calcext:value-type="float">
            <text:p>8'204</text:p>
          </table:table-cell>
          <table:table-cell table:style-name="ce23" table:formula="of:=[.K5]/[.C5]" office:value-type="float" office:value="0.719270559354726" calcext:value-type="float">
            <text:p>0.7</text:p>
          </table:table-cell>
          <table:table-cell table:style-name="ce9" office:value-type="float" office:value="9999" calcext:value-type="float">
            <text:p>9'999</text:p>
          </table:table-cell>
          <table:table-cell table:style-name="ce23" table:formula="of:=[.M5]/[.C5]" office:value-type="float" office:value="0.876643871646502" calcext:value-type="float">
            <text:p>0.9</text:p>
          </table:table-cell>
          <table:table-cell table:style-name="ce9" office:value-type="float" office:value="8246" calcext:value-type="float">
            <text:p>8'246</text:p>
          </table:table-cell>
          <table:table-cell table:style-name="ce23" table:formula="of:=[.O5]/[.C5]" office:value-type="float" office:value="0.72295283184289" calcext:value-type="float">
            <text:p>0.7</text:p>
          </table:table-cell>
          <table:table-cell table:style-name="ce9" office:value-type="float" office:value="8161" calcext:value-type="float">
            <text:p>8'161</text:p>
          </table:table-cell>
          <table:table-cell table:style-name="ce23" table:formula="of:=[.Q5]/[.C5]" office:value-type="float" office:value="0.715500613712081" calcext:value-type="float">
            <text:p>0.7</text:p>
          </table:table-cell>
          <table:table-cell table:style-name="ce9" office:value-type="float" office:value="9710" calcext:value-type="float">
            <text:p>9'710</text:p>
          </table:table-cell>
          <table:table-cell table:style-name="ce23" table:formula="of:=[.S5]/[.C5]" office:value-type="float" office:value="0.851306330001754" calcext:value-type="float">
            <text:p>0.9</text:p>
          </table:table-cell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2342" calcext:value-type="float">
            <text:p>12'342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12031" calcext:value-type="float">
            <text:p>12'031</text:p>
          </table:table-cell>
          <table:table-cell table:style-name="ce23" table:formula="of:=[.E6]/[.C6]" office:value-type="float" office:value="0.974801490844272" calcext:value-type="float">
            <text:p>1.0</text:p>
          </table:table-cell>
          <table:table-cell table:style-name="ce9" office:value-type="float" office:value="7996" calcext:value-type="float">
            <text:p>7'996</text:p>
          </table:table-cell>
          <table:table-cell table:style-name="ce23" table:formula="of:=[.G6]/[.C6]" office:value-type="float" office:value="0.647869064981364" calcext:value-type="float">
            <text:p>0.6</text:p>
          </table:table-cell>
          <table:table-cell table:style-name="ce9" office:value-type="float" office:value="6833" calcext:value-type="float">
            <text:p>6'833</text:p>
          </table:table-cell>
          <table:table-cell table:style-name="ce23" table:formula="of:=[.I6]/[.C6]" office:value-type="float" office:value="0.553637984119268" calcext:value-type="float">
            <text:p>0.6</text:p>
          </table:table-cell>
          <table:table-cell table:style-name="ce9" office:value-type="float" office:value="6092" calcext:value-type="float">
            <text:p>6'092</text:p>
          </table:table-cell>
          <table:table-cell table:style-name="ce23" table:formula="of:=[.K6]/[.C6]" office:value-type="float" office:value="0.493599092529574" calcext:value-type="float">
            <text:p>0.5</text:p>
          </table:table-cell>
          <table:table-cell table:style-name="ce9" office:value-type="float" office:value="14687" calcext:value-type="float">
            <text:p>14'687</text:p>
          </table:table-cell>
          <table:table-cell table:style-name="ce23" table:formula="of:=[.M6]/[.C6]" office:value-type="float" office:value="1.1900016204829" calcext:value-type="float">
            <text:p>1.2</text:p>
          </table:table-cell>
          <table:table-cell table:style-name="ce9" office:value-type="float" office:value="10262" calcext:value-type="float">
            <text:p>10'262</text:p>
          </table:table-cell>
          <table:table-cell table:style-name="ce23" table:formula="of:=[.O6]/[.C6]" office:value-type="float" office:value="0.831469777993842" calcext:value-type="float">
            <text:p>0.8</text:p>
          </table:table-cell>
          <table:table-cell table:style-name="ce9" office:value-type="float" office:value="7089" calcext:value-type="float">
            <text:p>7'089</text:p>
          </table:table-cell>
          <table:table-cell table:style-name="ce23" table:formula="of:=[.Q6]/[.C6]" office:value-type="float" office:value="0.574380165289256" calcext:value-type="float">
            <text:p>0.6</text:p>
          </table:table-cell>
          <table:table-cell table:style-name="ce9" office:value-type="float" office:value="7417" calcext:value-type="float">
            <text:p>7'417</text:p>
          </table:table-cell>
          <table:table-cell table:style-name="ce23" table:formula="of:=[.S6]/[.C6]" office:value-type="float" office:value="0.600956084913304" calcext:value-type="float">
            <text:p>0.6</text:p>
          </table:table-cell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 office:value-type="float" office:value="1814008" calcext:value-type="float">
            <text:p>1'814'008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1584322" calcext:value-type="float">
            <text:p>1'584'322</text:p>
          </table:table-cell>
          <table:table-cell table:style-name="ce23" table:formula="of:=[.E7]/[.C7]" office:value-type="float" office:value="0.873382035801386" calcext:value-type="float">
            <text:p>0.9</text:p>
          </table:table-cell>
          <table:table-cell table:style-name="ce9" office:value-type="float" office:value="1659243" calcext:value-type="float">
            <text:p>1'659'243</text:p>
          </table:table-cell>
          <table:table-cell table:style-name="ce23" table:formula="of:=[.G7]/[.C7]" office:value-type="float" office:value="0.914683397206627" calcext:value-type="float">
            <text:p>0.9</text:p>
          </table:table-cell>
          <table:table-cell table:style-name="ce9" office:value-type="float" office:value="1538682" calcext:value-type="float">
            <text:p>1'538'682</text:p>
          </table:table-cell>
          <table:table-cell table:style-name="ce23" table:formula="of:=[.I7]/[.C7]" office:value-type="float" office:value="0.848222279063819" calcext:value-type="float">
            <text:p>0.8</text:p>
          </table:table-cell>
          <table:table-cell table:style-name="ce9" office:value-type="float" office:value="1548198" calcext:value-type="float">
            <text:p>1'548'198</text:p>
          </table:table-cell>
          <table:table-cell table:style-name="ce23" table:formula="of:=[.K7]/[.C7]" office:value-type="float" office:value="0.853468121419531" calcext:value-type="float">
            <text:p>0.9</text:p>
          </table:table-cell>
          <table:table-cell table:style-name="ce9" office:value-type="float" office:value="1871813" calcext:value-type="float">
            <text:p>1'871'813</text:p>
          </table:table-cell>
          <table:table-cell table:style-name="ce23" table:formula="of:=[.M7]/[.C7]" office:value-type="float" office:value="1.03186590136317" calcext:value-type="float">
            <text:p>1.0</text:p>
          </table:table-cell>
          <table:table-cell table:style-name="ce9" office:value-type="float" office:value="2271668" calcext:value-type="float">
            <text:p>2'271'668</text:p>
          </table:table-cell>
          <table:table-cell table:style-name="ce23" table:formula="of:=[.O7]/[.C7]" office:value-type="float" office:value="1.25229216188683" calcext:value-type="float">
            <text:p>1.3</text:p>
          </table:table-cell>
          <table:table-cell table:style-name="ce9" office:value-type="float" office:value="1824234" calcext:value-type="float">
            <text:p>1'824'234</text:p>
          </table:table-cell>
          <table:table-cell table:style-name="ce23" table:formula="of:=[.Q7]/[.C7]" office:value-type="float" office:value="1.0056372408501" calcext:value-type="float">
            <text:p>1.0</text:p>
          </table:table-cell>
          <table:table-cell table:style-name="ce9" office:value-type="float" office:value="1984614" calcext:value-type="float">
            <text:p>1'984'614</text:p>
          </table:table-cell>
          <table:table-cell table:style-name="ce23" table:formula="of:=[.S7]/[.C7]" office:value-type="float" office:value="1.09404919934201" calcext:value-type="float">
            <text:p>1.1</text:p>
          </table:table-cell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 office:value-type="float" office:value="3249" calcext:value-type="float">
            <text:p>3'249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2812" calcext:value-type="float">
            <text:p>2'812</text:p>
          </table:table-cell>
          <table:table-cell table:style-name="ce23" table:formula="of:=[.E8]/[.C8]" office:value-type="float" office:value="0.865497076023392" calcext:value-type="float">
            <text:p>0.9</text:p>
          </table:table-cell>
          <table:table-cell table:style-name="ce9" office:value-type="float" office:value="2299" calcext:value-type="float">
            <text:p>2'299</text:p>
          </table:table-cell>
          <table:table-cell table:style-name="ce23" table:formula="of:=[.G8]/[.C8]" office:value-type="float" office:value="0.707602339181287" calcext:value-type="float">
            <text:p>0.7</text:p>
          </table:table-cell>
          <table:table-cell table:style-name="ce9" office:value-type="float" office:value="2083" calcext:value-type="float">
            <text:p>2'083</text:p>
          </table:table-cell>
          <table:table-cell table:style-name="ce23" table:formula="of:=[.I8]/[.C8]" office:value-type="float" office:value="0.641120344721453" calcext:value-type="float">
            <text:p>0.6</text:p>
          </table:table-cell>
          <table:table-cell table:style-name="ce9" office:value-type="float" office:value="2295" calcext:value-type="float">
            <text:p>2'295</text:p>
          </table:table-cell>
          <table:table-cell table:style-name="ce23" table:formula="of:=[.K8]/[.C8]" office:value-type="float" office:value="0.706371191135734" calcext:value-type="float">
            <text:p>0.7</text:p>
          </table:table-cell>
          <table:table-cell table:style-name="ce9" office:value-type="float" office:value="6630" calcext:value-type="float">
            <text:p>6'630</text:p>
          </table:table-cell>
          <table:table-cell table:style-name="ce23" table:formula="of:=[.M8]/[.C8]" office:value-type="float" office:value="2.04062788550323" calcext:value-type="float">
            <text:p>2.0</text:p>
          </table:table-cell>
          <table:table-cell table:style-name="ce9" office:value-type="float" office:value="5225" calcext:value-type="float">
            <text:p>5'225</text:p>
          </table:table-cell>
          <table:table-cell table:style-name="ce23" table:formula="of:=[.O8]/[.C8]" office:value-type="float" office:value="1.60818713450292" calcext:value-type="float">
            <text:p>1.6</text:p>
          </table:table-cell>
          <table:table-cell table:style-name="ce9" office:value-type="float" office:value="2316" calcext:value-type="float">
            <text:p>2'316</text:p>
          </table:table-cell>
          <table:table-cell table:style-name="ce23" table:formula="of:=[.Q8]/[.C8]" office:value-type="float" office:value="0.712834718374885" calcext:value-type="float">
            <text:p>0.7</text:p>
          </table:table-cell>
          <table:table-cell table:style-name="ce9" office:value-type="float" office:value="2487" calcext:value-type="float">
            <text:p>2'487</text:p>
          </table:table-cell>
          <table:table-cell table:style-name="ce23" table:formula="of:=[.S8]/[.C8]" office:value-type="float" office:value="0.765466297322253" calcext:value-type="float">
            <text:p>0.8</text:p>
          </table:table-cell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187" calcext:value-type="float">
            <text:p>187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177" calcext:value-type="float">
            <text:p>177</text:p>
          </table:table-cell>
          <table:table-cell table:style-name="ce23" table:formula="of:=[.E9]/[.C9]" office:value-type="float" office:value="0.946524064171123" calcext:value-type="float">
            <text:p>0.9</text:p>
          </table:table-cell>
          <table:table-cell table:style-name="ce9" office:value-type="float" office:value="206" calcext:value-type="float">
            <text:p>206</text:p>
          </table:table-cell>
          <table:table-cell table:style-name="ce23" table:formula="of:=[.G9]/[.C9]" office:value-type="float" office:value="1.10160427807487" calcext:value-type="float">
            <text:p>1.1</text:p>
          </table:table-cell>
          <table:table-cell table:style-name="ce9" office:value-type="float" office:value="180" calcext:value-type="float">
            <text:p>180</text:p>
          </table:table-cell>
          <table:table-cell table:style-name="ce23" table:formula="of:=[.I9]/[.C9]" office:value-type="float" office:value="0.962566844919786" calcext:value-type="float">
            <text:p>1.0</text:p>
          </table:table-cell>
          <table:table-cell table:style-name="ce9" office:value-type="float" office:value="182" calcext:value-type="float">
            <text:p>182</text:p>
          </table:table-cell>
          <table:table-cell table:style-name="ce23" table:formula="of:=[.K9]/[.C9]" office:value-type="float" office:value="0.973262032085562" calcext:value-type="float">
            <text:p>1.0</text:p>
          </table:table-cell>
          <table:table-cell table:style-name="ce9" office:value-type="float" office:value="197" calcext:value-type="float">
            <text:p>197</text:p>
          </table:table-cell>
          <table:table-cell table:style-name="ce23" table:formula="of:=[.M9]/[.C9]" office:value-type="float" office:value="1.05347593582888" calcext:value-type="float">
            <text:p>1.1</text:p>
          </table:table-cell>
          <table:table-cell table:style-name="ce9" office:value-type="float" office:value="271" calcext:value-type="float">
            <text:p>271</text:p>
          </table:table-cell>
          <table:table-cell table:style-name="ce23" table:formula="of:=[.O9]/[.C9]" office:value-type="float" office:value="1.44919786096257" calcext:value-type="float">
            <text:p>1.4</text:p>
          </table:table-cell>
          <table:table-cell table:style-name="ce9" office:value-type="float" office:value="172" calcext:value-type="float">
            <text:p>172</text:p>
          </table:table-cell>
          <table:table-cell table:style-name="ce23" table:formula="of:=[.Q9]/[.C9]" office:value-type="float" office:value="0.919786096256684" calcext:value-type="float">
            <text:p>0.9</text:p>
          </table:table-cell>
          <table:table-cell table:style-name="ce9" office:value-type="float" office:value="180" calcext:value-type="float">
            <text:p>180</text:p>
          </table:table-cell>
          <table:table-cell table:style-name="ce23" table:formula="of:=[.S9]/[.C9]" office:value-type="float" office:value="0.962566844919786" calcext:value-type="float">
            <text:p>1.0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374" calcext:value-type="float">
            <text:p>374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343" calcext:value-type="float">
            <text:p>343</text:p>
          </table:table-cell>
          <table:table-cell table:style-name="ce23" table:formula="of:=[.E10]/[.C10]" office:value-type="float" office:value="0.917112299465241" calcext:value-type="float">
            <text:p>0.9</text:p>
          </table:table-cell>
          <table:table-cell table:style-name="ce9" office:value-type="float" office:value="166" calcext:value-type="float">
            <text:p>166</text:p>
          </table:table-cell>
          <table:table-cell table:style-name="ce23" table:formula="of:=[.G10]/[.C10]" office:value-type="float" office:value="0.443850267379679" calcext:value-type="float">
            <text:p>0.4</text:p>
          </table:table-cell>
          <table:table-cell table:style-name="ce9" office:value-type="float" office:value="129" calcext:value-type="float">
            <text:p>129</text:p>
          </table:table-cell>
          <table:table-cell table:style-name="ce23" table:formula="of:=[.I10]/[.C10]" office:value-type="float" office:value="0.344919786096257" calcext:value-type="float">
            <text:p>0.3</text:p>
          </table:table-cell>
          <table:table-cell table:style-name="ce9" office:value-type="float" office:value="131" calcext:value-type="float">
            <text:p>131</text:p>
          </table:table-cell>
          <table:table-cell table:style-name="ce23" table:formula="of:=[.K10]/[.C10]" office:value-type="float" office:value="0.350267379679144" calcext:value-type="float">
            <text:p>0.4</text:p>
          </table:table-cell>
          <table:table-cell table:style-name="ce9" office:value-type="float" office:value="395" calcext:value-type="float">
            <text:p>395</text:p>
          </table:table-cell>
          <table:table-cell table:style-name="ce23" table:formula="of:=[.M10]/[.C10]" office:value-type="float" office:value="1.05614973262032" calcext:value-type="float">
            <text:p>1.1</text:p>
          </table:table-cell>
          <table:table-cell table:style-name="ce9" office:value-type="float" office:value="119" calcext:value-type="float">
            <text:p>119</text:p>
          </table:table-cell>
          <table:table-cell table:style-name="ce23" table:formula="of:=[.O10]/[.C10]" office:value-type="float" office:value="0.318181818181818" calcext:value-type="float">
            <text:p>0.3</text:p>
          </table:table-cell>
          <table:table-cell table:style-name="ce9" office:value-type="float" office:value="122" calcext:value-type="float">
            <text:p>122</text:p>
          </table:table-cell>
          <table:table-cell table:style-name="ce23" table:formula="of:=[.Q10]/[.C10]" office:value-type="float" office:value="0.32620320855615" calcext:value-type="float">
            <text:p>0.3</text:p>
          </table:table-cell>
          <table:table-cell table:style-name="ce9" office:value-type="float" office:value="121" calcext:value-type="float">
            <text:p>121</text:p>
          </table:table-cell>
          <table:table-cell table:style-name="ce23" table:formula="of:=[.S10]/[.C10]" office:value-type="float" office:value="0.323529411764706" calcext:value-type="float">
            <text:p>0.3</text:p>
          </table:table-cell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9" office:value-type="float" office:value="0.4" calcext:value-type="float">
            <text:p>0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0.4" calcext:value-type="float">
            <text:p>0</text:p>
          </table:table-cell>
          <table:table-cell table:style-name="ce23" table:formula="of:=[.E11]/[.C11]" office:value-type="float" office:value="1" calcext:value-type="float">
            <text:p>1.0</text:p>
          </table:table-cell>
          <table:table-cell table:style-name="ce9" office:value-type="float" office:value="7" calcext:value-type="float">
            <text:p>7</text:p>
          </table:table-cell>
          <table:table-cell table:style-name="ce23" table:formula="of:=[.G11]/[.C11]" office:value-type="float" office:value="17.5" calcext:value-type="float">
            <text:p>17.5</text:p>
          </table:table-cell>
          <table:table-cell table:style-name="ce9" office:value-type="float" office:value="7" calcext:value-type="float">
            <text:p>7</text:p>
          </table:table-cell>
          <table:table-cell table:style-name="ce23" table:formula="of:=[.I11]/[.C11]" office:value-type="float" office:value="17.5" calcext:value-type="float">
            <text:p>17.5</text:p>
          </table:table-cell>
          <table:table-cell table:style-name="ce9" office:value-type="float" office:value="6" calcext:value-type="float">
            <text:p>6</text:p>
          </table:table-cell>
          <table:table-cell table:style-name="ce23" table:formula="of:=[.K11]/[.C11]" office:value-type="float" office:value="15" calcext:value-type="float">
            <text:p>15.0</text:p>
          </table:table-cell>
          <table:table-cell table:style-name="ce9" office:value-type="float" office:value="0.4" calcext:value-type="float">
            <text:p>0</text:p>
          </table:table-cell>
          <table:table-cell table:style-name="ce23" table:formula="of:=[.M11]/[.C11]" office:value-type="float" office:value="1" calcext:value-type="float">
            <text:p>1.0</text:p>
          </table:table-cell>
          <table:table-cell table:style-name="ce9" office:value-type="float" office:value="4" calcext:value-type="float">
            <text:p>4</text:p>
          </table:table-cell>
          <table:table-cell table:style-name="ce23" table:formula="of:=[.O11]/[.C11]" office:value-type="float" office:value="10" calcext:value-type="float">
            <text:p>10.0</text:p>
          </table:table-cell>
          <table:table-cell table:style-name="ce9" office:value-type="float" office:value="4" calcext:value-type="float">
            <text:p>4</text:p>
          </table:table-cell>
          <table:table-cell table:style-name="ce23" table:formula="of:=[.Q11]/[.C11]" office:value-type="float" office:value="10" calcext:value-type="float">
            <text:p>10.0</text:p>
          </table:table-cell>
          <table:table-cell table:style-name="ce9" office:value-type="float" office:value="4" calcext:value-type="float">
            <text:p>4</text:p>
          </table:table-cell>
          <table:table-cell table:style-name="ce23" table:formula="of:=[.S11]/[.C11]" office:value-type="float" office:value="10" calcext:value-type="float">
            <text:p>10.0</text:p>
          </table:table-cell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9" office:value-type="float" office:value="3" calcext:value-type="float">
            <text:p>3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10" calcext:value-type="float">
            <text:p>10</text:p>
          </table:table-cell>
          <table:table-cell table:style-name="ce23" table:formula="of:=[.E12]/[.C12]" office:value-type="float" office:value="3.33333333333333" calcext:value-type="float">
            <text:p>3.3</text:p>
          </table:table-cell>
          <table:table-cell table:style-name="ce9" office:value-type="float" office:value="5" calcext:value-type="float">
            <text:p>5</text:p>
          </table:table-cell>
          <table:table-cell table:style-name="ce23" table:formula="of:=[.G12]/[.C12]" office:value-type="float" office:value="1.66666666666667" calcext:value-type="float">
            <text:p>1.7</text:p>
          </table:table-cell>
          <table:table-cell table:style-name="ce9" office:value-type="float" office:value="4" calcext:value-type="float">
            <text:p>4</text:p>
          </table:table-cell>
          <table:table-cell table:style-name="ce23" table:formula="of:=[.I12]/[.C12]" office:value-type="float" office:value="1.33333333333333" calcext:value-type="float">
            <text:p>1.3</text:p>
          </table:table-cell>
          <table:table-cell table:style-name="ce9" office:value-type="float" office:value="4" calcext:value-type="float">
            <text:p>4</text:p>
          </table:table-cell>
          <table:table-cell table:style-name="ce23" table:formula="of:=[.K12]/[.C12]" office:value-type="float" office:value="1.33333333333333" calcext:value-type="float">
            <text:p>1.3</text:p>
          </table:table-cell>
          <table:table-cell table:style-name="ce9" office:value-type="float" office:value="5" calcext:value-type="float">
            <text:p>5</text:p>
          </table:table-cell>
          <table:table-cell table:style-name="ce23" table:formula="of:=[.M12]/[.C12]" office:value-type="float" office:value="1.66666666666667" calcext:value-type="float">
            <text:p>1.7</text:p>
          </table:table-cell>
          <table:table-cell table:style-name="ce9" office:value-type="float" office:value="3" calcext:value-type="float">
            <text:p>3</text:p>
          </table:table-cell>
          <table:table-cell table:style-name="ce23" table:formula="of:=[.O12]/[.C12]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23" table:formula="of:=[.Q12]/[.C12]" office:value-type="float" office:value="0.666666666666667" calcext:value-type="float">
            <text:p>0.7</text:p>
          </table:table-cell>
          <table:table-cell table:style-name="ce9" office:value-type="float" office:value="2" calcext:value-type="float">
            <text:p>2</text:p>
          </table:table-cell>
          <table:table-cell table:style-name="ce23" table:formula="of:=[.S12]/[.C12]" office:value-type="float" office:value="0.666666666666667" calcext:value-type="float">
            <text:p>0.7</text:p>
          </table:table-cell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421" calcext:value-type="float">
            <text:p>421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437" calcext:value-type="float">
            <text:p>437</text:p>
          </table:table-cell>
          <table:table-cell table:style-name="ce23" table:formula="of:=[.E13]/[.C13]" office:value-type="float" office:value="1.03800475059382" calcext:value-type="float">
            <text:p>1.0</text:p>
          </table:table-cell>
          <table:table-cell table:style-name="ce9" office:value-type="float" office:value="327" calcext:value-type="float">
            <text:p>327</text:p>
          </table:table-cell>
          <table:table-cell table:style-name="ce23" table:formula="of:=[.G13]/[.C13]" office:value-type="float" office:value="0.776722090261283" calcext:value-type="float">
            <text:p>0.8</text:p>
          </table:table-cell>
          <table:table-cell table:style-name="ce9" office:value-type="float" office:value="328" calcext:value-type="float">
            <text:p>328</text:p>
          </table:table-cell>
          <table:table-cell table:style-name="ce23" table:formula="of:=[.I13]/[.C13]" office:value-type="float" office:value="0.779097387173397" calcext:value-type="float">
            <text:p>0.8</text:p>
          </table:table-cell>
          <table:table-cell table:style-name="ce9" office:value-type="float" office:value="316" calcext:value-type="float">
            <text:p>316</text:p>
          </table:table-cell>
          <table:table-cell table:style-name="ce23" table:formula="of:=[.K13]/[.C13]" office:value-type="float" office:value="0.750593824228028" calcext:value-type="float">
            <text:p>0.8</text:p>
          </table:table-cell>
          <table:table-cell table:style-name="ce9" office:value-type="float" office:value="328" calcext:value-type="float">
            <text:p>328</text:p>
          </table:table-cell>
          <table:table-cell table:style-name="ce23" table:formula="of:=[.M13]/[.C13]" office:value-type="float" office:value="0.779097387173397" calcext:value-type="float">
            <text:p>0.8</text:p>
          </table:table-cell>
          <table:table-cell table:style-name="ce9" office:value-type="float" office:value="307" calcext:value-type="float">
            <text:p>307</text:p>
          </table:table-cell>
          <table:table-cell table:style-name="ce23" table:formula="of:=[.O13]/[.C13]" office:value-type="float" office:value="0.729216152019002" calcext:value-type="float">
            <text:p>0.7</text:p>
          </table:table-cell>
          <table:table-cell table:style-name="ce9" office:value-type="float" office:value="310" calcext:value-type="float">
            <text:p>310</text:p>
          </table:table-cell>
          <table:table-cell table:style-name="ce23" table:formula="of:=[.Q13]/[.C13]" office:value-type="float" office:value="0.736342042755344" calcext:value-type="float">
            <text:p>0.7</text:p>
          </table:table-cell>
          <table:table-cell table:style-name="ce9" office:value-type="float" office:value="301" calcext:value-type="float">
            <text:p>301</text:p>
          </table:table-cell>
          <table:table-cell table:style-name="ce23" table:formula="of:=[.S13]/[.C13]" office:value-type="float" office:value="0.714964370546318" calcext:value-type="float">
            <text:p>0.7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312" calcext:value-type="float">
            <text:p>312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343" calcext:value-type="float">
            <text:p>343</text:p>
          </table:table-cell>
          <table:table-cell table:style-name="ce23" table:formula="of:=[.E14]/[.C14]" office:value-type="float" office:value="1.09935897435897" calcext:value-type="float">
            <text:p>1.1</text:p>
          </table:table-cell>
          <table:table-cell table:style-name="ce9" office:value-type="float" office:value="276" calcext:value-type="float">
            <text:p>276</text:p>
          </table:table-cell>
          <table:table-cell table:style-name="ce23" table:formula="of:=[.G14]/[.C14]" office:value-type="float" office:value="0.884615384615385" calcext:value-type="float">
            <text:p>0.9</text:p>
          </table:table-cell>
          <table:table-cell table:style-name="ce9" office:value-type="float" office:value="269" calcext:value-type="float">
            <text:p>269</text:p>
          </table:table-cell>
          <table:table-cell table:style-name="ce23" table:formula="of:=[.I14]/[.C14]" office:value-type="float" office:value="0.862179487179487" calcext:value-type="float">
            <text:p>0.9</text:p>
          </table:table-cell>
          <table:table-cell table:style-name="ce9" office:value-type="float" office:value="267" calcext:value-type="float">
            <text:p>267</text:p>
          </table:table-cell>
          <table:table-cell table:style-name="ce23" table:formula="of:=[.K14]/[.C14]" office:value-type="float" office:value="0.855769230769231" calcext:value-type="float">
            <text:p>0.9</text:p>
          </table:table-cell>
          <table:table-cell table:style-name="ce9" office:value-type="float" office:value="281" calcext:value-type="float">
            <text:p>281</text:p>
          </table:table-cell>
          <table:table-cell table:style-name="ce23" table:formula="of:=[.M14]/[.C14]" office:value-type="float" office:value="0.900641025641026" calcext:value-type="float">
            <text:p>0.9</text:p>
          </table:table-cell>
          <table:table-cell table:style-name="ce9" office:value-type="float" office:value="271" calcext:value-type="float">
            <text:p>271</text:p>
          </table:table-cell>
          <table:table-cell table:style-name="ce23" table:formula="of:=[.O14]/[.C14]" office:value-type="float" office:value="0.868589743589744" calcext:value-type="float">
            <text:p>0.9</text:p>
          </table:table-cell>
          <table:table-cell table:style-name="ce9" office:value-type="float" office:value="268" calcext:value-type="float">
            <text:p>268</text:p>
          </table:table-cell>
          <table:table-cell table:style-name="ce23" table:formula="of:=[.Q14]/[.C14]" office:value-type="float" office:value="0.858974358974359" calcext:value-type="float">
            <text:p>0.9</text:p>
          </table:table-cell>
          <table:table-cell table:style-name="ce9" office:value-type="float" office:value="262" calcext:value-type="float">
            <text:p>262</text:p>
          </table:table-cell>
          <table:table-cell table:style-name="ce23" table:formula="of:=[.S14]/[.C14]" office:value-type="float" office:value="0.83974358974359" calcext:value-type="float">
            <text:p>0.8</text:p>
          </table:table-cell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156" calcext:value-type="float">
            <text:p>156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171" calcext:value-type="float">
            <text:p>171</text:p>
          </table:table-cell>
          <table:table-cell table:style-name="ce23" table:formula="of:=[.E15]/[.C15]" office:value-type="float" office:value="1.09615384615385" calcext:value-type="float">
            <text:p>1.1</text:p>
          </table:table-cell>
          <table:table-cell table:style-name="ce9" office:value-type="float" office:value="63" calcext:value-type="float">
            <text:p>63</text:p>
          </table:table-cell>
          <table:table-cell table:style-name="ce23" table:formula="of:=[.G15]/[.C15]" office:value-type="float" office:value="0.403846153846154" calcext:value-type="float">
            <text:p>0.4</text:p>
          </table:table-cell>
          <table:table-cell table:style-name="ce9" office:value-type="float" office:value="62" calcext:value-type="float">
            <text:p>62</text:p>
          </table:table-cell>
          <table:table-cell table:style-name="ce23" table:formula="of:=[.I15]/[.C15]" office:value-type="float" office:value="0.397435897435897" calcext:value-type="float">
            <text:p>0.4</text:p>
          </table:table-cell>
          <table:table-cell table:style-name="ce9" office:value-type="float" office:value="64" calcext:value-type="float">
            <text:p>64</text:p>
          </table:table-cell>
          <table:table-cell table:style-name="ce23" table:formula="of:=[.K15]/[.C15]" office:value-type="float" office:value="0.41025641025641" calcext:value-type="float">
            <text:p>0.4</text:p>
          </table:table-cell>
          <table:table-cell table:style-name="ce9" office:value-type="float" office:value="166" calcext:value-type="float">
            <text:p>166</text:p>
          </table:table-cell>
          <table:table-cell table:style-name="ce23" table:formula="of:=[.M15]/[.C15]" office:value-type="float" office:value="1.06410256410256" calcext:value-type="float">
            <text:p>1.1</text:p>
          </table:table-cell>
          <table:table-cell table:style-name="ce9" office:value-type="float" office:value="62" calcext:value-type="float">
            <text:p>62</text:p>
          </table:table-cell>
          <table:table-cell table:style-name="ce23" table:formula="of:=[.O15]/[.C15]" office:value-type="float" office:value="0.397435897435897" calcext:value-type="float">
            <text:p>0.4</text:p>
          </table:table-cell>
          <table:table-cell table:style-name="ce9" office:value-type="float" office:value="62" calcext:value-type="float">
            <text:p>62</text:p>
          </table:table-cell>
          <table:table-cell table:style-name="ce23" table:formula="of:=[.Q15]/[.C15]" office:value-type="float" office:value="0.397435897435897" calcext:value-type="float">
            <text:p>0.4</text:p>
          </table:table-cell>
          <table:table-cell table:style-name="ce9" office:value-type="float" office:value="61" calcext:value-type="float">
            <text:p>61</text:p>
          </table:table-cell>
          <table:table-cell table:style-name="ce23" table:formula="of:=[.S15]/[.C15]" office:value-type="float" office:value="0.391025641025641" calcext:value-type="float">
            <text:p>0.4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624" calcext:value-type="float">
            <text:p>624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593" calcext:value-type="float">
            <text:p>593</text:p>
          </table:table-cell>
          <table:table-cell table:style-name="ce23" table:formula="of:=[.E16]/[.C16]" office:value-type="float" office:value="0.950320512820513" calcext:value-type="float">
            <text:p>1.0</text:p>
          </table:table-cell>
          <table:table-cell table:style-name="ce9" office:value-type="float" office:value="558" calcext:value-type="float">
            <text:p>558</text:p>
          </table:table-cell>
          <table:table-cell table:style-name="ce23" table:formula="of:=[.G16]/[.C16]" office:value-type="float" office:value="0.894230769230769" calcext:value-type="float">
            <text:p>0.9</text:p>
          </table:table-cell>
          <table:table-cell table:style-name="ce9" office:value-type="float" office:value="521" calcext:value-type="float">
            <text:p>521</text:p>
          </table:table-cell>
          <table:table-cell table:style-name="ce23" table:formula="of:=[.I16]/[.C16]" office:value-type="float" office:value="0.834935897435897" calcext:value-type="float">
            <text:p>0.8</text:p>
          </table:table-cell>
          <table:table-cell table:style-name="ce9" office:value-type="float" office:value="486" calcext:value-type="float">
            <text:p>486</text:p>
          </table:table-cell>
          <table:table-cell table:style-name="ce23" table:formula="of:=[.K16]/[.C16]" office:value-type="float" office:value="0.778846153846154" calcext:value-type="float">
            <text:p>0.8</text:p>
          </table:table-cell>
          <table:table-cell table:style-name="ce9" office:value-type="float" office:value="812" calcext:value-type="float">
            <text:p>812</text:p>
          </table:table-cell>
          <table:table-cell table:style-name="ce23" table:formula="of:=[.M16]/[.C16]" office:value-type="float" office:value="1.30128205128205" calcext:value-type="float">
            <text:p>1.3</text:p>
          </table:table-cell>
          <table:table-cell table:style-name="ce9" office:value-type="float" office:value="702" calcext:value-type="float">
            <text:p>702</text:p>
          </table:table-cell>
          <table:table-cell table:style-name="ce23" table:formula="of:=[.O16]/[.C16]" office:value-type="float" office:value="1.125" calcext:value-type="float">
            <text:p>1.1</text:p>
          </table:table-cell>
          <table:table-cell table:style-name="ce9" office:value-type="float" office:value="612" calcext:value-type="float">
            <text:p>612</text:p>
          </table:table-cell>
          <table:table-cell table:style-name="ce23" table:formula="of:=[.Q16]/[.C16]" office:value-type="float" office:value="0.980769230769231" calcext:value-type="float">
            <text:p>1.0</text:p>
          </table:table-cell>
          <table:table-cell table:style-name="ce9" office:value-type="float" office:value="661" calcext:value-type="float">
            <text:p>661</text:p>
          </table:table-cell>
          <table:table-cell table:style-name="ce23" table:formula="of:=[.S16]/[.C16]" office:value-type="float" office:value="1.05929487179487" calcext:value-type="float">
            <text:p>1.1</text:p>
          </table:table-cell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729" calcext:value-type="float">
            <text:p>729</text:p>
          </table:table-cell>
          <table:table-cell table:style-name="ce31" office:value-type="float" office:value="1" calcext:value-type="float">
            <text:p>1.0</text:p>
          </table:table-cell>
          <table:table-cell table:style-name="ce9" office:value-type="float" office:value="755" calcext:value-type="float">
            <text:p>755</text:p>
          </table:table-cell>
          <table:table-cell table:style-name="ce23" table:formula="of:=[.E17]/[.C17]" office:value-type="float" office:value="1.03566529492455" calcext:value-type="float">
            <text:p>1.0</text:p>
          </table:table-cell>
          <table:table-cell table:style-name="ce9" office:value-type="float" office:value="780" calcext:value-type="float">
            <text:p>780</text:p>
          </table:table-cell>
          <table:table-cell table:style-name="ce23" table:formula="of:=[.G17]/[.C17]" office:value-type="float" office:value="1.06995884773663" calcext:value-type="float">
            <text:p>1.1</text:p>
          </table:table-cell>
          <table:table-cell table:style-name="ce9" office:value-type="float" office:value="758" calcext:value-type="float">
            <text:p>758</text:p>
          </table:table-cell>
          <table:table-cell table:style-name="ce23" table:formula="of:=[.I17]/[.C17]" office:value-type="float" office:value="1.039780521262" calcext:value-type="float">
            <text:p>1.0</text:p>
          </table:table-cell>
          <table:table-cell table:style-name="ce9" office:value-type="float" office:value="741" calcext:value-type="float">
            <text:p>741</text:p>
          </table:table-cell>
          <table:table-cell table:style-name="ce23" table:formula="of:=[.K17]/[.C17]" office:value-type="float" office:value="1.01646090534979" calcext:value-type="float">
            <text:p>1.0</text:p>
          </table:table-cell>
          <table:table-cell table:style-name="ce9" office:value-type="float" office:value="703" calcext:value-type="float">
            <text:p>703</text:p>
          </table:table-cell>
          <table:table-cell table:style-name="ce23" table:formula="of:=[.M17]/[.C17]" office:value-type="float" office:value="0.964334705075446" calcext:value-type="float">
            <text:p>1.0</text:p>
          </table:table-cell>
          <table:table-cell table:style-name="ce9" office:value-type="float" office:value="741" calcext:value-type="float">
            <text:p>741</text:p>
          </table:table-cell>
          <table:table-cell table:style-name="ce23" table:formula="of:=[.O17]/[.C17]" office:value-type="float" office:value="1.01646090534979" calcext:value-type="float">
            <text:p>1.0</text:p>
          </table:table-cell>
          <table:table-cell table:style-name="ce9" office:value-type="float" office:value="705" calcext:value-type="float">
            <text:p>705</text:p>
          </table:table-cell>
          <table:table-cell table:style-name="ce23" table:formula="of:=[.Q17]/[.C17]" office:value-type="float" office:value="0.967078189300412" calcext:value-type="float">
            <text:p>1.0</text:p>
          </table:table-cell>
          <table:table-cell table:style-name="ce9" office:value-type="float" office:value="931" calcext:value-type="float">
            <text:p>931</text:p>
          </table:table-cell>
          <table:table-cell table:style-name="ce23" table:formula="of:=[.S17]/[.C17]" office:value-type="float" office:value="1.27709190672154" calcext:value-type="float">
            <text:p>1.3</text:p>
          </table:table-cell>
        </table:table-row>
        <table:table-row table:style-name="ro2">
          <table:table-cell/>
          <table:table-cell table:style-name="ce6"/>
          <table:table-cell table:number-columns-repeated="18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style-name="ce9" table:formula="of:=SUM([.C4:.C17])" office:value-type="float" office:value="1843869.4" calcext:value-type="float">
            <text:p>1'843'869</text:p>
          </table:table-cell>
          <table:table-cell table:style-name="ce23"/>
          <table:table-cell table:style-name="ce9" table:formula="of:=SUM([.E4:.E17])" office:value-type="float" office:value="1612521.4" calcext:value-type="float">
            <text:p>1'612'521</text:p>
          </table:table-cell>
          <table:table-cell table:style-name="ce23"/>
          <table:table-cell table:style-name="ce9" table:formula="of:=SUM([.G4:.G17])" office:value-type="float" office:value="1680293" calcext:value-type="float">
            <text:p>1'680'293</text:p>
          </table:table-cell>
          <table:table-cell table:style-name="ce23"/>
          <table:table-cell table:style-name="ce9" table:formula="of:=SUM([.I4:.I17])" office:value-type="float" office:value="1558733" calcext:value-type="float">
            <text:p>1'558'733</text:p>
          </table:table-cell>
          <table:table-cell table:style-name="ce23"/>
          <table:table-cell table:style-name="ce9" table:formula="of:=SUM([.K4:.K17])" office:value-type="float" office:value="1567035" calcext:value-type="float">
            <text:p>1'567'035</text:p>
          </table:table-cell>
          <table:table-cell table:style-name="ce23"/>
          <table:table-cell table:style-name="ce9" table:formula="of:=SUM([.M4:.M17])" office:value-type="float" office:value="1906079.4" calcext:value-type="float">
            <text:p>1'906'079</text:p>
          </table:table-cell>
          <table:table-cell table:style-name="ce23"/>
          <table:table-cell table:style-name="ce9" table:formula="of:=SUM([.O4:.O17])" office:value-type="float" office:value="2297961" calcext:value-type="float">
            <text:p>2'297'961</text:p>
          </table:table-cell>
          <table:table-cell table:style-name="ce23"/>
          <table:table-cell table:style-name="ce9" table:formula="of:=SUM([.Q4:.Q17])" office:value-type="float" office:value="1844120" calcext:value-type="float">
            <text:p>1'844'120</text:p>
          </table:table-cell>
          <table:table-cell table:style-name="ce23"/>
          <table:table-cell table:style-name="ce9" table:formula="of:=SUM([.S4:.S17])" office:value-type="float" office:value="2006807" calcext:value-type="float">
            <text:p>2'006'807</text:p>
          </table:table-cell>
          <table:table-cell table:style-name="ce23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 table:style-name="ce9"/>
          <table:table-cell table:style-name="ce32" office:value-type="float" office:value="1" calcext:value-type="float">
            <text:p>1.00</text:p>
          </table:table-cell>
          <table:table-cell/>
          <table:table-cell table:style-name="ce32" table:formula="of:=GEOMEAN([.F4:.F17])" office:value-type="float" office:value="1.06611789056379" calcext:value-type="float">
            <text:p>1.07</text:p>
          </table:table-cell>
          <table:table-cell table:style-name="ce9"/>
          <table:table-cell table:style-name="ce32" table:formula="of:=GEOMEAN([.H4:.H17])" office:value-type="float" office:value="0.99240216479149" calcext:value-type="float">
            <text:p>0.99</text:p>
          </table:table-cell>
          <table:table-cell table:style-name="ce9"/>
          <table:table-cell table:style-name="ce32" table:formula="of:=GEOMEAN([.J4:.J17])" office:value-type="float" office:value="0.922808537570361" calcext:value-type="float">
            <text:p>0.92</text:p>
          </table:table-cell>
          <table:table-cell table:style-name="ce9"/>
          <table:table-cell table:style-name="ce32" table:formula="of:=GEOMEAN([.L4:.L17])" office:value-type="float" office:value="0.907562838378336" calcext:value-type="float">
            <text:p>0.91</text:p>
          </table:table-cell>
          <table:table-cell/>
          <table:table-cell table:style-name="ce32" table:formula="of:=GEOMEAN([.N4:.N17])" office:value-type="float" office:value="1.10691420493063" calcext:value-type="float">
            <text:p>1.11</text:p>
          </table:table-cell>
          <table:table-cell table:style-name="ce9"/>
          <table:table-cell table:style-name="ce32" table:formula="of:=GEOMEAN([.P4:.P17])" office:value-type="float" office:value="1.05849528402922" calcext:value-type="float">
            <text:p>1.06</text:p>
          </table:table-cell>
          <table:table-cell table:style-name="ce9"/>
          <table:table-cell table:style-name="ce32" table:formula="of:=GEOMEAN([.R4:.R17])" office:value-type="float" office:value="0.874349555804384" calcext:value-type="float">
            <text:p>0.87</text:p>
          </table:table-cell>
          <table:table-cell table:style-name="ce9"/>
          <table:table-cell table:style-name="ce32" table:formula="of:=GEOMEAN([.T4:.T17])" office:value-type="float" office:value="0.911378112708079" calcext:value-type="float">
            <text:p>0.91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/>
          <table:table-cell table:style-name="ce20" table:formula="of:=1/[.D20]" office:value-type="float" office:value="1" calcext:value-type="float">
            <text:p>1.00</text:p>
          </table:table-cell>
          <table:table-cell/>
          <table:table-cell table:style-name="ce20" table:formula="of:=1/[.F20]" office:value-type="float" office:value="0.937982571018644" calcext:value-type="float">
            <text:p>0.94</text:p>
          </table:table-cell>
          <table:table-cell/>
          <table:table-cell table:style-name="ce20" table:formula="of:=1/[.H20]" office:value-type="float" office:value="1.00765600426729" calcext:value-type="float">
            <text:p>1.01</text:p>
          </table:table-cell>
          <table:table-cell/>
          <table:table-cell table:style-name="ce20" table:formula="of:=1/[.J20]" office:value-type="float" office:value="1.08364840515333" calcext:value-type="float">
            <text:p>1.08</text:p>
          </table:table-cell>
          <table:table-cell/>
          <table:table-cell table:style-name="ce20" table:formula="of:=1/[.L20]" office:value-type="float" office:value="1.10185207868012" calcext:value-type="float">
            <text:p>1.10</text:p>
          </table:table-cell>
          <table:table-cell/>
          <table:table-cell table:style-name="ce20" table:formula="of:=1/[.N20]" office:value-type="float" office:value="0.90341238331355" calcext:value-type="float">
            <text:p>0.90</text:p>
          </table:table-cell>
          <table:table-cell/>
          <table:table-cell table:style-name="ce20" table:formula="of:=1/[.P20]" office:value-type="float" office:value="0.944737322015688" calcext:value-type="float">
            <text:p>0.94</text:p>
          </table:table-cell>
          <table:table-cell/>
          <table:table-cell table:style-name="ce20" table:formula="of:=1/[.R20]" office:value-type="float" office:value="1.14370733462548" calcext:value-type="float">
            <text:p>1.14</text:p>
          </table:table-cell>
          <table:table-cell/>
          <table:table-cell table:style-name="ce20" table:formula="of:=1/[.T20]" office:value-type="float" office:value="1.09723942900997" calcext:value-type="float">
            <text:p>1.1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64 SDK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</table:table-row>
        <table:table-row table:style-name="ro2">
          <table:table-cell office:value-type="string" calcext:value-type="string">
            <text:p>Test Machine:</text:p>
          </table:table-cell>
          <table:table-cell table:number-columns-repeated="9"/>
          <table:table-cell office:value-type="string" calcext:value-type="string">
            <text:p>2nd run </text:p>
          </table:table-cell>
          <table:table-cell table:number-columns-repeated="7"/>
          <table:table-cell office:value-type="string" calcext:value-type="string">
            <text:p>2nd run </text:p>
          </table:table-cell>
          <table:table-cell/>
        </table:table-row>
        <table:table-row table:style-name="ro2">
          <table:table-cell office:value-type="string" calcext:value-type="string">
            <text:p>Acer Aspire E5-532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OTE: Mandelbrot showed 0us on Win with both Mono 3 and 5; unknown true value; set to 0.4</text:p>
          </table:table-cell>
          <table:table-cell table:number-columns-repeated="19"/>
        </table:table-row>
        <table:table-row table:style-name="ro2" table:number-rows-repeated="1048544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Win32_inlined" table:style-name="ta1">
        <table:table-column table:style-name="co18" table:default-cell-style-name="Default"/>
        <table:table-column table:style-name="co4" table:default-cell-style-name="ce5"/>
        <table:table-column table:style-name="co31" table:default-cell-style-name="ce9"/>
        <table:table-column table:style-name="co10" table:default-cell-style-name="ce25"/>
        <table:table-column table:style-name="co31" table:default-cell-style-name="ce9"/>
        <table:table-column table:style-name="co17" table:default-cell-style-name="ce11"/>
        <table:table-column table:style-name="co32" table:default-cell-style-name="ce9"/>
        <table:table-column table:style-name="co12" table:default-cell-style-name="ce11"/>
        <table:table-column table:style-name="co32" table:default-cell-style-name="ce9"/>
        <table:table-column table:style-name="co33" table:default-cell-style-name="ce11"/>
        <table:table-column table:style-name="co32" table:default-cell-style-name="ce9"/>
        <table:table-column table:style-name="co12" table:default-cell-style-name="ce11"/>
        <table:table-column table:style-name="co32" table:default-cell-style-name="ce9"/>
        <table:table-column table:style-name="co9" table:default-cell-style-name="ce11"/>
        <table:table-column table:style-name="co18" table:number-columns-repeated="2" table:default-cell-style-name="Default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24" office:value-type="string" calcext:value-type="string">
            <text:p>OBXMC 21-08-28</text:p>
            <text:p>Mono 3 Win</text:p>
          </table:table-cell>
          <table:table-cell table:style-name="ce7"/>
          <table:table-cell table:style-name="ce24" office:value-type="string" calcext:value-type="string">
            <text:p>OBXMC 21-09-12</text:p>
            <text:p>Mono 3 inlined</text:p>
          </table:table-cell>
          <table:table-cell table:style-name="ce7"/>
          <table:table-cell table:style-name="ce24" office:value-type="string" calcext:value-type="string">
            <text:p>OBXMC 21-08-28</text:p>
            <text:p>CoreCLR 3.1</text:p>
          </table:table-cell>
          <table:table-cell table:style-name="ce7"/>
          <table:table-cell table:style-name="ce24" office:value-type="string" calcext:value-type="string">
            <text:p>OBXMC 21-09-12</text:p>
            <text:p>CoreCLR 3.1 inlined</text:p>
          </table:table-cell>
          <table:table-cell table:style-name="ce7"/>
          <table:table-cell table:style-name="ce24" office:value-type="string" calcext:value-type="string">
            <text:p>OBXMC 21-08-28</text:p>
            <text:p>CoreCLR 5.0</text:p>
          </table:table-cell>
          <table:table-cell table:style-name="ce7"/>
          <table:table-cell table:style-name="ce24" office:value-type="string" calcext:value-type="string">
            <text:p>OBXMC 21-09-12</text:p>
            <text:p>CoreCLR 5.0 inlined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1" calcext:value-type="float">
            <text:p>1.0</text:p>
          </table:table-cell>
          <table:table-cell table:style-name="Default" office:value-type="float" office:value="53" calcext:value-type="float">
            <text:p>53</text:p>
          </table:table-cell>
          <table:table-cell table:formula="of:=[.E3]/[.C3]" office:value-type="float" office:value="0.913793103448276" calcext:value-type="float">
            <text:p>0.9</text:p>
          </table:table-cell>
          <table:table-cell table:style-name="Default" office:value-type="float" office:value="45" calcext:value-type="float">
            <text:p>45</text:p>
          </table:table-cell>
          <table:table-cell table:formula="of:=[.G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I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K3]/[.C3]" office:value-type="float" office:value="0.775862068965517" calcext:value-type="float">
            <text:p>0.8</text:p>
          </table:table-cell>
          <table:table-cell table:style-name="Default" office:value-type="float" office:value="51" calcext:value-type="float">
            <text:p>51</text:p>
          </table:table-cell>
          <table:table-cell table:formula="of:=[.M3]/[.C3]" office:value-type="float" office:value="0.879310344827586" calcext:value-type="float">
            <text:p>0.9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office:value-type="float" office:value="11406" calcext:value-type="float">
            <text:p>11'406</text:p>
          </table:table-cell>
          <table:table-cell office:value-type="float" office:value="1" calcext:value-type="float">
            <text:p>1.0</text:p>
          </table:table-cell>
          <table:table-cell office:value-type="float" office:value="10937" calcext:value-type="float">
            <text:p>10'937</text:p>
          </table:table-cell>
          <table:table-cell table:formula="of:=[.E4]/[.C4]" office:value-type="float" office:value="0.958881290548834" calcext:value-type="float">
            <text:p>1.0</text:p>
          </table:table-cell>
          <table:table-cell office:value-type="float" office:value="8322" calcext:value-type="float">
            <text:p>8'322</text:p>
          </table:table-cell>
          <table:table-cell table:formula="of:=[.G4]/[.C4]" office:value-type="float" office:value="0.729615991583377" calcext:value-type="float">
            <text:p>0.7</text:p>
          </table:table-cell>
          <table:table-cell office:value-type="float" office:value="8267" calcext:value-type="float">
            <text:p>8'267</text:p>
          </table:table-cell>
          <table:table-cell table:formula="of:=[.I4]/[.C4]" office:value-type="float" office:value="0.724793968086972" calcext:value-type="float">
            <text:p>0.7</text:p>
          </table:table-cell>
          <table:table-cell office:value-type="float" office:value="8832" calcext:value-type="float">
            <text:p>8'832</text:p>
          </table:table-cell>
          <table:table-cell table:formula="of:=[.K4]/[.C4]" office:value-type="float" office:value="0.774329300368227" calcext:value-type="float">
            <text:p>0.8</text:p>
          </table:table-cell>
          <table:table-cell office:value-type="float" office:value="8041" calcext:value-type="float">
            <text:p>8'041</text:p>
          </table:table-cell>
          <table:table-cell table:formula="of:=[.M4]/[.C4]" office:value-type="float" office:value="0.70497983517447" calcext:value-type="float">
            <text:p>0.7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office:value-type="float" office:value="12342" calcext:value-type="float">
            <text:p>12'342</text:p>
          </table:table-cell>
          <table:table-cell office:value-type="float" office:value="1" calcext:value-type="float">
            <text:p>1.0</text:p>
          </table:table-cell>
          <table:table-cell office:value-type="float" office:value="12044" calcext:value-type="float">
            <text:p>12'044</text:p>
          </table:table-cell>
          <table:table-cell table:formula="of:=[.E5]/[.C5]" office:value-type="float" office:value="0.97585480473181" calcext:value-type="float">
            <text:p>1.0</text:p>
          </table:table-cell>
          <table:table-cell office:value-type="float" office:value="7996" calcext:value-type="float">
            <text:p>7'996</text:p>
          </table:table-cell>
          <table:table-cell table:formula="of:=[.G5]/[.C5]" office:value-type="float" office:value="0.647869064981364" calcext:value-type="float">
            <text:p>0.6</text:p>
          </table:table-cell>
          <table:table-cell office:value-type="float" office:value="7677" calcext:value-type="float">
            <text:p>7'677</text:p>
          </table:table-cell>
          <table:table-cell table:formula="of:=[.I5]/[.C5]" office:value-type="float" office:value="0.622022362664074" calcext:value-type="float">
            <text:p>0.6</text:p>
          </table:table-cell>
          <table:table-cell office:value-type="float" office:value="6833" calcext:value-type="float">
            <text:p>6'833</text:p>
          </table:table-cell>
          <table:table-cell table:formula="of:=[.K5]/[.C5]" office:value-type="float" office:value="0.553637984119268" calcext:value-type="float">
            <text:p>0.6</text:p>
          </table:table-cell>
          <table:table-cell office:value-type="float" office:value="6764" calcext:value-type="float">
            <text:p>6'764</text:p>
          </table:table-cell>
          <table:table-cell table:formula="of:=[.M5]/[.C5]" office:value-type="float" office:value="0.548047318100794" calcext:value-type="float">
            <text:p>0.5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office:value-type="float" office:value="1814008" calcext:value-type="float">
            <text:p>1'814'008</text:p>
          </table:table-cell>
          <table:table-cell office:value-type="float" office:value="1" calcext:value-type="float">
            <text:p>1.0</text:p>
          </table:table-cell>
          <table:table-cell office:value-type="float" office:value="1771356" calcext:value-type="float">
            <text:p>1'771'356</text:p>
          </table:table-cell>
          <table:table-cell table:formula="of:=[.E6]/[.C6]" office:value-type="float" office:value="0.976487424531755" calcext:value-type="float">
            <text:p>1.0</text:p>
          </table:table-cell>
          <table:table-cell office:value-type="float" office:value="1659243" calcext:value-type="float">
            <text:p>1'659'243</text:p>
          </table:table-cell>
          <table:table-cell table:formula="of:=[.G6]/[.C6]" office:value-type="float" office:value="0.914683397206627" calcext:value-type="float">
            <text:p>0.9</text:p>
          </table:table-cell>
          <table:table-cell office:value-type="float" office:value="1648205" calcext:value-type="float">
            <text:p>1'648'205</text:p>
          </table:table-cell>
          <table:table-cell table:formula="of:=[.I6]/[.C6]" office:value-type="float" office:value="0.908598528782674" calcext:value-type="float">
            <text:p>0.9</text:p>
          </table:table-cell>
          <table:table-cell office:value-type="float" office:value="1538682" calcext:value-type="float">
            <text:p>1'538'682</text:p>
          </table:table-cell>
          <table:table-cell table:formula="of:=[.K6]/[.C6]" office:value-type="float" office:value="0.848222279063819" calcext:value-type="float">
            <text:p>0.8</text:p>
          </table:table-cell>
          <table:table-cell office:value-type="float" office:value="1529263" calcext:value-type="float">
            <text:p>1'529'263</text:p>
          </table:table-cell>
          <table:table-cell table:formula="of:=[.M6]/[.C6]" office:value-type="float" office:value="0.843029909460157" calcext:value-type="float">
            <text:p>0.8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office:value-type="float" office:value="3249" calcext:value-type="float">
            <text:p>3'249</text:p>
          </table:table-cell>
          <table:table-cell office:value-type="float" office:value="1" calcext:value-type="float">
            <text:p>1.0</text:p>
          </table:table-cell>
          <table:table-cell office:value-type="float" office:value="2749" calcext:value-type="float">
            <text:p>2'749</text:p>
          </table:table-cell>
          <table:table-cell table:formula="of:=[.E7]/[.C7]" office:value-type="float" office:value="0.84610649430594" calcext:value-type="float">
            <text:p>0.8</text:p>
          </table:table-cell>
          <table:table-cell office:value-type="float" office:value="2299" calcext:value-type="float">
            <text:p>2'299</text:p>
          </table:table-cell>
          <table:table-cell table:formula="of:=[.G7]/[.C7]" office:value-type="float" office:value="0.707602339181287" calcext:value-type="float">
            <text:p>0.7</text:p>
          </table:table-cell>
          <table:table-cell office:value-type="float" office:value="2249" calcext:value-type="float">
            <text:p>2'249</text:p>
          </table:table-cell>
          <table:table-cell table:formula="of:=[.I7]/[.C7]" office:value-type="float" office:value="0.692212988611881" calcext:value-type="float">
            <text:p>0.7</text:p>
          </table:table-cell>
          <table:table-cell office:value-type="float" office:value="2083" calcext:value-type="float">
            <text:p>2'083</text:p>
          </table:table-cell>
          <table:table-cell table:formula="of:=[.K7]/[.C7]" office:value-type="float" office:value="0.641120344721453" calcext:value-type="float">
            <text:p>0.6</text:p>
          </table:table-cell>
          <table:table-cell office:value-type="float" office:value="2114" calcext:value-type="float">
            <text:p>2'114</text:p>
          </table:table-cell>
          <table:table-cell table:formula="of:=[.M7]/[.C7]" office:value-type="float" office:value="0.650661742074484" calcext:value-type="float">
            <text:p>0.7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.0</text:p>
          </table:table-cell>
          <table:table-cell office:value-type="float" office:value="187" calcext:value-type="float">
            <text:p>187</text:p>
          </table:table-cell>
          <table:table-cell table:formula="of:=[.E8]/[.C8]" office:value-type="float" office:value="1" calcext:value-type="float">
            <text:p>1.0</text:p>
          </table:table-cell>
          <table:table-cell office:value-type="float" office:value="206" calcext:value-type="float">
            <text:p>206</text:p>
          </table:table-cell>
          <table:table-cell table:formula="of:=[.G8]/[.C8]" office:value-type="float" office:value="1.10160427807487" calcext:value-type="float">
            <text:p>1.1</text:p>
          </table:table-cell>
          <table:table-cell office:value-type="float" office:value="202" calcext:value-type="float">
            <text:p>202</text:p>
          </table:table-cell>
          <table:table-cell table:formula="of:=[.I8]/[.C8]" office:value-type="float" office:value="1.08021390374332" calcext:value-type="float">
            <text:p>1.1</text:p>
          </table:table-cell>
          <table:table-cell office:value-type="float" office:value="180" calcext:value-type="float">
            <text:p>180</text:p>
          </table:table-cell>
          <table:table-cell table:formula="of:=[.K8]/[.C8]" office:value-type="float" office:value="0.962566844919786" calcext:value-type="float">
            <text:p>1.0</text:p>
          </table:table-cell>
          <table:table-cell office:value-type="float" office:value="183" calcext:value-type="float">
            <text:p>183</text:p>
          </table:table-cell>
          <table:table-cell table:formula="of:=[.M8]/[.C8]" office:value-type="float" office:value="0.978609625668449" calcext:value-type="float">
            <text:p>1.0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.0</text:p>
          </table:table-cell>
          <table:table-cell office:value-type="float" office:value="364" calcext:value-type="float">
            <text:p>364</text:p>
          </table:table-cell>
          <table:table-cell table:formula="of:=[.E9]/[.C9]" office:value-type="float" office:value="0.973262032085562" calcext:value-type="float">
            <text:p>1.0</text:p>
          </table:table-cell>
          <table:table-cell office:value-type="float" office:value="166" calcext:value-type="float">
            <text:p>166</text:p>
          </table:table-cell>
          <table:table-cell table:formula="of:=[.G9]/[.C9]" office:value-type="float" office:value="0.443850267379679" calcext:value-type="float">
            <text:p>0.4</text:p>
          </table:table-cell>
          <table:table-cell office:value-type="float" office:value="166" calcext:value-type="float">
            <text:p>166</text:p>
          </table:table-cell>
          <table:table-cell table:formula="of:=[.I9]/[.C9]" office:value-type="float" office:value="0.443850267379679" calcext:value-type="float">
            <text:p>0.4</text:p>
          </table:table-cell>
          <table:table-cell office:value-type="float" office:value="129" calcext:value-type="float">
            <text:p>129</text:p>
          </table:table-cell>
          <table:table-cell table:formula="of:=[.K9]/[.C9]" office:value-type="float" office:value="0.344919786096257" calcext:value-type="float">
            <text:p>0.3</text:p>
          </table:table-cell>
          <table:table-cell office:value-type="float" office:value="130" calcext:value-type="float">
            <text:p>130</text:p>
          </table:table-cell>
          <table:table-cell table:formula="of:=[.M9]/[.C9]" office:value-type="float" office:value="0.3475935828877" calcext:value-type="float">
            <text:p>0.3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office:value-type="float" office:value="0.4" calcext:value-type="float">
            <text:p>0</text:p>
          </table:table-cell>
          <table:table-cell office:value-type="float" office:value="1" calcext:value-type="float">
            <text:p>1.0</text:p>
          </table:table-cell>
          <table:table-cell office:value-type="float" office:value="0.4" calcext:value-type="float">
            <text:p>0</text:p>
          </table:table-cell>
          <table:table-cell table:formula="of:=[.E10]/[.C10]" office:value-type="float" office:value="1" calcext:value-type="float">
            <text:p>1.0</text:p>
          </table:table-cell>
          <table:table-cell office:value-type="float" office:value="7" calcext:value-type="float">
            <text:p>7</text:p>
          </table:table-cell>
          <table:table-cell table:formula="of:=[.G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I10]/[.C10]" office:value-type="float" office:value="15" calcext:value-type="float">
            <text:p>15.0</text:p>
          </table:table-cell>
          <table:table-cell office:value-type="float" office:value="7" calcext:value-type="float">
            <text:p>7</text:p>
          </table:table-cell>
          <table:table-cell table:formula="of:=[.K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M10]/[.C10]" office:value-type="float" office:value="15" calcext:value-type="float">
            <text:p>15.0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E11]/[.C11]" office:value-type="float" office:value="1" calcext:value-type="float">
            <text:p>1.0</text:p>
          </table:table-cell>
          <table:table-cell office:value-type="float" office:value="5" calcext:value-type="float">
            <text:p>5</text:p>
          </table:table-cell>
          <table:table-cell table:formula="of:=[.G11]/[.C11]" office:value-type="float" office:value="1.6666666666666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table:formula="of:=[.I11]/[.C11]" office:value-type="float" office:value="1.6666666666666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formula="of:=[.K11]/[.C11]" office:value-type="float" office:value="1.3333333333333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M11]/[.C11]" office:value-type="float" office:value="1.33333333333333" calcext:value-type="float">
            <text:p>1.3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.0</text:p>
          </table:table-cell>
          <table:table-cell office:value-type="float" office:value="421" calcext:value-type="float">
            <text:p>421</text:p>
          </table:table-cell>
          <table:table-cell table:formula="of:=[.E12]/[.C12]" office:value-type="float" office:value="1" calcext:value-type="float">
            <text:p>1.0</text:p>
          </table:table-cell>
          <table:table-cell office:value-type="float" office:value="327" calcext:value-type="float">
            <text:p>327</text:p>
          </table:table-cell>
          <table:table-cell table:formula="of:=[.G12]/[.C12]" office:value-type="float" office:value="0.776722090261283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I12]/[.C12]" office:value-type="float" office:value="0.776722090261283" calcext:value-type="float">
            <text:p>0.8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0.779097387173397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0.776722090261283" calcext:value-type="float">
            <text:p>0.8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.0</text:p>
          </table:table-cell>
          <table:table-cell office:value-type="float" office:value="296" calcext:value-type="float">
            <text:p>296</text:p>
          </table:table-cell>
          <table:table-cell table:formula="of:=[.E13]/[.C13]" office:value-type="float" office:value="0.948717948717949" calcext:value-type="float">
            <text:p>0.9</text:p>
          </table:table-cell>
          <table:table-cell office:value-type="float" office:value="276" calcext:value-type="float">
            <text:p>276</text:p>
          </table:table-cell>
          <table:table-cell table:formula="of:=[.G13]/[.C13]" office:value-type="float" office:value="0.884615384615385" calcext:value-type="float">
            <text:p>0.9</text:p>
          </table:table-cell>
          <table:table-cell office:value-type="float" office:value="272" calcext:value-type="float">
            <text:p>272</text:p>
          </table:table-cell>
          <table:table-cell table:formula="of:=[.I13]/[.C13]" office:value-type="float" office:value="0.871794871794872" calcext:value-type="float">
            <text:p>0.9</text:p>
          </table:table-cell>
          <table:table-cell office:value-type="float" office:value="269" calcext:value-type="float">
            <text:p>269</text:p>
          </table:table-cell>
          <table:table-cell table:formula="of:=[.K13]/[.C13]" office:value-type="float" office:value="0.862179487179487" calcext:value-type="float">
            <text:p>0.9</text:p>
          </table:table-cell>
          <table:table-cell office:value-type="float" office:value="273" calcext:value-type="float">
            <text:p>273</text:p>
          </table:table-cell>
          <table:table-cell table:formula="of:=[.M13]/[.C13]" office:value-type="float" office:value="0.875" calcext:value-type="float">
            <text:p>0.9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.0</text:p>
          </table:table-cell>
          <table:table-cell office:value-type="float" office:value="156" calcext:value-type="float">
            <text:p>156</text:p>
          </table:table-cell>
          <table:table-cell table:formula="of:=[.E14]/[.C14]" office:value-type="float" office:value="1" calcext:value-type="float">
            <text:p>1.0</text:p>
          </table:table-cell>
          <table:table-cell office:value-type="float" office:value="63" calcext:value-type="float">
            <text:p>63</text:p>
          </table:table-cell>
          <table:table-cell table:formula="of:=[.G14]/[.C14]" office:value-type="float" office:value="0.403846153846154" calcext:value-type="float">
            <text:p>0.4</text:p>
          </table:table-cell>
          <table:table-cell office:value-type="float" office:value="63" calcext:value-type="float">
            <text:p>63</text:p>
          </table:table-cell>
          <table:table-cell table:formula="of:=[.I14]/[.C14]" office:value-type="float" office:value="0.403846153846154" calcext:value-type="float">
            <text:p>0.4</text:p>
          </table:table-cell>
          <table:table-cell office:value-type="float" office:value="62" calcext:value-type="float">
            <text:p>62</text:p>
          </table:table-cell>
          <table:table-cell table:formula="of:=[.K14]/[.C14]" office:value-type="float" office:value="0.397435897435897" calcext:value-type="float">
            <text:p>0.4</text:p>
          </table:table-cell>
          <table:table-cell office:value-type="float" office:value="61" calcext:value-type="float">
            <text:p>61</text:p>
          </table:table-cell>
          <table:table-cell table:formula="of:=[.M14]/[.C14]" office:value-type="float" office:value="0.391025641025641" calcext:value-type="float">
            <text:p>0.4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.0</text:p>
          </table:table-cell>
          <table:table-cell office:value-type="float" office:value="625" calcext:value-type="float">
            <text:p>625</text:p>
          </table:table-cell>
          <table:table-cell table:formula="of:=[.E15]/[.C15]" office:value-type="float" office:value="1.00160256410256" calcext:value-type="float">
            <text:p>1.0</text:p>
          </table:table-cell>
          <table:table-cell office:value-type="float" office:value="558" calcext:value-type="float">
            <text:p>558</text:p>
          </table:table-cell>
          <table:table-cell table:formula="of:=[.G15]/[.C15]" office:value-type="float" office:value="0.894230769230769" calcext:value-type="float">
            <text:p>0.9</text:p>
          </table:table-cell>
          <table:table-cell office:value-type="float" office:value="538" calcext:value-type="float">
            <text:p>538</text:p>
          </table:table-cell>
          <table:table-cell table:formula="of:=[.I15]/[.C15]" office:value-type="float" office:value="0.862179487179487" calcext:value-type="float">
            <text:p>0.9</text:p>
          </table:table-cell>
          <table:table-cell office:value-type="float" office:value="521" calcext:value-type="float">
            <text:p>521</text:p>
          </table:table-cell>
          <table:table-cell table:formula="of:=[.K15]/[.C15]" office:value-type="float" office:value="0.834935897435897" calcext:value-type="float">
            <text:p>0.8</text:p>
          </table:table-cell>
          <table:table-cell office:value-type="float" office:value="465" calcext:value-type="float">
            <text:p>465</text:p>
          </table:table-cell>
          <table:table-cell table:formula="of:=[.M15]/[.C15]" office:value-type="float" office:value="0.745192307692308" calcext:value-type="float">
            <text:p>0.7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.0</text:p>
          </table:table-cell>
          <table:table-cell office:value-type="float" office:value="729" calcext:value-type="float">
            <text:p>729</text:p>
          </table:table-cell>
          <table:table-cell table:formula="of:=[.E16]/[.C16]" office:value-type="float" office:value="1" calcext:value-type="float">
            <text:p>1.0</text:p>
          </table:table-cell>
          <table:table-cell office:value-type="float" office:value="780" calcext:value-type="float">
            <text:p>780</text:p>
          </table:table-cell>
          <table:table-cell table:formula="of:=[.G16]/[.C16]" office:value-type="float" office:value="1.06995884773663" calcext:value-type="float">
            <text:p>1.1</text:p>
          </table:table-cell>
          <table:table-cell office:value-type="float" office:value="786" calcext:value-type="float">
            <text:p>786</text:p>
          </table:table-cell>
          <table:table-cell table:formula="of:=[.I16]/[.C16]" office:value-type="float" office:value="1.07818930041152" calcext:value-type="float">
            <text:p>1.1</text:p>
          </table:table-cell>
          <table:table-cell office:value-type="float" office:value="758" calcext:value-type="float">
            <text:p>758</text:p>
          </table:table-cell>
          <table:table-cell table:formula="of:=[.K16]/[.C16]" office:value-type="float" office:value="1.039780521262" calcext:value-type="float">
            <text:p>1.0</text:p>
          </table:table-cell>
          <table:table-cell office:value-type="float" office:value="757" calcext:value-type="float">
            <text:p>757</text:p>
          </table:table-cell>
          <table:table-cell table:formula="of:=[.M16]/[.C16]" office:value-type="float" office:value="1.03840877914952" calcext:value-type="float">
            <text:p>1.0</text:p>
          </table:table-cell>
          <table:table-cell/>
          <table:table-cell table:style-name="ce11"/>
        </table:table-row>
        <table:table-row table:style-name="ro2">
          <table:table-cell/>
          <table:table-cell table:style-name="ce6"/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formula="of:=SUM([.C3:.C16])" office:value-type="float" office:value="1843869.4" calcext:value-type="float">
            <text:p>1'843'869</text:p>
          </table:table-cell>
          <table:table-cell table:style-name="ce11"/>
          <table:table-cell table:formula="of:=SUM([.E3:.E16])" office:value-type="float" office:value="1799920.4" calcext:value-type="float">
            <text:p>1'799'920</text:p>
          </table:table-cell>
          <table:table-cell/>
          <table:table-cell table:formula="of:=SUM([.G3:.G16])" office:value-type="float" office:value="1680293" calcext:value-type="float">
            <text:p>1'680'293</text:p>
          </table:table-cell>
          <table:table-cell/>
          <table:table-cell table:formula="of:=SUM([.I3:.I16])" office:value-type="float" office:value="1668808" calcext:value-type="float">
            <text:p>1'668'808</text:p>
          </table:table-cell>
          <table:table-cell/>
          <table:table-cell table:formula="of:=SUM([.K3:.K16])" office:value-type="float" office:value="1558733" calcext:value-type="float">
            <text:p>1'558'733</text:p>
          </table:table-cell>
          <table:table-cell/>
          <table:table-cell table:formula="of:=SUM([.M3:.M16])" office:value-type="float" office:value="1548439" calcext:value-type="float">
            <text:p>1'548'4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/>
          <table:table-cell office:value-type="float" office:value="1" calcext:value-type="float">
            <text:p>1.0</text:p>
          </table:table-cell>
          <table:table-cell/>
          <table:table-cell table:style-name="ce13" table:formula="of:=GEOMEAN([.F3:.F16])" office:value-type="float" office:value="0.970055465207315" calcext:value-type="float">
            <text:p>0.97</text:p>
          </table:table-cell>
          <table:table-cell/>
          <table:table-cell table:style-name="ce13" table:formula="of:=GEOMEAN([.H3:.H16])" office:value-type="float" office:value="0.99240216479149" calcext:value-type="float">
            <text:p>0.99</text:p>
          </table:table-cell>
          <table:table-cell/>
          <table:table-cell table:style-name="ce13" table:formula="of:=GEOMEAN([.J3:.J16])" office:value-type="float" office:value="0.971834398974938" calcext:value-type="float">
            <text:p>0.97</text:p>
          </table:table-cell>
          <table:table-cell/>
          <table:table-cell table:style-name="ce13" table:formula="of:=GEOMEAN([.L3:.L16])" office:value-type="float" office:value="0.922808537570361" calcext:value-type="float">
            <text:p>0.92</text:p>
          </table:table-cell>
          <table:table-cell/>
          <table:table-cell table:style-name="ce13" table:formula="of:=GEOMEAN([.N3:.N16])" office:value-type="float" office:value="0.908442181127752" calcext:value-type="float">
            <text:p>0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 table:style-name="Default"/>
          <table:table-cell table:style-name="ce12" table:formula="of:=1/[.D19]" office:value-type="float" office:value="1" calcext:value-type="float">
            <text:p>1.00</text:p>
          </table:table-cell>
          <table:table-cell table:style-name="Default"/>
          <table:table-cell table:style-name="ce12" table:formula="of:=1/[.F19]" office:value-type="float" office:value="1.03086888932303" calcext:value-type="float">
            <text:p>1.03</text:p>
          </table:table-cell>
          <table:table-cell table:style-name="Default"/>
          <table:table-cell table:style-name="ce12" table:formula="of:=1/[.H19]" office:value-type="float" office:value="1.00765600426729" calcext:value-type="float">
            <text:p>1.01</text:p>
          </table:table-cell>
          <table:table-cell table:style-name="Default"/>
          <table:table-cell table:style-name="ce12" table:formula="of:=1/[.J19]" office:value-type="float" office:value="1.02898189347359" calcext:value-type="float">
            <text:p>1.03</text:p>
          </table:table-cell>
          <table:table-cell table:style-name="Default"/>
          <table:table-cell table:style-name="ce12" table:formula="of:=1/[.L19]" office:value-type="float" office:value="1.08364840515333" calcext:value-type="float">
            <text:p>1.08</text:p>
          </table:table-cell>
          <table:table-cell table:style-name="Default"/>
          <table:table-cell table:style-name="ce12" table:formula="of:=1/[.N19]" office:value-type="float" office:value="1.10078552138408" calcext:value-type="float">
            <text:p>1.10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/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are the used assemblies generated by OBXMC 2021-09-12: http://software.rochus-keller.ch/Are-we-fast-yet_CLI_21-09-13_inline_div_rem.zip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Mandelbrot showed 0us on Win with Mono 3; unknown true value; set to 0.4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"inlined" means that Oberon DIV and MOD operators are implemented by IL div and rem (instead of runtime functions)</text:p>
          </table:table-cell>
          <table:table-cell table:style-name="Default" table:number-columns-repeated="1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05cm" fo:margin-bottom="0.965cm" fo:margin-left="0.702cm" fo:margin-right="0.309cm" style:shadow="none" fo:background-color="transparent" style:writing-mode="lr-tb">
        <style:background-image/>
      </style:page-layout-properties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enchmark Results</text:p>
      </style:header>
      <style:header-left style:display="false"/>
      <style:footer>
        <text:p>2023-06-26 me@rochus-keller.ch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26">00.00.0000</text:date>, <text:time style:data-style-name="N2" text:time-value="14:17:36.6152862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9-22T01:43:20.426382878</meta:creation-date>
    <dc:date>2024-08-26T14:17:58.160703646</dc:date>
    <dc:creator>Rochus Keller</dc:creator>
    <meta:editing-duration>P1DT15H59M5S</meta:editing-duration>
    <meta:editing-cycles>450</meta:editing-cycles>
    <meta:generator>LibreOffice/4.2.8.2$Linux_x86 LibreOffice_project/420m0$Build-2</meta:generator>
    <meta:document-statistic meta:table-count="4" meta:cell-count="1776" meta:object-count="0"/>
    <meta:user-defined meta:name="qrichtext">1</meta:user-defined>
  </office:meta>
</office:document-meta>
</file>